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0.239in"/>
    </style:style>
    <style:style style:name="co18" style:family="table-column">
      <style:table-column-properties fo:break-before="auto" style:column-width="0.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/>
    <style:style style:name="ce6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3">
      <style:text-properties fo:font-weight="bold" style:font-weight-asian="bold" style:font-weight-complex="bold"/>
    </style:style>
    <style:style style:name="ce10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number-columns-repeated="1000" table:default-cell-style-name="Default"/>
        <table:table-row table:style-name="ro1"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qz</text:p>
          </table:table-cell>
          <table:table-cell table:style-name="ce1" office:value-type="string">
            <text:p>qx</text:p>
          </table:table-cell>
          <table:table-cell table:style-name="ce1" office:value-type="string">
            <text:p>q</text:p>
          </table:table-cell>
          <table:table-cell table:style-name="ce4" office:value-type="string">
            <text:p>theta</text:p>
          </table:table-cell>
          <table:table-cell table:style-name="ce1" office:value-type="string">
            <text:p>I^JN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C</text:p>
          </table:table-cell>
          <table:table-cell table:style-name="ce1" office:value-type="string">
            <text:p>F^JN^2</text:p>
          </table:table-cell>
          <table:table-cell table:style-name="ce1" office:value-type="string">
            <text:p>F^WW</text:p>
          </table:table-cell>
          <table:table-cell table:style-name="ce8" office:value-type="string">
            <text:p>F^JN^2</text:p>
          </table:table-cell>
          <table:table-cell table:style-name="ce8" office:value-type="string">
            <text:p>F^WW^2</text:p>
          </table:table-cell>
          <table:table-cell table:number-columns-repeated="3" table:style-name="ce8" office:value-type="string">
            <text:p>WW mod1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N</text:p>
          </table:table-cell>
          <table:table-cell table:style-name="ce1" office:value-type="string">
            <text:p>JN/WW</text:p>
          </table:table-cell>
          <table:table-cell table:style-name="ce1"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102">
            <text:p>0.102</text:p>
          </table:table-cell>
          <table:table-cell office:value-type="float" office:value="-0.043">
            <text:p>-0.043</text:p>
          </table:table-cell>
          <table:table-cell table:style-name="ce3" table:formula="of:=SQRT([.C2]^2+[.D2]^2)" office:value-type="float" office:value="0.110693269894786">
            <text:p>0.111</text:p>
          </table:table-cell>
          <table:table-cell table:formula="of:=1.175*[.C2]/4/PI()*180/PI()" office:value-type="float" office:value="0.546450473679038">
            <text:p>0.5</text:p>
          </table:table-cell>
          <table:table-cell office:value-type="float" office:value="726">
            <text:p>726</text:p>
          </table:table-cell>
          <table:table-cell table:style-name="ce6" table:formula="of:=4*PI()*PI()*ABS([.D2])/[.C2]/1.175" office:value-type="float" office:value="14.1641381475792">
            <text:p>14.16</text:p>
          </table:table-cell>
          <table:table-cell office:value-type="float" office:value="0.51">
            <text:p>0.51</text:p>
          </table:table-cell>
          <table:table-cell table:style-name="ce6" table:formula="of:=1/[.I2]" office:value-type="float" office:value="1.96078431372549">
            <text:p>1.96</text:p>
          </table:table-cell>
          <table:table-cell office:value-type="float" office:value="1">
            <text:p>1</text:p>
          </table:table-cell>
          <table:table-cell table:formula="of:=1/[.K2]" office:value-type="float" office:value="1">
            <text:p>1</text:p>
          </table:table-cell>
          <table:table-cell table:style-name="ce5" table:formula="of:=[.G2]*[.H2]*[.J2]*[.L2]" office:value-type="float" office:value="20163.0672453775">
            <text:p>20163.1</text:p>
          </table:table-cell>
          <table:table-cell table:style-name="ce7" office:value-type="float" office:value="60.8">
            <text:p>60.8</text:p>
          </table:table-cell>
          <table:table-cell table:style-name="ce5" table:formula="of:=[.M2]/[.M$3]*10000" office:value-type="float" office:value="7263.51416880028">
            <text:p>7263.5</text:p>
          </table:table-cell>
          <table:table-cell table:style-name="ce9" table:formula="of:=[.N2]^2" office:value-type="float" office:value="3696.64">
            <text:p>3696.6</text:p>
          </table:table-cell>
          <table:table-cell table:style-name="ce9" office:value-type="float" office:value="5587">
            <text:p>5587.0</text:p>
          </table:table-cell>
          <table:table-cell table:style-name="ce9" table:formula="of:=[.Q2]/[.Q$3]*10000" office:value-type="float" office:value="6889.87544703416">
            <text:p>6889.9</text:p>
          </table:table-cell>
          <table:table-cell table:style-name="ce9" table:formula="of:=SQRT([.R2])" office:value-type="float" office:value="83.0052736097783">
            <text:p>83.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5" table:formula="of:=SQRT([.O2])" office:value-type="float" office:value="85.2262528144954">
            <text:p>85.2</text:p>
          </table:table-cell>
          <table:table-cell table:style-name="ce6" table:formula="of:=[.V2]/[.S2]" office:value-type="float" office:value="1.02675708552156">
            <text:p>1.03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table:style-name="ce3" table:formula="of:=SQRT([.C3]^2+[.D3]^2)" office:value-type="float" office:value="0.109">
            <text:p>0.109</text:p>
          </table:table-cell>
          <table:table-cell table:formula="of:=1.175*[.C3]/4/PI()*180/PI()" office:value-type="float" office:value="0.583951976774658">
            <text:p>0.6</text:p>
          </table:table-cell>
          <table:table-cell office:value-type="float" office:value="180818">
            <text:p>180818</text:p>
          </table:table-cell>
          <table:table-cell table:style-name="ce6" table:formula="of:=[.C3]" office:value-type="float" office:value="0.109">
            <text:p>0.11</text:p>
          </table:table-cell>
          <table:table-cell office:value-type="float" office:value="0.71">
            <text:p>0.71</text:p>
          </table:table-cell>
          <table:table-cell table:style-name="ce6" table:formula="of:=1/[.I3]" office:value-type="float" office:value="1.40845070422535">
            <text:p>1.41</text:p>
          </table:table-cell>
          <table:table-cell office:value-type="float" office:value="1">
            <text:p>1</text:p>
          </table:table-cell>
          <table:table-cell table:formula="of:=1/[.K3]" office:value-type="float" office:value="1">
            <text:p>1</text:p>
          </table:table-cell>
          <table:table-cell table:style-name="ce5" table:formula="of:=[.G3]*[.H3]*[.J3]*[.L3]" office:value-type="float" office:value="27759.3830985916">
            <text:p>27759.4</text:p>
          </table:table-cell>
          <table:table-cell table:style-name="ce7" office:value-type="float" office:value="100">
            <text:p>100</text:p>
          </table:table-cell>
          <table:table-cell table:style-name="ce5" table:formula="of:=[.M3]/[.M$3]*10000" office:value-type="float" office:value="10000">
            <text:p>10000.0</text:p>
          </table:table-cell>
          <table:table-cell table:style-name="ce9" table:formula="of:=[.N3]^2" office:value-type="float" office:value="10000">
            <text:p>10000.0</text:p>
          </table:table-cell>
          <table:table-cell table:style-name="ce9" office:value-type="float" office:value="8109">
            <text:p>8109.0</text:p>
          </table:table-cell>
          <table:table-cell table:style-name="ce9" table:formula="of:=[.Q3]/[.Q$3]*10000" office:value-type="float" office:value="10000">
            <text:p>10000.0</text:p>
          </table:table-cell>
          <table:table-cell table:style-name="ce9" table:formula="of:=SQRT([.R3])" office:value-type="float" office:value="100">
            <text:p>10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SQRT([.O3])" office:value-type="float" office:value="100">
            <text:p>100.0</text:p>
          </table:table-cell>
          <table:table-cell table:style-name="ce6" table:formula="of:=[.V3]/[.S3]" office:value-type="float" office:value="1">
            <text:p>1.00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.114">
            <text:p>0.114</text:p>
          </table:table-cell>
          <table:table-cell office:value-type="float" office:value="0.043">
            <text:p>0.043</text:p>
          </table:table-cell>
          <table:table-cell table:style-name="ce3" table:formula="of:=SQRT([.C4]^2+[.D4]^2)" office:value-type="float" office:value="0.121840059093879">
            <text:p>0.122</text:p>
          </table:table-cell>
          <table:table-cell table:formula="of:=1.175*[.C4]/4/PI()*180/PI()" office:value-type="float" office:value="0.610738764700102">
            <text:p>0.6</text:p>
          </table:table-cell>
          <table:table-cell office:value-type="float" office:value="241">
            <text:p>241</text:p>
          </table:table-cell>
          <table:table-cell table:style-name="ce6" table:formula="of:=4*PI()*PI()*ABS([.D4])/[.C4]/1.175" office:value-type="float" office:value="12.6731762373077">
            <text:p>12.67</text:p>
          </table:table-cell>
          <table:table-cell office:value-type="float" office:value="0.56">
            <text:p>0.56</text:p>
          </table:table-cell>
          <table:table-cell table:style-name="ce6" table:formula="of:=1/[.I4]" office:value-type="float" office:value="1.78571428571429">
            <text:p>1.79</text:p>
          </table:table-cell>
          <table:table-cell office:value-type="float" office:value="1">
            <text:p>1</text:p>
          </table:table-cell>
          <table:table-cell table:formula="of:=1/[.K4]" office:value-type="float" office:value="1">
            <text:p>1</text:p>
          </table:table-cell>
          <table:table-cell table:style-name="ce5" table:formula="of:=[.G4]*[.H4]*[.J4]*[.L4]" office:value-type="float" office:value="5453.99191641279">
            <text:p>5454.0</text:p>
          </table:table-cell>
          <table:table-cell office:value-type="float" office:value="26.9">
            <text:p>26.9</text:p>
          </table:table-cell>
          <table:table-cell table:style-name="ce5" table:formula="of:=[.M4]/[.M$3]*10000" office:value-type="float" office:value="1964.73815611901">
            <text:p>1964.7</text:p>
          </table:table-cell>
          <table:table-cell table:style-name="ce5" table:formula="of:=[.$N4]^2" office:value-type="float" office:value="723.61">
            <text:p>723.6</text:p>
          </table:table-cell>
          <table:table-cell table:style-name="ce5" office:value-type="float" office:value="1500">
            <text:p>1500.0</text:p>
          </table:table-cell>
          <table:table-cell table:style-name="ce9" table:formula="of:=[.Q4]/[.Q$3]*10000" office:value-type="float" office:value="1849.79652238254">
            <text:p>1849.8</text:p>
          </table:table-cell>
          <table:table-cell table:style-name="ce9" table:formula="of:=SQRT([.R4])" office:value-type="float" office:value="43.0092608909121">
            <text:p>43.0</text:p>
          </table:table-cell>
          <table:table-cell table:number-columns-repeated="2" office:value-type="float" office:value="1">
            <text:p>1</text:p>
          </table:table-cell>
          <table:table-cell table:style-name="ce5" table:formula="of:=SQRT([.O4])" office:value-type="float" office:value="44.3253669597783">
            <text:p>44.3</text:p>
          </table:table-cell>
          <table:table-cell table:style-name="ce6" table:formula="of:=[.V4]/[.S4]" office:value-type="float" office:value="1.0306005274586">
            <text:p>1.03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28">
            <text:p>0.128</text:p>
          </table:table-cell>
          <table:table-cell office:value-type="float" office:value="0.13">
            <text:p>0.13</text:p>
          </table:table-cell>
          <table:table-cell table:style-name="ce3" table:formula="of:=SQRT([.C5]^2+[.D5]^2)" office:value-type="float" office:value="0.182439030911699">
            <text:p>0.182</text:p>
          </table:table-cell>
          <table:table-cell table:formula="of:=1.175*[.C5]/4/PI()*180/PI()" office:value-type="float" office:value="0.685741770891342">
            <text:p>0.7</text:p>
          </table:table-cell>
          <table:table-cell office:value-type="float" office:value="4.8">
            <text:p>4.8</text:p>
          </table:table-cell>
          <table:table-cell table:style-name="ce6" table:formula="of:=4*PI()*PI()*ABS([.D5])/[.C5]/1.175" office:value-type="float" office:value="34.1236322378089">
            <text:p>34.12</text:p>
          </table:table-cell>
          <table:table-cell office:value-type="float" office:value="0.59">
            <text:p>0.59</text:p>
          </table:table-cell>
          <table:table-cell table:style-name="ce6" table:formula="of:=1/[.I5]" office:value-type="float" office:value="1.69491525423729">
            <text:p>1.69</text:p>
          </table:table-cell>
          <table:table-cell office:value-type="float" office:value="1">
            <text:p>1</text:p>
          </table:table-cell>
          <table:table-cell table:formula="of:=1/[.K5]" office:value-type="float" office:value="1">
            <text:p>1</text:p>
          </table:table-cell>
          <table:table-cell table:style-name="ce5" table:formula="of:=[.G5]*[.H5]*[.J5]*[.L5]" office:value-type="float" office:value="277.615991087259">
            <text:p>277.6</text:p>
          </table:table-cell>
          <table:table-cell office:value-type="float" office:value="7.6">
            <text:p>7.6</text:p>
          </table:table-cell>
          <table:table-cell table:style-name="ce5" table:formula="of:=[.M5]/[.M$3]*10000" office:value-type="float" office:value="100.007982922843">
            <text:p>100.0</text:p>
          </table:table-cell>
          <table:table-cell table:style-name="ce5" table:formula="of:=[.$N5]^2" office:value-type="float" office:value="57.76">
            <text:p>57.8</text:p>
          </table:table-cell>
          <table:table-cell table:style-name="ce5" table:formula="of:=[.$N5]^2" office:value-type="float" office:value="57.76">
            <text:p>57.8</text:p>
          </table:table-cell>
          <table:table-cell table:style-name="ce9" table:formula="of:=[.Q5]/[.Q$3]*10000" office:value-type="float" office:value="71.2294980885436">
            <text:p>71.2</text:p>
          </table:table-cell>
          <table:table-cell table:style-name="ce9" table:formula="of:=SQRT([.R5])" office:value-type="float" office:value="8.43975699226841">
            <text:p>8.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table:formula="of:=SQRT([.O5])" office:value-type="float" office:value="10.0003991381766">
            <text:p>10.0</text:p>
          </table:table-cell>
          <table:table-cell table:style-name="ce6" table:formula="of:=[.V5]/[.S5]" office:value-type="float" office:value="1.18491553102037">
            <text:p>1.18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.206">
            <text:p>0.206</text:p>
          </table:table-cell>
          <table:table-cell office:value-type="float" office:value="-0.087">
            <text:p>-0.087</text:p>
          </table:table-cell>
          <table:table-cell table:style-name="ce3" table:formula="of:=SQRT([.C6]^2+[.D6]^2)" office:value-type="float" office:value="0.223617977810372">
            <text:p>0.224</text:p>
          </table:table-cell>
          <table:table-cell table:formula="of:=1.175*[.C6]/4/PI()*180/PI()" office:value-type="float" office:value="1.10361566252825">
            <text:p>1.1</text:p>
          </table:table-cell>
          <table:table-cell office:value-type="float" office:value="51.4">
            <text:p>51.4</text:p>
          </table:table-cell>
          <table:table-cell table:style-name="ce6" table:formula="of:=4*PI()*PI()*ABS([.D6])/[.C6]/1.175" office:value-type="float" office:value="14.189722501876">
            <text:p>14.19</text:p>
          </table:table-cell>
          <table:table-cell office:value-type="float" office:value="0.69">
            <text:p>0.69</text:p>
          </table:table-cell>
          <table:table-cell table:style-name="ce6" table:formula="of:=1/[.I6]" office:value-type="float" office:value="1.44927536231884">
            <text:p>1.45</text:p>
          </table:table-cell>
          <table:table-cell office:value-type="float" office:value="1">
            <text:p>1</text:p>
          </table:table-cell>
          <table:table-cell table:formula="of:=1/[.K6]" office:value-type="float" office:value="1">
            <text:p>1</text:p>
          </table:table-cell>
          <table:table-cell table:style-name="ce5" table:formula="of:=[.G6]*[.H6]*[.J6]*[.L6]" office:value-type="float" office:value="1057.03150231366">
            <text:p>1057.0</text:p>
          </table:table-cell>
          <table:table-cell office:value-type="float" office:value="15.1">
            <text:p>15.1</text:p>
          </table:table-cell>
          <table:table-cell table:style-name="ce5" table:formula="of:=[.M6]/[.M$3]*10000" office:value-type="float" office:value="380.783498883769">
            <text:p>380.8</text:p>
          </table:table-cell>
          <table:table-cell table:style-name="ce5" table:formula="of:=[.$N6]^2" office:value-type="float" office:value="228.01">
            <text:p>228.0</text:p>
          </table:table-cell>
          <table:table-cell table:style-name="ce5" table:formula="of:=[.$N6]^2" office:value-type="float" office:value="228.01">
            <text:p>228.0</text:p>
          </table:table-cell>
          <table:table-cell table:style-name="ce9" table:formula="of:=[.Q6]/[.Q$3]*10000" office:value-type="float" office:value="281.181403378962">
            <text:p>281.2</text:p>
          </table:table-cell>
          <table:table-cell table:style-name="ce9" table:formula="of:=SQRT([.R6])" office:value-type="float" office:value="16.768464550428">
            <text:p>16.8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5" table:formula="of:=SQRT([.O6])" office:value-type="float" office:value="19.5136746637779">
            <text:p>19.5</text:p>
          </table:table-cell>
          <table:table-cell table:style-name="ce6" table:formula="of:=[.V6]/[.S6]" office:value-type="float" office:value="1.1637126705963">
            <text:p>1.16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.212">
            <text:p>0.212</text:p>
          </table:table-cell>
          <table:table-cell office:value-type="float" office:value="-0.044">
            <text:p>-0.044</text:p>
          </table:table-cell>
          <table:table-cell table:style-name="ce3" table:formula="of:=SQRT([.C7]^2+[.D7]^2)" office:value-type="float" office:value="0.21651789764359">
            <text:p>0.217</text:p>
          </table:table-cell>
          <table:table-cell table:formula="of:=1.175*[.C7]/4/PI()*180/PI()" office:value-type="float" office:value="1.13575980803879">
            <text:p>1.1</text:p>
          </table:table-cell>
          <table:table-cell office:value-type="float" office:value="1818">
            <text:p>1818</text:p>
          </table:table-cell>
          <table:table-cell table:style-name="ce6" table:formula="of:=4*PI()*PI()*ABS([.D7])/[.C7]/1.175" office:value-type="float" office:value="6.97330539779898">
            <text:p>6.97</text:p>
          </table:table-cell>
          <table:table-cell office:value-type="float" office:value="0.7">
            <text:p>0.7</text:p>
          </table:table-cell>
          <table:table-cell table:style-name="ce6" table:formula="of:=1/[.I7]" office:value-type="float" office:value="1.42857142857143">
            <text:p>1.43</text:p>
          </table:table-cell>
          <table:table-cell office:value-type="float" office:value="1">
            <text:p>1</text:p>
          </table:table-cell>
          <table:table-cell table:formula="of:=1/[.K7]" office:value-type="float" office:value="1">
            <text:p>1</text:p>
          </table:table-cell>
          <table:table-cell table:style-name="ce5" table:formula="of:=[.G7]*[.H7]*[.J7]*[.L7]" office:value-type="float" office:value="18110.6703045694">
            <text:p>18110.7</text:p>
          </table:table-cell>
          <table:table-cell office:value-type="float" office:value="71.2">
            <text:p>71.2</text:p>
          </table:table-cell>
          <table:table-cell table:style-name="ce5" table:formula="of:=[.M7]/[.M$3]*10000" office:value-type="float" office:value="6524.16166463305">
            <text:p>6524.2</text:p>
          </table:table-cell>
          <table:table-cell table:style-name="ce5" table:formula="of:=[.$N7]^2" office:value-type="float" office:value="5069.44">
            <text:p>5069.4</text:p>
          </table:table-cell>
          <table:table-cell table:style-name="ce5" table:formula="of:=[.$N7]^2" office:value-type="float" office:value="5069.44">
            <text:p>5069.4</text:p>
          </table:table-cell>
          <table:table-cell table:style-name="ce9" table:formula="of:=[.Q7]/[.Q$3]*10000" office:value-type="float" office:value="6251.62165495129">
            <text:p>6251.6</text:p>
          </table:table-cell>
          <table:table-cell table:style-name="ce9" table:formula="of:=SQRT([.R7])" office:value-type="float" office:value="79.067197085462">
            <text:p>79.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table:formula="of:=SQRT([.O7])" office:value-type="float" office:value="80.7722827746811">
            <text:p>80.8</text:p>
          </table:table-cell>
          <table:table-cell table:style-name="ce6" table:formula="of:=[.V7]/[.S7]" office:value-type="float" office:value="1.02156502003449">
            <text:p>1.02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table:style-name="ce3" table:formula="of:=SQRT([.C8]^2+[.D8]^2)" office:value-type="float" office:value="0.218">
            <text:p>0.218</text:p>
          </table:table-cell>
          <table:table-cell table:formula="of:=1.175*[.C8]/4/PI()*180/PI()" office:value-type="float" office:value="1.16790395354932">
            <text:p>1.2</text:p>
          </table:table-cell>
          <table:table-cell office:value-type="float" office:value="10200">
            <text:p>10200</text:p>
          </table:table-cell>
          <table:table-cell table:style-name="ce6" table:formula="of:=[.C8]" office:value-type="float" office:value="0.218">
            <text:p>0.22</text:p>
          </table:table-cell>
          <table:table-cell office:value-type="float" office:value="0.84">
            <text:p>0.84</text:p>
          </table:table-cell>
          <table:table-cell table:style-name="ce6" table:formula="of:=1/[.I8]" office:value-type="float" office:value="1.19047619047619">
            <text:p>1.19</text:p>
          </table:table-cell>
          <table:table-cell office:value-type="float" office:value="1">
            <text:p>1</text:p>
          </table:table-cell>
          <table:table-cell table:formula="of:=1/[.K8]" office:value-type="float" office:value="1">
            <text:p>1</text:p>
          </table:table-cell>
          <table:table-cell table:style-name="ce5" table:formula="of:=[.G8]*[.H8]*[.J8]*[.L8]" office:value-type="float" office:value="2647.14285714286">
            <text:p>2647.1</text:p>
          </table:table-cell>
          <table:table-cell office:value-type="float" office:value="39.7">
            <text:p>39.7</text:p>
          </table:table-cell>
          <table:table-cell table:style-name="ce5" table:formula="of:=[.M8]/[.M$3]*10000" office:value-type="float" office:value="953.602912478688">
            <text:p>953.6</text:p>
          </table:table-cell>
          <table:table-cell table:style-name="ce5" table:formula="of:=[.$N8]^2" office:value-type="float" office:value="1576.09">
            <text:p>1576.1</text:p>
          </table:table-cell>
          <table:table-cell table:style-name="ce5" table:formula="of:=[.$N8]^2" office:value-type="float" office:value="1576.09">
            <text:p>1576.1</text:p>
          </table:table-cell>
          <table:table-cell table:style-name="ce9" table:formula="of:=[.Q8]/[.Q$3]*10000" office:value-type="float" office:value="1943.6305339746">
            <text:p>1943.6</text:p>
          </table:table-cell>
          <table:table-cell table:style-name="ce9" table:formula="of:=SQRT([.R8])" office:value-type="float" office:value="44.0866253411916">
            <text:p>44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formula="of:=SQRT([.O8])" office:value-type="float" office:value="30.8804616623309">
            <text:p>30.9</text:p>
          </table:table-cell>
          <table:table-cell table:style-name="ce6" table:formula="of:=[.V8]/[.S8]" office:value-type="float" office:value="0.700449658447281">
            <text:p>0.7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4">
            <text:p>0.224</text:p>
          </table:table-cell>
          <table:table-cell office:value-type="float" office:value="0.043">
            <text:p>0.043</text:p>
          </table:table-cell>
          <table:table-cell table:style-name="ce3" table:formula="of:=SQRT([.C9]^2+[.D9]^2)" office:value-type="float" office:value="0.228089894559141">
            <text:p>0.228</text:p>
          </table:table-cell>
          <table:table-cell table:formula="of:=1.175*[.C9]/4/PI()*180/PI()" office:value-type="float" office:value="1.20004809905985">
            <text:p>1.2</text:p>
          </table:table-cell>
          <table:table-cell office:value-type="float" office:value="558">
            <text:p>558</text:p>
          </table:table-cell>
          <table:table-cell table:style-name="ce6" table:formula="of:=4*PI()*PI()*ABS([.D9])/[.C9]/1.175" office:value-type="float" office:value="6.44974147791554">
            <text:p>6.45</text:p>
          </table:table-cell>
          <table:table-cell office:value-type="float" office:value="0.71">
            <text:p>0.71</text:p>
          </table:table-cell>
          <table:table-cell table:style-name="ce6" table:formula="of:=1/[.I9]" office:value-type="float" office:value="1.40845070422535">
            <text:p>1.41</text:p>
          </table:table-cell>
          <table:table-cell office:value-type="float" office:value="1">
            <text:p>1</text:p>
          </table:table-cell>
          <table:table-cell table:formula="of:=1/[.K9]" office:value-type="float" office:value="1">
            <text:p>1</text:p>
          </table:table-cell>
          <table:table-cell table:style-name="ce5" table:formula="of:=[.G9]*[.H9]*[.J9]*[.L9]" office:value-type="float" office:value="5068.95175306601">
            <text:p>5069.0</text:p>
          </table:table-cell>
          <table:table-cell office:value-type="float" office:value="33.9">
            <text:p>33.9</text:p>
          </table:table-cell>
          <table:table-cell table:style-name="ce5" table:formula="of:=[.M9]/[.M$3]*10000" office:value-type="float" office:value="1826.03184482266">
            <text:p>1826.0</text:p>
          </table:table-cell>
          <table:table-cell table:style-name="ce5" table:formula="of:=[.$N9]^2" office:value-type="float" office:value="1149.21">
            <text:p>1149.2</text:p>
          </table:table-cell>
          <table:table-cell table:style-name="ce5" table:formula="of:=[.$N9]^2" office:value-type="float" office:value="1149.21">
            <text:p>1149.2</text:p>
          </table:table-cell>
          <table:table-cell table:style-name="ce9" table:formula="of:=[.Q9]/[.Q$3]*10000" office:value-type="float" office:value="1417.20310765816">
            <text:p>1417.2</text:p>
          </table:table-cell>
          <table:table-cell table:style-name="ce9" table:formula="of:=SQRT([.R9])" office:value-type="float" office:value="37.6457581628815">
            <text:p>37.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table:formula="of:=SQRT([.O9])" office:value-type="float" office:value="42.7320938502042">
            <text:p>42.7</text:p>
          </table:table-cell>
          <table:table-cell table:style-name="ce6" table:formula="of:=[.V9]/[.S9]" office:value-type="float" office:value="1.13511045959855">
            <text:p>1.14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0.231">
            <text:p>0.231</text:p>
          </table:table-cell>
          <table:table-cell office:value-type="float" office:value="0.086">
            <text:p>0.086</text:p>
          </table:table-cell>
          <table:table-cell table:style-name="ce3" table:formula="of:=SQRT([.C10]^2+[.D10]^2)" office:value-type="float" office:value="0.246489350682742">
            <text:p>0.246</text:p>
          </table:table-cell>
          <table:table-cell table:formula="of:=1.175*[.C10]/4/PI()*180/PI()" office:value-type="float" office:value="1.23754960215547">
            <text:p>1.2</text:p>
          </table:table-cell>
          <table:table-cell office:value-type="float" office:value="116">
            <text:p>116</text:p>
          </table:table-cell>
          <table:table-cell table:style-name="ce6" table:formula="of:=4*PI()*PI()*ABS([.D10])/[.C10]/1.175" office:value-type="float" office:value="12.5085895329271">
            <text:p>12.51</text:p>
          </table:table-cell>
          <table:table-cell office:value-type="float" office:value="0.72">
            <text:p>0.72</text:p>
          </table:table-cell>
          <table:table-cell table:style-name="ce6" table:formula="of:=1/[.I10]"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table:formula="of:=1/[.K10]" office:value-type="float" office:value="1">
            <text:p>1</text:p>
          </table:table-cell>
          <table:table-cell table:style-name="ce5" table:formula="of:=[.G10]*[.H10]*[.J10]*[.L10]" office:value-type="float" office:value="2015.2727580827">
            <text:p>2015.3</text:p>
          </table:table-cell>
          <table:table-cell office:value-type="float" office:value="22.7">
            <text:p>22.7</text:p>
          </table:table-cell>
          <table:table-cell table:style-name="ce5" table:formula="of:=[.M10]/[.M$3]*10000" office:value-type="float" office:value="725.978942300397">
            <text:p>726.0</text:p>
          </table:table-cell>
          <table:table-cell table:style-name="ce5" table:formula="of:=[.$N10]^2" office:value-type="float" office:value="515.29">
            <text:p>515.3</text:p>
          </table:table-cell>
          <table:table-cell table:style-name="ce5" table:formula="of:=[.$N10]^2" office:value-type="float" office:value="515.29">
            <text:p>515.3</text:p>
          </table:table-cell>
          <table:table-cell table:style-name="ce9" table:formula="of:=[.Q10]/[.Q$3]*10000" office:value-type="float" office:value="635.454433345665">
            <text:p>635.5</text:p>
          </table:table-cell>
          <table:table-cell table:style-name="ce9" table:formula="of:=SQRT([.R10])" office:value-type="float" office:value="25.2082215426964">
            <text:p>25.2</text:p>
          </table:table-cell>
          <table:table-cell table:number-columns-repeated="2" office:value-type="float" office:value="2">
            <text:p>2</text:p>
          </table:table-cell>
          <table:table-cell table:style-name="ce5" table:formula="of:=SQRT([.O10])" office:value-type="float" office:value="26.9439964055148">
            <text:p>26.9</text:p>
          </table:table-cell>
          <table:table-cell table:style-name="ce6" table:formula="of:=[.V10]/[.S10]" office:value-type="float" office:value="1.06885749000097">
            <text:p>1.07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37">
            <text:p>0.237</text:p>
          </table:table-cell>
          <table:table-cell office:value-type="float" office:value="0.129">
            <text:p>0.129</text:p>
          </table:table-cell>
          <table:table-cell table:style-name="ce3" table:formula="of:=SQRT([.C11]^2+[.D11]^2)" office:value-type="float" office:value="0.269833281861226">
            <text:p>0.270</text:p>
          </table:table-cell>
          <table:table-cell table:formula="of:=1.175*[.C11]/4/PI()*180/PI()" office:value-type="float" office:value="1.269693747666">
            <text:p>1.3</text:p>
          </table:table-cell>
          <table:table-cell office:value-type="float" office:value="27">
            <text:p>27</text:p>
          </table:table-cell>
          <table:table-cell table:style-name="ce6" table:formula="of:=4*PI()*PI()*ABS([.D11])/[.C11]/1.175" office:value-type="float" office:value="18.2878745702922">
            <text:p>18.29</text:p>
          </table:table-cell>
          <table:table-cell office:value-type="float" office:value="0.72">
            <text:p>0.72</text:p>
          </table:table-cell>
          <table:table-cell table:style-name="ce6" table:formula="of:=1/[.I11]"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table:formula="of:=1/[.K11]" office:value-type="float" office:value="1">
            <text:p>1</text:p>
          </table:table-cell>
          <table:table-cell table:style-name="ce5" table:formula="of:=[.G11]*[.H11]*[.J11]*[.L11]" office:value-type="float" office:value="685.795296385956">
            <text:p>685.8</text:p>
          </table:table-cell>
          <table:table-cell office:value-type="float" office:value="14.2">
            <text:p>14.2</text:p>
          </table:table-cell>
          <table:table-cell table:style-name="ce5" table:formula="of:=[.M11]/[.M$3]*10000" office:value-type="float" office:value="247.049905233936">
            <text:p>247.0</text:p>
          </table:table-cell>
          <table:table-cell table:style-name="ce5" table:formula="of:=[.$N11]^2" office:value-type="float" office:value="201.64">
            <text:p>201.6</text:p>
          </table:table-cell>
          <table:table-cell table:style-name="ce5" table:formula="of:=[.$N11]^2" office:value-type="float" office:value="201.64">
            <text:p>201.6</text:p>
          </table:table-cell>
          <table:table-cell table:style-name="ce9" table:formula="of:=[.Q11]/[.Q$3]*10000" office:value-type="float" office:value="248.661980515477">
            <text:p>248.7</text:p>
          </table:table-cell>
          <table:table-cell table:style-name="ce9" table:formula="of:=SQRT([.R11])" office:value-type="float" office:value="15.7690196434489">
            <text:p>15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table:formula="of:=SQRT([.O11])" office:value-type="float" office:value="15.7178212623104">
            <text:p>15.7</text:p>
          </table:table-cell>
          <table:table-cell table:style-name="ce6" table:formula="of:=[.V11]/[.S11]" office:value-type="float" office:value="0.996753229921951">
            <text:p>1.0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43">
            <text:p>0.243</text:p>
          </table:table-cell>
          <table:table-cell office:value-type="float" office:value="0.173">
            <text:p>0.173</text:p>
          </table:table-cell>
          <table:table-cell table:style-name="ce3" table:formula="of:=SQRT([.C12]^2+[.D12]^2)" office:value-type="float" office:value="0.298291803440859">
            <text:p>0.298</text:p>
          </table:table-cell>
          <table:table-cell table:formula="of:=1.175*[.C12]/4/PI()*180/PI()" office:value-type="float" office:value="1.30183789317653">
            <text:p>1.3</text:p>
          </table:table-cell>
          <table:table-cell office:value-type="float" office:value="7.6">
            <text:p>7.6</text:p>
          </table:table-cell>
          <table:table-cell table:style-name="ce6" table:formula="of:=4*PI()*PI()*ABS([.D12])/[.C12]/1.175" office:value-type="float" office:value="23.9200288785705">
            <text:p>23.92</text:p>
          </table:table-cell>
          <table:table-cell office:value-type="float" office:value="0.72">
            <text:p>0.72</text:p>
          </table:table-cell>
          <table:table-cell table:style-name="ce6" table:formula="of:=1/[.I12]"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table:formula="of:=1/[.K12]" office:value-type="float" office:value="1">
            <text:p>1</text:p>
          </table:table-cell>
          <table:table-cell table:style-name="ce5" table:formula="of:=[.G12]*[.H12]*[.J12]*[.L12]" office:value-type="float" office:value="252.489193718244">
            <text:p>252.5</text:p>
          </table:table-cell>
          <table:table-cell office:value-type="float" office:value="7.8">
            <text:p>7.8</text:p>
          </table:table-cell>
          <table:table-cell table:style-name="ce5" table:formula="of:=[.M12]/[.M$3]*10000" office:value-type="float" office:value="90.9563417967508">
            <text:p>91.0</text:p>
          </table:table-cell>
          <table:table-cell table:style-name="ce5" table:formula="of:=[.$N12]^2" office:value-type="float" office:value="60.84">
            <text:p>60.8</text:p>
          </table:table-cell>
          <table:table-cell table:style-name="ce5" table:formula="of:=[.$N12]^2" office:value-type="float" office:value="60.84">
            <text:p>60.8</text:p>
          </table:table-cell>
          <table:table-cell table:style-name="ce9" table:formula="of:=[.Q12]/[.Q$3]*10000" office:value-type="float" office:value="75.0277469478357">
            <text:p>75.0</text:p>
          </table:table-cell>
          <table:table-cell table:style-name="ce9" table:formula="of:=SQRT([.R12])" office:value-type="float" office:value="8.661855860486">
            <text:p>8.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table:formula="of:=SQRT([.O12])" office:value-type="float" office:value="9.53710342801999">
            <text:p>9.5</text:p>
          </table:table-cell>
          <table:table-cell table:style-name="ce6" table:formula="of:=[.V12]/[.S12]" office:value-type="float" office:value="1.10104619398329">
            <text:p>1.1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214">
            <text:p>0.214</text:p>
          </table:table-cell>
          <table:table-cell table:style-name="ce3" table:formula="of:=SQRT([.C13]^2+[.D13]^2)" office:value-type="float" office:value="0.329083576010715">
            <text:p>0.329</text:p>
          </table:table-cell>
          <table:table-cell table:formula="of:=1.175*[.C13]/4/PI()*180/PI()" office:value-type="float" office:value="1.33933939627215">
            <text:p>1.3</text:p>
          </table:table-cell>
          <table:table-cell office:value-type="float" office:value="2.9">
            <text:p>2.9</text:p>
          </table:table-cell>
          <table:table-cell table:style-name="ce6" table:formula="of:=4*PI()*PI()*ABS([.D13])/[.C13]/1.175" office:value-type="float" office:value="28.7604472079404">
            <text:p>28.76</text:p>
          </table:table-cell>
          <table:table-cell office:value-type="float" office:value="0.72">
            <text:p>0.72</text:p>
          </table:table-cell>
          <table:table-cell table:style-name="ce6" table:formula="of:=1/[.I13]"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table:formula="of:=1/[.K13]" office:value-type="float" office:value="1">
            <text:p>1</text:p>
          </table:table-cell>
          <table:table-cell table:style-name="ce5" table:formula="of:=[.G13]*[.H13]*[.J13]*[.L13]" office:value-type="float" office:value="115.840690143093">
            <text:p>115.8</text:p>
          </table:table-cell>
          <table:table-cell/>
          <table:table-cell table:style-name="ce5" table:formula="of:=[.M13]/[.M$3]*10000" office:value-type="float" office:value="41.7302825972998">
            <text:p>41.7</text:p>
          </table:table-cell>
          <table:table-cell table:style-name="ce5" table:formula="of:=[.$N13]^2" office:value-type="float" office:value="0">
            <text:p>0.0</text:p>
          </table:table-cell>
          <table:table-cell table:style-name="ce5" table:formula="of:=[.$N13]^2" office:value-type="float" office:value="0">
            <text:p>0.0</text:p>
          </table:table-cell>
          <table:table-cell table:style-name="ce9" table:formula="of:=[.Q13]/[.Q$3]*10000" office:value-type="float" office:value="0">
            <text:p>0.0</text:p>
          </table:table-cell>
          <table:table-cell table:style-name="ce9" table:formula="of:=SQRT([.R13])" office:value-type="float" office:value="0">
            <text:p>0.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table:formula="of:=SQRT([.O13])" office:value-type="float" office:value="6.45989803304199">
            <text:p>6.5</text:p>
          </table:table-cell>
          <table:table-cell table:style-name="ce6" table:formula="of:=[.V13]/[.S1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0.314">
            <text:p>0.314</text:p>
          </table:table-cell>
          <table:table-cell office:value-type="float" office:value="-0.087">
            <text:p>-0.087</text:p>
          </table:table-cell>
          <table:table-cell table:style-name="ce3" table:formula="of:=SQRT([.C14]^2+[.D14]^2)" office:value-type="float" office:value="0.325829710124783">
            <text:p>0.326</text:p>
          </table:table-cell>
          <table:table-cell table:formula="of:=1.175*[.C14]/4/PI()*180/PI()" office:value-type="float" office:value="1.68221028171782">
            <text:p>1.7</text:p>
          </table:table-cell>
          <table:table-cell office:value-type="float" office:value="305">
            <text:p>305</text:p>
          </table:table-cell>
          <table:table-cell table:style-name="ce6" table:formula="of:=4*PI()*PI()*ABS([.D14])/[.C14]/1.175" office:value-type="float" office:value="9.30918100441549">
            <text:p>9.31</text:p>
          </table:table-cell>
          <table:table-cell office:value-type="float" office:value="0.77">
            <text:p>0.77</text:p>
          </table:table-cell>
          <table:table-cell table:style-name="ce6" table:formula="of:=1/[.I14]" office:value-type="float" office:value="1.2987012987013">
            <text:p>1.30</text:p>
          </table:table-cell>
          <table:table-cell office:value-type="float" office:value="1">
            <text:p>1</text:p>
          </table:table-cell>
          <table:table-cell table:formula="of:=1/[.K14]" office:value-type="float" office:value="1">
            <text:p>1</text:p>
          </table:table-cell>
          <table:table-cell table:style-name="ce5" table:formula="of:=[.G14]*[.H14]*[.J14]*[.L14]" office:value-type="float" office:value="3687.40286538536">
            <text:p>3687.4</text:p>
          </table:table-cell>
          <table:table-cell office:value-type="float" office:value="29.3">
            <text:p>29.3</text:p>
          </table:table-cell>
          <table:table-cell table:style-name="ce5" table:formula="of:=[.M14]/[.M$3]*10000" office:value-type="float" office:value="1328.34467260638">
            <text:p>1328.3</text:p>
          </table:table-cell>
          <table:table-cell table:style-name="ce5" table:formula="of:=[.$N14]^2" office:value-type="float" office:value="858.49">
            <text:p>858.5</text:p>
          </table:table-cell>
          <table:table-cell table:style-name="ce5" table:formula="of:=[.$N14]^2" office:value-type="float" office:value="858.49">
            <text:p>858.5</text:p>
          </table:table-cell>
          <table:table-cell table:style-name="ce9" table:formula="of:=[.Q14]/[.Q$3]*10000" office:value-type="float" office:value="1058.68787766679">
            <text:p>1058.7</text:p>
          </table:table-cell>
          <table:table-cell table:style-name="ce9" table:formula="of:=SQRT([.R14])" office:value-type="float" office:value="32.5374841938769">
            <text:p>32.5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5" table:formula="of:=SQRT([.O14])" office:value-type="float" office:value="36.446463101464">
            <text:p>36.4</text:p>
          </table:table-cell>
          <table:table-cell table:style-name="ce6" table:formula="of:=[.V14]/[.S14]" office:value-type="float" office:value="1.12013771207064">
            <text:p>1.12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.321">
            <text:p>0.321</text:p>
          </table:table-cell>
          <table:table-cell office:value-type="float" office:value="-0.043">
            <text:p>-0.043</text:p>
          </table:table-cell>
          <table:table-cell table:style-name="ce3" table:formula="of:=SQRT([.C15]^2+[.D15]^2)" office:value-type="float" office:value="0.323867256758074">
            <text:p>0.324</text:p>
          </table:table-cell>
          <table:table-cell table:formula="of:=1.175*[.C15]/4/PI()*180/PI()" office:value-type="float" office:value="1.71971178481344">
            <text:p>1.7</text:p>
          </table:table-cell>
          <table:table-cell office:value-type="float" office:value="1205">
            <text:p>1205</text:p>
          </table:table-cell>
          <table:table-cell table:style-name="ce6" table:formula="of:=4*PI()*PI()*ABS([.D15])/[.C15]/1.175" office:value-type="float" office:value="4.50075417773545">
            <text:p>4.50</text:p>
          </table:table-cell>
          <table:table-cell office:value-type="float" office:value="0.77">
            <text:p>0.77</text:p>
          </table:table-cell>
          <table:table-cell table:style-name="ce6" table:formula="of:=1/[.I15]" office:value-type="float" office:value="1.2987012987013">
            <text:p>1.30</text:p>
          </table:table-cell>
          <table:table-cell office:value-type="float" office:value="1">
            <text:p>1</text:p>
          </table:table-cell>
          <table:table-cell table:formula="of:=1/[.K15]" office:value-type="float" office:value="1">
            <text:p>1</text:p>
          </table:table-cell>
          <table:table-cell table:style-name="ce5" table:formula="of:=[.G15]*[.H15]*[.J15]*[.L15]" office:value-type="float" office:value="7043.3880313912">
            <text:p>7043.4</text:p>
          </table:table-cell>
          <table:table-cell office:value-type="float" office:value="44.2">
            <text:p>44.2</text:p>
          </table:table-cell>
          <table:table-cell table:style-name="ce5" table:formula="of:=[.M15]/[.M$3]*10000" office:value-type="float" office:value="2537.29991274502">
            <text:p>2537.3</text:p>
          </table:table-cell>
          <table:table-cell table:style-name="ce5" table:formula="of:=[.$N15]^2" office:value-type="float" office:value="1953.64">
            <text:p>1953.6</text:p>
          </table:table-cell>
          <table:table-cell table:style-name="ce5" table:formula="of:=[.$N15]^2" office:value-type="float" office:value="1953.64">
            <text:p>1953.6</text:p>
          </table:table-cell>
          <table:table-cell table:style-name="ce9" table:formula="of:=[.Q15]/[.Q$3]*10000" office:value-type="float" office:value="2409.22431865828">
            <text:p>2409.2</text:p>
          </table:table-cell>
          <table:table-cell table:style-name="ce9" table:formula="of:=SQRT([.R15])" office:value-type="float" office:value="49.0838498760874">
            <text:p>49.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5" table:formula="of:=SQRT([.O15])" office:value-type="float" office:value="50.3716181271261">
            <text:p>50.4</text:p>
          </table:table-cell>
          <table:table-cell table:style-name="ce6" table:formula="of:=[.V15]/[.S15]" office:value-type="float" office:value="1.02623608894351">
            <text:p>1.03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table:style-name="ce3" table:formula="of:=SQRT([.C16]^2+[.D16]^2)" office:value-type="float" office:value="0.326">
            <text:p>0.326</text:p>
          </table:table-cell>
          <table:table-cell table:formula="of:=1.175*[.C16]/4/PI()*180/PI()" office:value-type="float" office:value="1.74649857273889">
            <text:p>1.7</text:p>
          </table:table-cell>
          <table:table-cell office:value-type="float" office:value="1566">
            <text:p>1566</text:p>
          </table:table-cell>
          <table:table-cell table:style-name="ce6" table:formula="of:=[.C16]" office:value-type="float" office:value="0.326">
            <text:p>0.33</text:p>
          </table:table-cell>
          <table:table-cell office:value-type="float" office:value="0.88">
            <text:p>0.88</text:p>
          </table:table-cell>
          <table:table-cell table:style-name="ce6" table:formula="of:=1/[.I16]" office:value-type="float" office:value="1.13636363636364">
            <text:p>1.14</text:p>
          </table:table-cell>
          <table:table-cell office:value-type="float" office:value="1">
            <text:p>1</text:p>
          </table:table-cell>
          <table:table-cell table:formula="of:=1/[.K16]" office:value-type="float" office:value="1">
            <text:p>1</text:p>
          </table:table-cell>
          <table:table-cell table:style-name="ce5" table:formula="of:=[.G16]*[.H16]*[.J16]*[.L16]" office:value-type="float" office:value="580.131818181818">
            <text:p>580.1</text:p>
          </table:table-cell>
          <table:table-cell office:value-type="float" office:value="12">
            <text:p>12</text:p>
          </table:table-cell>
          <table:table-cell table:style-name="ce5" table:formula="of:=[.M16]/[.M$3]*10000" office:value-type="float" office:value="208.985846739243">
            <text:p>209.0</text:p>
          </table:table-cell>
          <table:table-cell table:style-name="ce5" table:formula="of:=[.$N16]^2" office:value-type="float" office:value="144">
            <text:p>144.0</text:p>
          </table:table-cell>
          <table:table-cell table:style-name="ce5" table:formula="of:=[.$N16]^2" office:value-type="float" office:value="144">
            <text:p>144.0</text:p>
          </table:table-cell>
          <table:table-cell table:style-name="ce9" table:formula="of:=[.Q16]/[.Q$3]*10000" office:value-type="float" office:value="177.580466148724">
            <text:p>177.6</text:p>
          </table:table-cell>
          <table:table-cell table:style-name="ce9" table:formula="of:=SQRT([.R16])" office:value-type="float" office:value="13.3259320930554">
            <text:p>1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formula="of:=SQRT([.O16])" office:value-type="float" office:value="14.4563427857547">
            <text:p>14.5</text:p>
          </table:table-cell>
          <table:table-cell table:style-name="ce6" table:formula="of:=[.V16]/[.S16]" office:value-type="float" office:value="1.08482788932179">
            <text:p>1.08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2">
            <text:p>0.332</text:p>
          </table:table-cell>
          <table:table-cell office:value-type="float" office:value="0.043">
            <text:p>0.043</text:p>
          </table:table-cell>
          <table:table-cell table:style-name="ce3" table:formula="of:=SQRT([.C17]^2+[.D17]^2)" office:value-type="float" office:value="0.334773057458333">
            <text:p>0.335</text:p>
          </table:table-cell>
          <table:table-cell table:formula="of:=1.175*[.C17]/4/PI()*180/PI()" office:value-type="float" office:value="1.77864271824942">
            <text:p>1.8</text:p>
          </table:table-cell>
          <table:table-cell office:value-type="float" office:value="31.7">
            <text:p>31.7</text:p>
          </table:table-cell>
          <table:table-cell table:style-name="ce6" table:formula="of:=4*PI()*PI()*ABS([.D17])/[.C17]/1.175" office:value-type="float" office:value="4.35163280437675">
            <text:p>4.35</text:p>
          </table:table-cell>
          <table:table-cell office:value-type="float" office:value="0.78">
            <text:p>0.78</text:p>
          </table:table-cell>
          <table:table-cell table:style-name="ce6" table:formula="of:=1/[.I17]" office:value-type="float" office:value="1.28205128205128">
            <text:p>1.28</text:p>
          </table:table-cell>
          <table:table-cell office:value-type="float" office:value="1">
            <text:p>1</text:p>
          </table:table-cell>
          <table:table-cell table:formula="of:=1/[.K17]" office:value-type="float" office:value="1">
            <text:p>1</text:p>
          </table:table-cell>
          <table:table-cell table:style-name="ce5" table:formula="of:=[.G17]*[.H17]*[.J17]*[.L17]" office:value-type="float" office:value="176.854820383004">
            <text:p>176.9</text:p>
          </table:table-cell>
          <table:table-cell/>
          <table:table-cell table:style-name="ce5" table:formula="of:=[.M17]/[.M$3]*10000" office:value-type="float" office:value="63.7099245883375">
            <text:p>63.7</text:p>
          </table:table-cell>
          <table:table-cell table:style-name="ce5" table:formula="of:=[.$N17]^2" office:value-type="float" office:value="0">
            <text:p>0.0</text:p>
          </table:table-cell>
          <table:table-cell table:style-name="ce5" table:formula="of:=[.$N17]^2" office:value-type="float" office:value="0">
            <text:p>0.0</text:p>
          </table:table-cell>
          <table:table-cell table:style-name="ce9" table:formula="of:=[.Q17]/[.Q$3]*10000" office:value-type="float" office:value="0">
            <text:p>0.0</text:p>
          </table:table-cell>
          <table:table-cell table:style-name="ce9" table:formula="of:=SQRT([.R17])" office:value-type="float" office:value="0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table:formula="of:=SQRT([.O17])" office:value-type="float" office:value="7.98184969717781">
            <text:p>8.0</text:p>
          </table:table-cell>
          <table:table-cell table:style-name="ce6" table:formula="of:=[.V17]/[.S17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9">
            <text:p>0.339</text:p>
          </table:table-cell>
          <table:table-cell office:value-type="float" office:value="0.086">
            <text:p>0.086</text:p>
          </table:table-cell>
          <table:table-cell table:style-name="ce3" table:formula="of:=SQRT([.C18]^2+[.D18]^2)" office:value-type="float" office:value="0.349738473720007">
            <text:p>0.350</text:p>
          </table:table-cell>
          <table:table-cell table:formula="of:=1.175*[.C18]/4/PI()*180/PI()" office:value-type="float" office:value="1.81614422134504">
            <text:p>1.8</text:p>
          </table:table-cell>
          <table:table-cell office:value-type="float" office:value="32.4">
            <text:p>32.4</text:p>
          </table:table-cell>
          <table:table-cell table:style-name="ce6" table:formula="of:=4*PI()*PI()*ABS([.D18])/[.C18]/1.175" office:value-type="float" office:value="8.5235521596052">
            <text:p>8.52</text:p>
          </table:table-cell>
          <table:table-cell office:value-type="float" office:value="0.78">
            <text:p>0.78</text:p>
          </table:table-cell>
          <table:table-cell table:style-name="ce6" table:formula="of:=1/[.I18]" office:value-type="float" office:value="1.28205128205128">
            <text:p>1.28</text:p>
          </table:table-cell>
          <table:table-cell office:value-type="float" office:value="1">
            <text:p>1</text:p>
          </table:table-cell>
          <table:table-cell table:formula="of:=1/[.K18]" office:value-type="float" office:value="1">
            <text:p>1</text:p>
          </table:table-cell>
          <table:table-cell table:style-name="ce5" table:formula="of:=[.G18]*[.H18]*[.J18]*[.L18]" office:value-type="float" office:value="354.055243552831">
            <text:p>354.1</text:p>
          </table:table-cell>
          <table:table-cell office:value-type="float" office:value="10.5">
            <text:p>10.5</text:p>
          </table:table-cell>
          <table:table-cell table:style-name="ce5" table:formula="of:=[.M18]/[.M$3]*10000" office:value-type="float" office:value="127.544348624518">
            <text:p>127.5</text:p>
          </table:table-cell>
          <table:table-cell table:style-name="ce5" table:formula="of:=[.$N18]^2" office:value-type="float" office:value="110.25">
            <text:p>110.3</text:p>
          </table:table-cell>
          <table:table-cell table:style-name="ce5" table:formula="of:=[.$N18]^2" office:value-type="float" office:value="110.25">
            <text:p>110.3</text:p>
          </table:table-cell>
          <table:table-cell table:style-name="ce9" table:formula="of:=[.Q18]/[.Q$3]*10000" office:value-type="float" office:value="135.960044395117">
            <text:p>136.0</text:p>
          </table:table-cell>
          <table:table-cell table:style-name="ce9" table:formula="of:=SQRT([.R18])" office:value-type="float" office:value="11.6601905814235">
            <text:p>11.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table:formula="of:=SQRT([.O18])" office:value-type="float" office:value="11.2935534099998">
            <text:p>11.3</text:p>
          </table:table-cell>
          <table:table-cell table:style-name="ce6" table:formula="of:=[.V18]/[.S18]" office:value-type="float" office:value="0.968556502669194">
            <text:p>0.97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0.345">
            <text:p>0.345</text:p>
          </table:table-cell>
          <table:table-cell office:value-type="float" office:value="0.129">
            <text:p>0.129</text:p>
          </table:table-cell>
          <table:table-cell table:style-name="ce3" table:formula="of:=SQRT([.C19]^2+[.D19]^2)" office:value-type="float" office:value="0.368328657587215">
            <text:p>0.368</text:p>
          </table:table-cell>
          <table:table-cell table:formula="of:=1.175*[.C19]/4/PI()*180/PI()" office:value-type="float" office:value="1.84828836685557">
            <text:p>1.8</text:p>
          </table:table-cell>
          <table:table-cell office:value-type="float" office:value="38.2">
            <text:p>38.2</text:p>
          </table:table-cell>
          <table:table-cell table:style-name="ce6" table:formula="of:=4*PI()*PI()*ABS([.D19])/[.C19]/1.175" office:value-type="float" office:value="12.5629747048094">
            <text:p>12.56</text:p>
          </table:table-cell>
          <table:table-cell office:value-type="float" office:value="0.78">
            <text:p>0.78</text:p>
          </table:table-cell>
          <table:table-cell table:style-name="ce6" table:formula="of:=1/[.I19]" office:value-type="float" office:value="1.28205128205128">
            <text:p>1.28</text:p>
          </table:table-cell>
          <table:table-cell office:value-type="float" office:value="1">
            <text:p>1</text:p>
          </table:table-cell>
          <table:table-cell table:formula="of:=1/[.K19]" office:value-type="float" office:value="1">
            <text:p>1</text:p>
          </table:table-cell>
          <table:table-cell table:style-name="ce5" table:formula="of:=[.G19]*[.H19]*[.J19]*[.L19]" office:value-type="float" office:value="615.263632979127">
            <text:p>615.3</text:p>
          </table:table-cell>
          <table:table-cell office:value-type="float" office:value="14.9">
            <text:p>14.9</text:p>
          </table:table-cell>
          <table:table-cell table:style-name="ce5" table:formula="of:=[.M19]/[.M$3]*10000" office:value-type="float" office:value="221.641680866584">
            <text:p>221.6</text:p>
          </table:table-cell>
          <table:table-cell table:style-name="ce5" table:formula="of:=[.$N19]^2" office:value-type="float" office:value="222.01">
            <text:p>222.0</text:p>
          </table:table-cell>
          <table:table-cell table:style-name="ce5" table:formula="of:=[.$N19]^2" office:value-type="float" office:value="222.01">
            <text:p>222.0</text:p>
          </table:table-cell>
          <table:table-cell table:style-name="ce9" table:formula="of:=[.Q19]/[.Q$3]*10000" office:value-type="float" office:value="273.782217289432">
            <text:p>273.8</text:p>
          </table:table-cell>
          <table:table-cell table:style-name="ce9" table:formula="of:=SQRT([.R19])" office:value-type="float" office:value="16.5463656822104">
            <text:p>16.5</text:p>
          </table:table-cell>
          <table:table-cell table:number-columns-repeated="2" office:value-type="float" office:value="3">
            <text:p>3</text:p>
          </table:table-cell>
          <table:table-cell table:style-name="ce5" table:formula="of:=SQRT([.O19])" office:value-type="float" office:value="14.8876351670298">
            <text:p>14.9</text:p>
          </table:table-cell>
          <table:table-cell table:style-name="ce6" table:formula="of:=[.V19]/[.S19]" office:value-type="float" office:value="0.899752577270551">
            <text:p>0.9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52">
            <text:p>0.352</text:p>
          </table:table-cell>
          <table:table-cell office:value-type="float" office:value="0.172">
            <text:p>0.172</text:p>
          </table:table-cell>
          <table:table-cell table:style-name="ce3" table:formula="of:=SQRT([.C20]^2+[.D20]^2)" office:value-type="float" office:value="0.391775445887054">
            <text:p>0.392</text:p>
          </table:table-cell>
          <table:table-cell table:formula="of:=1.175*[.C20]/4/PI()*180/PI()" office:value-type="float" office:value="1.88578986995119">
            <text:p>1.9</text:p>
          </table:table-cell>
          <table:table-cell office:value-type="float" office:value="26.1">
            <text:p>26.1</text:p>
          </table:table-cell>
          <table:table-cell table:style-name="ce6" table:formula="of:=4*PI()*PI()*ABS([.D20])/[.C20]/1.175" office:value-type="float" office:value="16.4175237619668">
            <text:p>16.42</text:p>
          </table:table-cell>
          <table:table-cell office:value-type="float" office:value="0.79">
            <text:p>0.79</text:p>
          </table:table-cell>
          <table:table-cell table:style-name="ce6" table:formula="of:=1/[.I20]" office:value-type="float" office:value="1.26582278481013">
            <text:p>1.27</text:p>
          </table:table-cell>
          <table:table-cell office:value-type="float" office:value="1">
            <text:p>1</text:p>
          </table:table-cell>
          <table:table-cell table:formula="of:=1/[.K20]" office:value-type="float" office:value="1">
            <text:p>1</text:p>
          </table:table-cell>
          <table:table-cell table:style-name="ce5" table:formula="of:=[.G20]*[.H20]*[.J20]*[.L20]" office:value-type="float" office:value="542.401734414347">
            <text:p>542.4</text:p>
          </table:table-cell>
          <table:table-cell office:value-type="float" office:value="10">
            <text:p>10</text:p>
          </table:table-cell>
          <table:table-cell table:style-name="ce5" table:formula="of:=[.M20]/[.M$3]*10000" office:value-type="float" office:value="195.394015957749">
            <text:p>195.4</text:p>
          </table:table-cell>
          <table:table-cell table:style-name="ce5" table:formula="of:=[.$N20]^2" office:value-type="float" office:value="100">
            <text:p>100.0</text:p>
          </table:table-cell>
          <table:table-cell table:style-name="ce5" table:formula="of:=[.$N20]^2" office:value-type="float" office:value="100">
            <text:p>100.0</text:p>
          </table:table-cell>
          <table:table-cell table:style-name="ce9" table:formula="of:=[.Q20]/[.Q$3]*10000" office:value-type="float" office:value="123.319768158836">
            <text:p>123.3</text:p>
          </table:table-cell>
          <table:table-cell table:style-name="ce9" table:formula="of:=SQRT([.R20])" office:value-type="float" office:value="11.1049434108795">
            <text:p>11.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table:formula="of:=SQRT([.O20])" office:value-type="float" office:value="13.9783409587028">
            <text:p>14.0</text:p>
          </table:table-cell>
          <table:table-cell table:style-name="ce6" table:formula="of:=[.V20]/[.S20]" office:value-type="float" office:value="1.25874940929535">
            <text:p>1.26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358">
            <text:p>0.358</text:p>
          </table:table-cell>
          <table:table-cell office:value-type="float" office:value="0.215">
            <text:p>0.215</text:p>
          </table:table-cell>
          <table:table-cell table:style-name="ce3" table:formula="of:=SQRT([.C21]^2+[.D21]^2)" office:value-type="float" office:value="0.417599090037323">
            <text:p>0.418</text:p>
          </table:table-cell>
          <table:table-cell table:formula="of:=1.175*[.C21]/4/PI()*180/PI()" office:value-type="float" office:value="1.91793401546172">
            <text:p>1.9</text:p>
          </table:table-cell>
          <table:table-cell office:value-type="float" office:value="8.6">
            <text:p>8.6</text:p>
          </table:table-cell>
          <table:table-cell table:style-name="ce6" table:formula="of:=4*PI()*PI()*ABS([.D21])/[.C21]/1.175" office:value-type="float" office:value="20.1779621655458">
            <text:p>20.18</text:p>
          </table:table-cell>
          <table:table-cell office:value-type="float" office:value="0.79">
            <text:p>0.79</text:p>
          </table:table-cell>
          <table:table-cell table:style-name="ce6" table:formula="of:=1/[.I21]" office:value-type="float" office:value="1.26582278481013">
            <text:p>1.27</text:p>
          </table:table-cell>
          <table:table-cell office:value-type="float" office:value="1">
            <text:p>1</text:p>
          </table:table-cell>
          <table:table-cell table:formula="of:=1/[.K21]" office:value-type="float" office:value="1">
            <text:p>1</text:p>
          </table:table-cell>
          <table:table-cell table:style-name="ce5" table:formula="of:=[.G21]*[.H21]*[.J21]*[.L21]" office:value-type="float" office:value="219.658828637587">
            <text:p>219.7</text:p>
          </table:table-cell>
          <table:table-cell/>
          <table:table-cell table:style-name="ce5" table:formula="of:=[.M21]/[.M$3]*10000" office:value-type="float" office:value="79.1295785851712">
            <text:p>79.1</text:p>
          </table:table-cell>
          <table:table-cell table:style-name="ce5" table:formula="of:=[.$N21]^2" office:value-type="float" office:value="0">
            <text:p>0.0</text:p>
          </table:table-cell>
          <table:table-cell table:style-name="ce5" table:formula="of:=[.$N21]^2" office:value-type="float" office:value="0">
            <text:p>0.0</text:p>
          </table:table-cell>
          <table:table-cell table:style-name="ce9" table:formula="of:=[.Q21]/[.Q$3]*10000" office:value-type="float" office:value="0">
            <text:p>0.0</text:p>
          </table:table-cell>
          <table:table-cell table:style-name="ce9" table:formula="of:=SQRT([.R21])" office:value-type="float" office:value="0">
            <text:p>0.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table:formula="of:=SQRT([.O21])" office:value-type="float" office:value="8.8954807956159">
            <text:p>8.9</text:p>
          </table:table-cell>
          <table:table-cell table:style-name="ce6" table:formula="of:=[.V21]/[.S2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2" office:value-type="float" office:value="0.416648689631916">
            <text:p>0.417</text:p>
          </table:table-cell>
          <table:table-cell table:style-name="ce2" office:value-type="float" office:value="-0.130709521994936">
            <text:p>-0.131</text:p>
          </table:table-cell>
          <table:table-cell table:style-name="ce3" table:formula="of:=SQRT([.C22]^2+[.D22]^2)" office:value-type="float" office:value="0.436670481842015">
            <text:p>0.437</text:p>
          </table:table-cell>
          <table:table-cell table:formula="of:=1.175*[.C22]/4/PI()*180/PI()" office:value-type="float" office:value="2.23213601771678">
            <text:p>2.2</text:p>
          </table:table-cell>
          <table:table-cell office:value-type="float" office:value="143">
            <text:p>143</text:p>
          </table:table-cell>
          <table:table-cell table:style-name="ce6" table:formula="of:=4*PI()*PI()*ABS([.D22])/[.C22]/1.175" office:value-type="float" office:value="10.5404481502676">
            <text:p>10.54</text:p>
          </table:table-cell>
          <table:table-cell office:value-type="float" office:value="0.81">
            <text:p>0.81</text:p>
          </table:table-cell>
          <table:table-cell table:style-name="ce6" table:formula="of:=1/[.I22]" office:value-type="float" office:value="1.23456790123457">
            <text:p>1.23</text:p>
          </table:table-cell>
          <table:table-cell office:value-type="float" office:value="1">
            <text:p>1</text:p>
          </table:table-cell>
          <table:table-cell table:formula="of:=1/[.K22]" office:value-type="float" office:value="1">
            <text:p>1</text:p>
          </table:table-cell>
          <table:table-cell table:style-name="ce5" table:formula="of:=[.G22]*[.H22]*[.J22]*[.L22]" office:value-type="float" office:value="1860.84454998552">
            <text:p>1860.8</text:p>
          </table:table-cell>
          <table:table-cell/>
          <table:table-cell table:style-name="ce5" table:formula="of:=[.M22]/[.M$3]*10000" office:value-type="float" office:value="670.34794807091">
            <text:p>670.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5" table:formula="of:=SQRT([.O22])" office:value-type="float" office:value="25.8910785420559">
            <text:p>25.9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2" office:value-type="float" office:value="0.422964487826517">
            <text:p>0.423</text:p>
          </table:table-cell>
          <table:table-cell table:style-name="ce2" office:value-type="float" office:value="-0.0873269122896536">
            <text:p>-0.087</text:p>
          </table:table-cell>
          <table:table-cell table:style-name="ce3" table:formula="of:=SQRT([.C23]^2+[.D23]^2)" office:value-type="float" office:value="0.431885340770433">
            <text:p>0.432</text:p>
          </table:table-cell>
          <table:table-cell table:formula="of:=1.175*[.C23]/4/PI()*180/PI()" office:value-type="float" office:value="2.26597200708051">
            <text:p>2.3</text:p>
          </table:table-cell>
          <table:table-cell office:value-type="float" office:value="730">
            <text:p>730</text:p>
          </table:table-cell>
          <table:table-cell table:style-name="ce6" table:formula="of:=4*PI()*PI()*ABS([.D23])/[.C23]/1.175" office:value-type="float" office:value="6.93691014850174">
            <text:p>6.94</text:p>
          </table:table-cell>
          <table:table-cell office:value-type="float" office:value="0.82">
            <text:p>0.82</text:p>
          </table:table-cell>
          <table:table-cell table:style-name="ce6" table:formula="of:=1/[.I23]" office:value-type="float" office:value="1.21951219512195">
            <text:p>1.22</text:p>
          </table:table-cell>
          <table:table-cell office:value-type="float" office:value="1">
            <text:p>1</text:p>
          </table:table-cell>
          <table:table-cell table:formula="of:=1/[.K23]" office:value-type="float" office:value="1">
            <text:p>1</text:p>
          </table:table-cell>
          <table:table-cell table:style-name="ce5" table:formula="of:=[.G23]*[.H23]*[.J23]*[.L23]" office:value-type="float" office:value="6175.54196147106">
            <text:p>6175.5</text:p>
          </table:table-cell>
          <table:table-cell/>
          <table:table-cell table:style-name="ce5" table:formula="of:=[.M23]/[.M$3]*10000" office:value-type="float" office:value="2224.66830027804">
            <text:p>2224.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5" table:formula="of:=SQRT([.O23])" office:value-type="float" office:value="47.1663895192121">
            <text:p>47.2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2" office:value-type="float" office:value="0.429278714271442">
            <text:p>0.429</text:p>
          </table:table-cell>
          <table:table-cell table:style-name="ce2" office:value-type="float" office:value="-0.0434020977671829">
            <text:p>-0.043</text:p>
          </table:table-cell>
          <table:table-cell table:style-name="ce3" table:formula="of:=SQRT([.C24]^2+[.D24]^2)" office:value-type="float" office:value="0.431467213838009">
            <text:p>0.431</text:p>
          </table:table-cell>
          <table:table-cell table:formula="of:=1.175*[.C24]/4/PI()*180/PI()" office:value-type="float" office:value="2.2997995760192">
            <text:p>2.3</text:p>
          </table:table-cell>
          <table:table-cell office:value-type="float" office:value="415">
            <text:p>415</text:p>
          </table:table-cell>
          <table:table-cell table:style-name="ce6" table:formula="of:=4*PI()*PI()*ABS([.D24])/[.C24]/1.175" office:value-type="float" office:value="3.39698192814508">
            <text:p>3.40</text:p>
          </table:table-cell>
          <table:table-cell office:value-type="float" office:value="0.82">
            <text:p>0.82</text:p>
          </table:table-cell>
          <table:table-cell table:style-name="ce6" table:formula="of:=1/[.I24]" office:value-type="float" office:value="1.21951219512195">
            <text:p>1.22</text:p>
          </table:table-cell>
          <table:table-cell office:value-type="float" office:value="1">
            <text:p>1</text:p>
          </table:table-cell>
          <table:table-cell table:formula="of:=1/[.K24]" office:value-type="float" office:value="1">
            <text:p>1</text:p>
          </table:table-cell>
          <table:table-cell table:style-name="ce5" table:formula="of:=[.G24]*[.H24]*[.J24]*[.L24]" office:value-type="float" office:value="1719.20426851245">
            <text:p>1719.2</text:p>
          </table:table-cell>
          <table:table-cell/>
          <table:table-cell table:style-name="ce5" table:formula="of:=[.M24]/[.M$3]*10000" office:value-type="float" office:value="619.323658024546">
            <text:p>619.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5" table:formula="of:=SQRT([.O24])" office:value-type="float" office:value="24.8862142163999">
            <text:p>24.9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0.435065366970071">
            <text:p>0.435</text:p>
          </table:table-cell>
          <table:table-cell table:style-name="ce2" office:value-type="float" office:value="0">
            <text:p>0.000</text:p>
          </table:table-cell>
          <table:table-cell table:style-name="ce3" table:formula="of:=SQRT([.C25]^2+[.D25]^2)" office:value-type="float" office:value="0.435065366970071">
            <text:p>0.435</text:p>
          </table:table-cell>
          <table:table-cell table:formula="of:=1.175*[.C25]/4/PI()*180/PI()" office:value-type="float" office:value="2.33080074374647">
            <text:p>2.3</text:p>
          </table:table-cell>
          <table:table-cell office:value-type="float" office:value="1938">
            <text:p>1938</text:p>
          </table:table-cell>
          <table:table-cell table:style-name="ce6" table:formula="of:=[.C25]" office:value-type="float" office:value="0.435065366970071">
            <text:p>0.44</text:p>
          </table:table-cell>
          <table:table-cell office:value-type="float" office:value="0.91">
            <text:p>0.91</text:p>
          </table:table-cell>
          <table:table-cell table:style-name="ce6" table:formula="of:=1/[.I25]" office:value-type="float" office:value="1.0989010989011">
            <text:p>1.10</text:p>
          </table:table-cell>
          <table:table-cell office:value-type="float" office:value="1">
            <text:p>1</text:p>
          </table:table-cell>
          <table:table-cell table:formula="of:=1/[.K25]" office:value-type="float" office:value="1">
            <text:p>1</text:p>
          </table:table-cell>
          <table:table-cell table:style-name="ce5" table:formula="of:=[.G25]*[.H25]*[.J25]*[.L25]" office:value-type="float" office:value="926.545803503294">
            <text:p>926.5</text:p>
          </table:table-cell>
          <table:table-cell/>
          <table:table-cell table:style-name="ce5" table:formula="of:=[.M25]/[.M$3]*10000" office:value-type="float" office:value="333.77751955529">
            <text:p>333.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formula="of:=SQRT([.O25])" office:value-type="float" office:value="18.2695790743873">
            <text:p>18.3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0.441">
            <text:p>0.441</text:p>
          </table:table-cell>
          <table:table-cell table:style-name="ce2" office:value-type="float" office:value="0.043">
            <text:p>0.043</text:p>
          </table:table-cell>
          <table:table-cell table:style-name="ce3" table:formula="of:=SQRT([.C26]^2+[.D26]^2)" office:value-type="float" office:value="0.443091412690429">
            <text:p>0.443</text:p>
          </table:table-cell>
          <table:table-cell table:formula="of:=1.175*[.C26]/4/PI()*180/PI()" office:value-type="float" office:value="2.36259469502408">
            <text:p>2.4</text:p>
          </table:table-cell>
          <table:table-cell office:value-type="float" office:value="51.5">
            <text:p>51.5</text:p>
          </table:table-cell>
          <table:table-cell table:style-name="ce6" table:formula="of:=4*PI()*PI()*ABS([.D26])/[.C26]/1.175" office:value-type="float" office:value="3.27605916338567">
            <text:p>3.28</text:p>
          </table:table-cell>
          <table:table-cell office:value-type="float" office:value="0.82">
            <text:p>0.82</text:p>
          </table:table-cell>
          <table:table-cell table:style-name="ce6" table:formula="of:=1/[.I26]" office:value-type="float" office:value="1.21951219512195">
            <text:p>1.22</text:p>
          </table:table-cell>
          <table:table-cell office:value-type="float" office:value="1">
            <text:p>1</text:p>
          </table:table-cell>
          <table:table-cell table:formula="of:=1/[.K26]" office:value-type="float" office:value="1">
            <text:p>1</text:p>
          </table:table-cell>
          <table:table-cell table:style-name="ce5" table:formula="of:=[.G26]*[.H26]*[.J26]*[.L26]" office:value-type="float" office:value="205.752496237027">
            <text:p>205.8</text:p>
          </table:table-cell>
          <table:table-cell/>
          <table:table-cell table:style-name="ce5" table:formula="of:=[.M26]/[.M$3]*10000" office:value-type="float" office:value="74.1199815234605">
            <text:p>74.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table:formula="of:=SQRT([.O26])" office:value-type="float" office:value="8.60929622695494">
            <text:p>8.6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float" office:value="0.448211872635238">
            <text:p>0.448</text:p>
          </table:table-cell>
          <table:table-cell table:style-name="ce2" office:value-type="float" office:value="0.0852103043913744">
            <text:p>0.085</text:p>
          </table:table-cell>
          <table:table-cell table:style-name="ce3" table:formula="of:=SQRT([.C27]^2+[.D27]^2)" office:value-type="float" office:value="0.456239716317702">
            <text:p>0.456</text:p>
          </table:table-cell>
          <table:table-cell table:formula="of:=1.175*[.C27]/4/PI()*180/PI()" office:value-type="float" office:value="2.40123127558916">
            <text:p>2.4</text:p>
          </table:table-cell>
          <table:table-cell office:value-type="float" office:value="39">
            <text:p>39</text:p>
          </table:table-cell>
          <table:table-cell table:style-name="ce6" table:formula="of:=4*PI()*PI()*ABS([.D27])/[.C27]/1.175" office:value-type="float" office:value="6.38749584280844">
            <text:p>6.39</text:p>
          </table:table-cell>
          <table:table-cell office:value-type="float" office:value="0.82">
            <text:p>0.82</text:p>
          </table:table-cell>
          <table:table-cell table:style-name="ce6" table:formula="of:=1/[.I27]" office:value-type="float" office:value="1.21951219512195">
            <text:p>1.22</text:p>
          </table:table-cell>
          <table:table-cell office:value-type="float" office:value="1">
            <text:p>1</text:p>
          </table:table-cell>
          <table:table-cell table:formula="of:=1/[.K27]" office:value-type="float" office:value="1">
            <text:p>1</text:p>
          </table:table-cell>
          <table:table-cell table:style-name="ce5" table:formula="of:=[.G27]*[.H27]*[.J27]*[.L27]" office:value-type="float" office:value="303.795533987231">
            <text:p>303.8</text:p>
          </table:table-cell>
          <table:table-cell/>
          <table:table-cell table:style-name="ce5" table:formula="of:=[.M27]/[.M$3]*10000" office:value-type="float" office:value="109.438863575698">
            <text:p>109.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table:formula="of:=SQRT([.O27])" office:value-type="float" office:value="10.4613031490201">
            <text:p>10.5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table:style-name="ce2"/>
          <table:table-cell table:style-name="ce3" table:formula="of:=SQRT([.C28]^2+[.D28]^2)" office:value-type="float" office:value="0">
            <text:p>0.000</text:p>
          </table:table-cell>
          <table:table-cell table:formula="of:=1.175*[.C28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6" table:formula="of:=4*PI()*PI()*ABS([.D28])/[.C28]/1.175" office:value-type="float" office:value="0">
            <text:p>#DIV/0!</text:p>
          </table:table-cell>
          <table:table-cell/>
          <table:table-cell table:style-name="ce6" table:formula="of:=1/[.I28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28]" office:value-type="float" office:value="1">
            <text:p>1</text:p>
          </table:table-cell>
          <table:table-cell table:style-name="ce5" table:formula="of:=[.G28]*[.H28]*[.J28]*[.L28]" office:value-type="float" office:value="0">
            <text:p>#VALUE!</text:p>
          </table:table-cell>
          <table:table-cell/>
          <table:table-cell table:style-name="ce5" table:formula="of:=[.M28]/[.M$3]*10000" office:value-type="float" office:value="0">
            <text:p>#VALUE!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/>
          <table:table-cell table:number-columns-repeated="1001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2" office:value-type="float" office:value="0.461351389362051">
            <text:p>0.461</text:p>
          </table:table-cell>
          <table:table-cell table:style-name="ce2" office:value-type="float" office:value="0.173015418373835">
            <text:p>0.173</text:p>
          </table:table-cell>
          <table:table-cell table:style-name="ce3" table:formula="of:=SQRT([.C29]^2+[.D29]^2)" office:value-type="float" office:value="0.492726536185507">
            <text:p>0.493</text:p>
          </table:table-cell>
          <table:table-cell table:formula="of:=1.175*[.C29]/4/PI()*180/PI()" office:value-type="float" office:value="2.47162436518995">
            <text:p>2.5</text:p>
          </table:table-cell>
          <table:table-cell office:value-type="float" office:value="2.1">
            <text:p>2.1</text:p>
          </table:table-cell>
          <table:table-cell table:style-name="ce6" table:formula="of:=4*PI()*PI()*ABS([.D29])/[.C29]/1.175" office:value-type="float" office:value="12.6001247381686">
            <text:p>12.60</text:p>
          </table:table-cell>
          <table:table-cell office:value-type="float" office:value="0.83">
            <text:p>0.83</text:p>
          </table:table-cell>
          <table:table-cell table:style-name="ce6" table:formula="of:=1/[.I29]" office:value-type="float" office:value="1.20481927710843">
            <text:p>1.20</text:p>
          </table:table-cell>
          <table:table-cell office:value-type="float" office:value="1">
            <text:p>1</text:p>
          </table:table-cell>
          <table:table-cell table:formula="of:=1/[.K29]" office:value-type="float" office:value="1">
            <text:p>1</text:p>
          </table:table-cell>
          <table:table-cell table:style-name="ce5" table:formula="of:=[.G29]*[.H29]*[.J29]*[.L29]" office:value-type="float" office:value="31.8798336748845">
            <text:p>31.9</text:p>
          </table:table-cell>
          <table:table-cell/>
          <table:table-cell table:style-name="ce5" table:formula="of:=[.M29]/[.M$3]*10000" office:value-type="float" office:value="11.4843451533698">
            <text:p>11.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style-name="ce5" table:formula="of:=SQRT([.O29])" office:value-type="float" office:value="3.38885602429047">
            <text:p>3.4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float" office:value="0.467130537110918">
            <text:p>0.467</text:p>
          </table:table-cell>
          <table:table-cell table:style-name="ce2" office:value-type="float" office:value="0.215296951188425">
            <text:p>0.215</text:p>
          </table:table-cell>
          <table:table-cell table:style-name="ce3" table:formula="of:=SQRT([.C30]^2+[.D30]^2)" office:value-type="float" office:value="0.514357575906651">
            <text:p>0.514</text:p>
          </table:table-cell>
          <table:table-cell table:formula="of:=1.175*[.C30]/4/PI()*180/PI()" office:value-type="float" office:value="2.50258532621769">
            <text:p>2.5</text:p>
          </table:table-cell>
          <table:table-cell office:value-type="float" office:value="3.2">
            <text:p>3.2</text:p>
          </table:table-cell>
          <table:table-cell table:style-name="ce6" table:formula="of:=4*PI()*PI()*ABS([.D30])/[.C30]/1.175" office:value-type="float" office:value="15.4853665958663">
            <text:p>15.49</text:p>
          </table:table-cell>
          <table:table-cell office:value-type="float" office:value="0.83">
            <text:p>0.83</text:p>
          </table:table-cell>
          <table:table-cell table:style-name="ce6" table:formula="of:=1/[.I30]" office:value-type="float" office:value="1.20481927710843">
            <text:p>1.20</text:p>
          </table:table-cell>
          <table:table-cell office:value-type="float" office:value="1">
            <text:p>1</text:p>
          </table:table-cell>
          <table:table-cell table:formula="of:=1/[.K30]" office:value-type="float" office:value="1">
            <text:p>1</text:p>
          </table:table-cell>
          <table:table-cell table:style-name="ce5" table:formula="of:=[.G30]*[.H30]*[.J30]*[.L30]" office:value-type="float" office:value="59.7026182009301">
            <text:p>59.7</text:p>
          </table:table-cell>
          <table:table-cell/>
          <table:table-cell table:style-name="ce5" table:formula="of:=[.M30]/[.M$3]*10000" office:value-type="float" office:value="21.5071847918549">
            <text:p>21.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table:formula="of:=SQRT([.O30])" office:value-type="float" office:value="4.63758393906298">
            <text:p>4.6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2" office:value-type="float" office:value="0.473433486179976">
            <text:p>0.473</text:p>
          </table:table-cell>
          <table:table-cell table:style-name="ce2" office:value-type="float" office:value="0.258604039451567">
            <text:p>0.259</text:p>
          </table:table-cell>
          <table:table-cell table:style-name="ce3" table:formula="of:=SQRT([.C31]^2+[.D31]^2)" office:value-type="float" office:value="0.53945835340385">
            <text:p>0.539</text:p>
          </table:table-cell>
          <table:table-cell table:formula="of:=1.175*[.C31]/4/PI()*180/PI()" office:value-type="float" office:value="2.53635247822124">
            <text:p>2.5</text:p>
          </table:table-cell>
          <table:table-cell office:value-type="float" office:value="1">
            <text:p>1</text:p>
          </table:table-cell>
          <table:table-cell table:style-name="ce6" table:formula="of:=4*PI()*PI()*ABS([.D31])/[.C31]/1.175" office:value-type="float" office:value="18.3526254733833">
            <text:p>18.35</text:p>
          </table:table-cell>
          <table:table-cell office:value-type="float" office:value="0.83">
            <text:p>0.83</text:p>
          </table:table-cell>
          <table:table-cell table:style-name="ce6" table:formula="of:=1/[.I31]" office:value-type="float" office:value="1.20481927710843">
            <text:p>1.20</text:p>
          </table:table-cell>
          <table:table-cell office:value-type="float" office:value="1">
            <text:p>1</text:p>
          </table:table-cell>
          <table:table-cell table:formula="of:=1/[.K31]" office:value-type="float" office:value="1">
            <text:p>1</text:p>
          </table:table-cell>
          <table:table-cell table:style-name="ce5" table:formula="of:=[.G31]*[.H31]*[.J31]*[.L31]" office:value-type="float" office:value="22.1115969558835">
            <text:p>22.1</text:p>
          </table:table-cell>
          <table:table-cell/>
          <table:table-cell table:style-name="ce5" table:formula="of:=[.M31]/[.M$3]*10000" office:value-type="float" office:value="7.96544969221792">
            <text:p>8.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table:formula="of:=SQRT([.O31])" office:value-type="float" office:value="2.82231282678195">
            <text:p>2.8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2" office:value-type="float" office:value="0.524844436263111">
            <text:p>0.525</text:p>
          </table:table-cell>
          <table:table-cell table:style-name="ce3" office:value-type="float" office:value="-0.131767418689161">
            <text:p>-0.132</text:p>
          </table:table-cell>
          <table:table-cell table:style-name="ce3" table:formula="of:=SQRT([.C32]^2+[.D32]^2)" office:value-type="float" office:value="0.541132455970207">
            <text:p>0.541</text:p>
          </table:table-cell>
          <table:table-cell table:formula="of:=1.175*[.C32]/4/PI()*180/PI()" office:value-type="float" office:value="2.81177932160573">
            <text:p>2.8</text:p>
          </table:table-cell>
          <table:table-cell office:value-type="float" office:value="84.4">
            <text:p>84.4</text:p>
          </table:table-cell>
          <table:table-cell table:style-name="ce6" table:formula="of:=4*PI()*PI()*ABS([.D32])/[.C32]/1.175" office:value-type="float" office:value="8.43527626147566">
            <text:p>8.44</text:p>
          </table:table-cell>
          <table:table-cell office:value-type="float" office:value="0.84">
            <text:p>0.84</text:p>
          </table:table-cell>
          <table:table-cell table:style-name="ce6" table:formula="of:=1/[.I32]" office:value-type="float" office:value="1.19047619047619">
            <text:p>1.19</text:p>
          </table:table-cell>
          <table:table-cell office:value-type="float" office:value="1">
            <text:p>1</text:p>
          </table:table-cell>
          <table:table-cell table:formula="of:=1/[.K32]" office:value-type="float" office:value="1">
            <text:p>1</text:p>
          </table:table-cell>
          <table:table-cell table:style-name="ce5" table:formula="of:=[.G32]*[.H32]*[.J32]*[.L32]" office:value-type="float" office:value="847.544424367317">
            <text:p>847.5</text:p>
          </table:table-cell>
          <table:table-cell/>
          <table:table-cell table:style-name="ce5" table:formula="of:=[.M32]/[.M$3]*10000" office:value-type="float" office:value="305.31817704923">
            <text:p>305.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5" table:formula="of:=SQRT([.O32])" office:value-type="float" office:value="17.4733562044969">
            <text:p>17.5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2" office:value-type="float" office:value="0.531655575484458">
            <text:p>0.532</text:p>
          </table:table-cell>
          <table:table-cell table:style-name="ce3" office:value-type="float" office:value="-0.0867977631722995">
            <text:p>-0.087</text:p>
          </table:table-cell>
          <table:table-cell table:style-name="ce3" table:formula="of:=SQRT([.C33]^2+[.D33]^2)" office:value-type="float" office:value="0.538694257102695">
            <text:p>0.539</text:p>
          </table:table-cell>
          <table:table-cell table:formula="of:=1.175*[.C33]/4/PI()*180/PI()" office:value-type="float" office:value="2.84826902997631">
            <text:p>2.8</text:p>
          </table:table-cell>
          <table:table-cell office:value-type="float" office:value="146">
            <text:p>146</text:p>
          </table:table-cell>
          <table:table-cell table:style-name="ce6" table:formula="of:=4*PI()*PI()*ABS([.D33])/[.C33]/1.175" office:value-type="float" office:value="5.48529552741858">
            <text:p>5.49</text:p>
          </table:table-cell>
          <table:table-cell office:value-type="float" office:value="0.84">
            <text:p>0.84</text:p>
          </table:table-cell>
          <table:table-cell table:style-name="ce6" table:formula="of:=1/[.I33]" office:value-type="float" office:value="1.19047619047619">
            <text:p>1.19</text:p>
          </table:table-cell>
          <table:table-cell office:value-type="float" office:value="1">
            <text:p>1</text:p>
          </table:table-cell>
          <table:table-cell table:formula="of:=1/[.K33]" office:value-type="float" office:value="1">
            <text:p>1</text:p>
          </table:table-cell>
          <table:table-cell table:style-name="ce5" table:formula="of:=[.G33]*[.H33]*[.J33]*[.L33]" office:value-type="float" office:value="953.396603575133">
            <text:p>953.4</text:p>
          </table:table-cell>
          <table:table-cell/>
          <table:table-cell table:style-name="ce5" table:formula="of:=[.M33]/[.M$3]*10000" office:value-type="float" office:value="343.45021292044">
            <text:p>343.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5" table:formula="of:=SQRT([.O33])" office:value-type="float" office:value="18.5324097979847">
            <text:p>18.5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2" office:value-type="float" office:value="0.538464624452509">
            <text:p>0.538</text:p>
          </table:table-cell>
          <table:table-cell table:style-name="ce3" office:value-type="float" office:value="-0.0423435604212264">
            <text:p>-0.042</text:p>
          </table:table-cell>
          <table:table-cell table:style-name="ce3" table:formula="of:=SQRT([.C34]^2+[.D34]^2)" office:value-type="float" office:value="0.540126956275955">
            <text:p>0.540</text:p>
          </table:table-cell>
          <table:table-cell table:formula="of:=1.175*[.C34]/4/PI()*180/PI()" office:value-type="float" office:value="2.88474754011254">
            <text:p>2.9</text:p>
          </table:table-cell>
          <table:table-cell office:value-type="float" office:value="64.6">
            <text:p>64.6</text:p>
          </table:table-cell>
          <table:table-cell table:style-name="ce6" table:formula="of:=4*PI()*PI()*ABS([.D34])/[.C34]/1.175" office:value-type="float" office:value="2.64211712457978">
            <text:p>2.64</text:p>
          </table:table-cell>
          <table:table-cell office:value-type="float" office:value="0.84">
            <text:p>0.84</text:p>
          </table:table-cell>
          <table:table-cell table:style-name="ce6" table:formula="of:=1/[.I34]" office:value-type="float" office:value="1.19047619047619">
            <text:p>1.19</text:p>
          </table:table-cell>
          <table:table-cell office:value-type="float" office:value="1">
            <text:p>1</text:p>
          </table:table-cell>
          <table:table-cell table:formula="of:=1/[.K34]" office:value-type="float" office:value="1">
            <text:p>1</text:p>
          </table:table-cell>
          <table:table-cell table:style-name="ce5" table:formula="of:=[.G34]*[.H34]*[.J34]*[.L34]" office:value-type="float" office:value="203.191388390302">
            <text:p>203.2</text:p>
          </table:table-cell>
          <table:table-cell/>
          <table:table-cell table:style-name="ce5" table:formula="of:=[.M34]/[.M$3]*10000" office:value-type="float" office:value="73.1973717386436">
            <text:p>73.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5" table:formula="of:=SQRT([.O34])" office:value-type="float" office:value="8.55554625600514">
            <text:p>8.6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0.543700920374902">
            <text:p>0.544</text:p>
          </table:table-cell>
          <table:table-cell table:style-name="ce3" office:value-type="float" office:value="0">
            <text:p>0.000</text:p>
          </table:table-cell>
          <table:table-cell table:style-name="ce3" table:formula="of:=SQRT([.C35]^2+[.D35]^2)" office:value-type="float" office:value="0.543700920374902">
            <text:p>0.544</text:p>
          </table:table-cell>
          <table:table-cell table:formula="of:=1.175*[.C35]/4/PI()*180/PI()" office:value-type="float" office:value="2.91280024979014">
            <text:p>2.9</text:p>
          </table:table-cell>
          <table:table-cell office:value-type="float" office:value="259">
            <text:p>259</text:p>
          </table:table-cell>
          <table:table-cell table:style-name="ce6" table:formula="of:=[.C35]" office:value-type="float" office:value="0.543700920374902">
            <text:p>0.54</text:p>
          </table:table-cell>
          <table:table-cell office:value-type="float" office:value="0.93">
            <text:p>0.93</text:p>
          </table:table-cell>
          <table:table-cell table:style-name="ce6" table:formula="of:=1/[.I35]" office:value-type="float" office:value="1.0752688172043">
            <text:p>1.08</text:p>
          </table:table-cell>
          <table:table-cell office:value-type="float" office:value="1">
            <text:p>1</text:p>
          </table:table-cell>
          <table:table-cell table:formula="of:=1/[.K35]" office:value-type="float" office:value="1">
            <text:p>1</text:p>
          </table:table-cell>
          <table:table-cell table:style-name="ce5" table:formula="of:=[.G35]*[.H35]*[.J35]*[.L35]" office:value-type="float" office:value="151.417783201182">
            <text:p>151.4</text:p>
          </table:table-cell>
          <table:table-cell/>
          <table:table-cell table:style-name="ce5" table:formula="of:=[.M35]/[.M$3]*10000" office:value-type="float" office:value="54.5465231209929">
            <text:p>54.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formula="of:=SQRT([.O35])" office:value-type="float" office:value="7.38556180131159">
            <text:p>7.4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549982816243601">
            <text:p>0.550</text:p>
          </table:table-cell>
          <table:table-cell table:style-name="ce3" office:value-type="float" office:value="0.0396972009265264">
            <text:p>0.040</text:p>
          </table:table-cell>
          <table:table-cell table:style-name="ce3" table:formula="of:=SQRT([.C36]^2+[.D36]^2)" office:value-type="float" office:value="0.551413606945497">
            <text:p>0.551</text:p>
          </table:table-cell>
          <table:table-cell table:formula="of:=1.175*[.C36]/4/PI()*180/PI()" office:value-type="float" office:value="2.94645461227105">
            <text:p>2.9</text:p>
          </table:table-cell>
          <table:table-cell office:value-type="float" office:value="50.2">
            <text:p>50.2</text:p>
          </table:table-cell>
          <table:table-cell table:style-name="ce6" table:formula="of:=4*PI()*PI()*ABS([.D36])/[.C36]/1.175" office:value-type="float" office:value="2.42511665953245">
            <text:p>2.43</text:p>
          </table:table-cell>
          <table:table-cell office:value-type="float" office:value="0.84">
            <text:p>0.84</text:p>
          </table:table-cell>
          <table:table-cell table:style-name="ce6" table:formula="of:=1/[.I36]" office:value-type="float" office:value="1.19047619047619">
            <text:p>1.19</text:p>
          </table:table-cell>
          <table:table-cell office:value-type="float" office:value="1">
            <text:p>1</text:p>
          </table:table-cell>
          <table:table-cell table:formula="of:=1/[.K36]" office:value-type="float" office:value="1">
            <text:p>1</text:p>
          </table:table-cell>
          <table:table-cell table:style-name="ce5" table:formula="of:=[.G36]*[.H36]*[.J36]*[.L36]" office:value-type="float" office:value="144.929590843487">
            <text:p>144.9</text:p>
          </table:table-cell>
          <table:table-cell/>
          <table:table-cell table:style-name="ce5" table:formula="of:=[.M36]/[.M$3]*10000" office:value-type="float" office:value="52.2092260943797">
            <text:p>52.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table:formula="of:=SQRT([.O36])" office:value-type="float" office:value="7.22559520692792">
            <text:p>7.2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2" office:value-type="float" office:value="0.628347615113464">
            <text:p>0.628</text:p>
          </table:table-cell>
          <table:table-cell table:style-name="ce3" office:value-type="float" office:value="-0.175130122971947">
            <text:p>-0.175</text:p>
          </table:table-cell>
          <table:table-cell table:style-name="ce3" table:formula="of:=SQRT([.C37]^2+[.D37]^2)" office:value-type="float" office:value="0.652296930385961">
            <text:p>0.652</text:p>
          </table:table-cell>
          <table:table-cell table:formula="of:=1.175*[.C37]/4/PI()*180/PI()" office:value-type="float" office:value="3.36628286190046">
            <text:p>3.4</text:p>
          </table:table-cell>
          <table:table-cell office:value-type="float" office:value="10.3">
            <text:p>10.3</text:p>
          </table:table-cell>
          <table:table-cell table:style-name="ce6" table:formula="of:=4*PI()*PI()*ABS([.D37])/[.C37]/1.175" office:value-type="float" office:value="9.36446027508031">
            <text:p>9.36</text:p>
          </table:table-cell>
          <table:table-cell office:value-type="float" office:value="0.86">
            <text:p>0.86</text:p>
          </table:table-cell>
          <table:table-cell table:style-name="ce6" table:formula="of:=1/[.I37]" office:value-type="float" office:value="1.16279069767442">
            <text:p>1.16</text:p>
          </table:table-cell>
          <table:table-cell office:value-type="float" office:value="1">
            <text:p>1</text:p>
          </table:table-cell>
          <table:table-cell table:formula="of:=1/[.K37]" office:value-type="float" office:value="1">
            <text:p>1</text:p>
          </table:table-cell>
          <table:table-cell table:style-name="ce5" table:formula="of:=[.G37]*[.H37]*[.J37]*[.L37]" office:value-type="float" office:value="112.155745155032">
            <text:p>112.2</text:p>
          </table:table-cell>
          <table:table-cell/>
          <table:table-cell table:style-name="ce5" table:formula="of:=[.M37]/[.M$3]*10000" office:value-type="float" office:value="40.402823346864">
            <text:p>40.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5" table:formula="of:=SQRT([.O37])" office:value-type="float" office:value="6.35632152639119">
            <text:p>6.4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2" office:value-type="float" office:value="0.634603574291903">
            <text:p>0.635</text:p>
          </table:table-cell>
          <table:table-cell table:style-name="ce3" office:value-type="float" office:value="-0.130709521994936">
            <text:p>-0.131</text:p>
          </table:table-cell>
          <table:table-cell table:style-name="ce3" table:formula="of:=SQRT([.C38]^2+[.D38]^2)" office:value-type="float" office:value="0.647924899694558">
            <text:p>0.648</text:p>
          </table:table-cell>
          <table:table-cell table:formula="of:=1.175*[.C38]/4/PI()*180/PI()" office:value-type="float" office:value="3.39979827225707">
            <text:p>3.4</text:p>
          </table:table-cell>
          <table:table-cell office:value-type="float" office:value="13.8">
            <text:p>13.8</text:p>
          </table:table-cell>
          <table:table-cell table:style-name="ce6" table:formula="of:=4*PI()*PI()*ABS([.D38])/[.C38]/1.175" office:value-type="float" office:value="6.92032646497841">
            <text:p>6.92</text:p>
          </table:table-cell>
          <table:table-cell office:value-type="float" office:value="0.86">
            <text:p>0.86</text:p>
          </table:table-cell>
          <table:table-cell table:style-name="ce6" table:formula="of:=1/[.I38]" office:value-type="float" office:value="1.16279069767442">
            <text:p>1.16</text:p>
          </table:table-cell>
          <table:table-cell office:value-type="float" office:value="1">
            <text:p>1</text:p>
          </table:table-cell>
          <table:table-cell table:formula="of:=1/[.K38]" office:value-type="float" office:value="1">
            <text:p>1</text:p>
          </table:table-cell>
          <table:table-cell table:style-name="ce5" table:formula="of:=[.G38]*[.H38]*[.J38]*[.L38]" office:value-type="float" office:value="111.047099089188">
            <text:p>111.0</text:p>
          </table:table-cell>
          <table:table-cell/>
          <table:table-cell table:style-name="ce5" table:formula="of:=[.M38]/[.M$3]*10000" office:value-type="float" office:value="40.0034462922999">
            <text:p>40.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5" table:formula="of:=SQRT([.O38])" office:value-type="float" office:value="6.32482776779731">
            <text:p>6.3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2" office:value-type="float" office:value="0.640857496753451">
            <text:p>0.641</text:p>
          </table:table-cell>
          <table:table-cell table:style-name="ce3" office:value-type="float" office:value="-0.0852103043913744">
            <text:p>-0.085</text:p>
          </table:table-cell>
          <table:table-cell table:style-name="ce3" table:formula="of:=SQRT([.C39]^2+[.D39]^2)" office:value-type="float" office:value="0.646497584774739">
            <text:p>0.646</text:p>
          </table:table-cell>
          <table:table-cell table:formula="of:=1.175*[.C39]/4/PI()*180/PI()" office:value-type="float" office:value="3.433302771193">
            <text:p>3.4</text:p>
          </table:table-cell>
          <table:table-cell office:value-type="float" office:value="9.7">
            <text:p>9.7</text:p>
          </table:table-cell>
          <table:table-cell table:style-name="ce6" table:formula="of:=4*PI()*PI()*ABS([.D39])/[.C39]/1.175" office:value-type="float" office:value="4.46737611350187">
            <text:p>4.47</text:p>
          </table:table-cell>
          <table:table-cell office:value-type="float" office:value="0.86">
            <text:p>0.86</text:p>
          </table:table-cell>
          <table:table-cell table:style-name="ce6" table:formula="of:=1/[.I39]" office:value-type="float" office:value="1.16279069767442">
            <text:p>1.16</text:p>
          </table:table-cell>
          <table:table-cell office:value-type="float" office:value="1">
            <text:p>1</text:p>
          </table:table-cell>
          <table:table-cell table:formula="of:=1/[.K39]" office:value-type="float" office:value="1">
            <text:p>1</text:p>
          </table:table-cell>
          <table:table-cell table:style-name="ce5" table:formula="of:=[.G39]*[.H39]*[.J39]*[.L39]" office:value-type="float" office:value="50.3878468615909">
            <text:p>50.4</text:p>
          </table:table-cell>
          <table:table-cell/>
          <table:table-cell table:style-name="ce5" table:formula="of:=[.M39]/[.M$3]*10000" office:value-type="float" office:value="18.1516450429143">
            <text:p>18.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5" table:formula="of:=SQRT([.O39])" office:value-type="float" office:value="4.26047474384186">
            <text:p>4.3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2" office:value-type="float" office:value="0.647">
            <text:p>0.647</text:p>
          </table:table-cell>
          <table:table-cell table:style-name="ce3"/>
          <table:table-cell table:style-name="ce3" table:formula="of:=SQRT([.C40]^2+[.D40]^2)" office:value-type="float" office:value="0.647">
            <text:p>0.647</text:p>
          </table:table-cell>
          <table:table-cell table:formula="of:=1.175*[.C40]/4/PI()*180/PI()" office:value-type="float" office:value="3.46621035755233">
            <text:p>3.5</text:p>
          </table:table-cell>
          <table:table-cell office:value-type="float" office:value="2">
            <text:p>2</text:p>
          </table:table-cell>
          <table:table-cell table:style-name="ce6" table:formula="of:=4*PI()*PI()*ABS([.D40])/[.C40]/1.175" office:value-type="float" office:value="0">
            <text:p>0.00</text:p>
          </table:table-cell>
          <table:table-cell office:value-type="float" office:value="0.86">
            <text:p>0.86</text:p>
          </table:table-cell>
          <table:table-cell table:style-name="ce6" table:formula="of:=1/[.I40]" office:value-type="float" office:value="1.16279069767442">
            <text:p>1.16</text:p>
          </table:table-cell>
          <table:table-cell office:value-type="float" office:value="1">
            <text:p>1</text:p>
          </table:table-cell>
          <table:table-cell table:formula="of:=1/[.K40]" office:value-type="float" office:value="1">
            <text:p>1</text:p>
          </table:table-cell>
          <table:table-cell table:style-name="ce5" table:formula="of:=[.G40]*[.H40]*[.J40]*[.L40]" office:value-type="float" office:value="0">
            <text:p>0.0</text:p>
          </table:table-cell>
          <table:table-cell/>
          <table:table-cell table:style-name="ce5" table:formula="of:=[.M40]/[.M$3]*10000" office:value-type="float" office:value="0">
            <text:p>0.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5" table:formula="of:=SQRT([.O40]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float" office:value="0.65283842913363">
            <text:p>0.653</text:p>
          </table:table-cell>
          <table:table-cell table:style-name="ce3" office:value-type="float" office:value="0">
            <text:p>0.000</text:p>
          </table:table-cell>
          <table:table-cell table:style-name="ce3" table:formula="of:=SQRT([.C41]^2+[.D41]^2)" office:value-type="float" office:value="0.65283842913363">
            <text:p>0.653</text:p>
          </table:table-cell>
          <table:table-cell table:formula="of:=1.175*[.C41]/4/PI()*180/PI()" office:value-type="float" office:value="3.49748891015639">
            <text:p>3.5</text:p>
          </table:table-cell>
          <table:table-cell office:value-type="float" office:value="69">
            <text:p>69</text:p>
          </table:table-cell>
          <table:table-cell table:style-name="ce6" table:formula="of:=[.C41]" office:value-type="float" office:value="0.65283842913363">
            <text:p>0.65</text:p>
          </table:table-cell>
          <table:table-cell office:value-type="float" office:value="0.94">
            <text:p>0.94</text:p>
          </table:table-cell>
          <table:table-cell table:style-name="ce6" table:formula="of:=1/[.I41]" office:value-type="float" office:value="1.06382978723404">
            <text:p>1.06</text:p>
          </table:table-cell>
          <table:table-cell office:value-type="float" office:value="1">
            <text:p>1</text:p>
          </table:table-cell>
          <table:table-cell table:formula="of:=1/[.K41]" office:value-type="float" office:value="1">
            <text:p>1</text:p>
          </table:table-cell>
          <table:table-cell table:style-name="ce5" table:formula="of:=[.G41]*[.H41]*[.J41]*[.L41]" office:value-type="float" office:value="47.9211187342771">
            <text:p>47.9</text:p>
          </table:table-cell>
          <table:table-cell/>
          <table:table-cell table:style-name="ce5" table:formula="of:=[.M41]/[.M$3]*10000" office:value-type="float" office:value="17.2630344716517">
            <text:p>17.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table:formula="of:=SQRT([.O41])" office:value-type="float" office:value="4.15488080113638">
            <text:p>4.2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" office:value-type="float" office:value="0.659">
            <text:p>0.659</text:p>
          </table:table-cell>
          <table:table-cell table:style-name="ce3"/>
          <table:table-cell table:style-name="ce3" table:formula="of:=SQRT([.C42]^2+[.D42]^2)" office:value-type="float" office:value="0.659">
            <text:p>0.659</text:p>
          </table:table-cell>
          <table:table-cell table:formula="of:=1.175*[.C42]/4/PI()*180/PI()" office:value-type="float" office:value="3.53049864857339">
            <text:p>3.5</text:p>
          </table:table-cell>
          <table:table-cell office:value-type="float" office:value="2.5">
            <text:p>2.5</text:p>
          </table:table-cell>
          <table:table-cell table:style-name="ce6" table:formula="of:=4*PI()*PI()*ABS([.D42])/[.C42]/1.175" office:value-type="float" office:value="0">
            <text:p>0.00</text:p>
          </table:table-cell>
          <table:table-cell office:value-type="float" office:value="0.86">
            <text:p>0.86</text:p>
          </table:table-cell>
          <table:table-cell table:style-name="ce6" table:formula="of:=1/[.I42]" office:value-type="float" office:value="1.16279069767442">
            <text:p>1.16</text:p>
          </table:table-cell>
          <table:table-cell office:value-type="float" office:value="1">
            <text:p>1</text:p>
          </table:table-cell>
          <table:table-cell table:formula="of:=1/[.K42]" office:value-type="float" office:value="1">
            <text:p>1</text:p>
          </table:table-cell>
          <table:table-cell table:style-name="ce5" table:formula="of:=[.G42]*[.H42]*[.J42]*[.L42]" office:value-type="float" office:value="0">
            <text:p>0.0</text:p>
          </table:table-cell>
          <table:table-cell/>
          <table:table-cell table:style-name="ce5" table:formula="of:=[.M42]/[.M$3]*10000" office:value-type="float" office:value="0">
            <text:p>0.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5" table:formula="of:=SQRT([.O42]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" office:value-type="float" office:value="0.665">
            <text:p>0.665</text:p>
          </table:table-cell>
          <table:table-cell table:style-name="ce3"/>
          <table:table-cell table:style-name="ce3" table:formula="of:=SQRT([.C43]^2+[.D43]^2)" office:value-type="float" office:value="0.665">
            <text:p>0.665</text:p>
          </table:table-cell>
          <table:table-cell table:formula="of:=1.175*[.C43]/4/PI()*180/PI()" office:value-type="float" office:value="3.56264279408393">
            <text:p>3.6</text:p>
          </table:table-cell>
          <table:table-cell office:value-type="string">
            <text:p>weak</text:p>
          </table:table-cell>
          <table:table-cell table:style-name="ce6" table:formula="of:=4*PI()*PI()*ABS([.D43])/[.C43]/1.175" office:value-type="float" office:value="0">
            <text:p>0.00</text:p>
          </table:table-cell>
          <table:table-cell/>
          <table:table-cell table:style-name="ce6" table:formula="of:=1/[.I4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43]" office:value-type="float" office:value="1">
            <text:p>1</text:p>
          </table:table-cell>
          <table:table-cell table:style-name="ce5" table:formula="of:=[.G43]*[.H43]*[.J43]*[.L43]" office:value-type="float" office:value="0">
            <text:p>#VALUE!</text:p>
          </table:table-cell>
          <table:table-cell/>
          <table:table-cell table:style-name="ce5" table:formula="of:=[.M43]/[.M$3]*10000" office:value-type="float" office:value="0">
            <text:p>#VALUE!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 office:value-type="float" office:value="0.672095987139367">
            <text:p>0.672</text:p>
          </table:table-cell>
          <table:table-cell table:style-name="ce3" office:value-type="float" office:value="0.1275357632013">
            <text:p>0.128</text:p>
          </table:table-cell>
          <table:table-cell table:style-name="ce3" table:formula="of:=SQRT([.C44]^2+[.D44]^2)" office:value-type="float" office:value="0.684089458202784">
            <text:p>0.684</text:p>
          </table:table-cell>
          <table:table-cell table:formula="of:=1.175*[.C44]/4/PI()*180/PI()" office:value-type="float" office:value="3.6006585346087">
            <text:p>3.6</text:p>
          </table:table-cell>
          <table:table-cell office:value-type="float" office:value="42">
            <text:p>42</text:p>
          </table:table-cell>
          <table:table-cell table:style-name="ce6" table:formula="of:=4*PI()*PI()*ABS([.D44])/[.C44]/1.175" office:value-type="float" office:value="6.3756218912685">
            <text:p>6.38</text:p>
          </table:table-cell>
          <table:table-cell office:value-type="float" office:value="0.87">
            <text:p>0.87</text:p>
          </table:table-cell>
          <table:table-cell table:style-name="ce6" table:formula="of:=1/[.I44]" office:value-type="float" office:value="1.14942528735632">
            <text:p>1.15</text:p>
          </table:table-cell>
          <table:table-cell office:value-type="float" office:value="1">
            <text:p>1</text:p>
          </table:table-cell>
          <table:table-cell table:formula="of:=1/[.K44]" office:value-type="float" office:value="1">
            <text:p>1</text:p>
          </table:table-cell>
          <table:table-cell table:style-name="ce5" table:formula="of:=[.G44]*[.H44]*[.J44]*[.L44]" office:value-type="float" office:value="307.788643026755">
            <text:p>307.8</text:p>
          </table:table-cell>
          <table:table-cell/>
          <table:table-cell table:style-name="ce5" table:formula="of:=[.M44]/[.M$3]*10000" office:value-type="float" office:value="110.877335398124">
            <text:p>110.9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5" table:formula="of:=SQRT([.O44])" office:value-type="float" office:value="10.5298307392913">
            <text:p>10.5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0.679377363801603">
            <text:p>0.679</text:p>
          </table:table-cell>
          <table:table-cell table:style-name="ce3" office:value-type="float" office:value="0.169843247496607">
            <text:p>0.170</text:p>
          </table:table-cell>
          <table:table-cell table:style-name="ce3" table:formula="of:=SQRT([.C45]^2+[.D45]^2)" office:value-type="float" office:value="0.700285892451226">
            <text:p>0.700</text:p>
          </table:table-cell>
          <table:table-cell table:formula="of:=1.175*[.C45]/4/PI()*180/PI()" office:value-type="float" office:value="3.63966747310002">
            <text:p>3.6</text:p>
          </table:table-cell>
          <table:table-cell office:value-type="float" office:value="40">
            <text:p>40</text:p>
          </table:table-cell>
          <table:table-cell table:style-name="ce6" table:formula="of:=4*PI()*PI()*ABS([.D45])/[.C45]/1.175" office:value-type="float" office:value="8.39960924324504">
            <text:p>8.40</text:p>
          </table:table-cell>
          <table:table-cell office:value-type="float" office:value="0.87">
            <text:p>0.87</text:p>
          </table:table-cell>
          <table:table-cell table:style-name="ce6" table:formula="of:=1/[.I45]" office:value-type="float" office:value="1.14942528735632">
            <text:p>1.15</text:p>
          </table:table-cell>
          <table:table-cell office:value-type="float" office:value="1">
            <text:p>1</text:p>
          </table:table-cell>
          <table:table-cell table:formula="of:=1/[.K45]" office:value-type="float" office:value="1">
            <text:p>1</text:p>
          </table:table-cell>
          <table:table-cell table:style-name="ce5" table:formula="of:=[.G45]*[.H45]*[.J45]*[.L45]" office:value-type="float" office:value="386.18893072391">
            <text:p>386.2</text:p>
          </table:table-cell>
          <table:table-cell/>
          <table:table-cell table:style-name="ce5" table:formula="of:=[.M45]/[.M$3]*10000" office:value-type="float" office:value="139.120141594034">
            <text:p>139.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5" table:formula="of:=SQRT([.O45])" office:value-type="float" office:value="11.7949201605621">
            <text:p>11.8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2" office:value-type="float" office:value="0.737002345651">
            <text:p>0.737</text:p>
          </table:table-cell>
          <table:table-cell table:style-name="ce3" office:value-type="float" office:value="-0.174072778333374">
            <text:p>-0.174</text:p>
          </table:table-cell>
          <table:table-cell table:style-name="ce3" table:formula="of:=SQRT([.C46]^2+[.D46]^2)" office:value-type="float" office:value="0.757280522429949">
            <text:p>0.757</text:p>
          </table:table-cell>
          <table:table-cell table:formula="of:=1.175*[.C46]/4/PI()*180/PI()" office:value-type="float" office:value="3.94838510670148">
            <text:p>3.9</text:p>
          </table:table-cell>
          <table:table-cell office:value-type="float" office:value="42">
            <text:p>42</text:p>
          </table:table-cell>
          <table:table-cell table:style-name="ce6" table:formula="of:=4*PI()*PI()*ABS([.D46])/[.C46]/1.175" office:value-type="float" office:value="7.9356747767148">
            <text:p>7.94</text:p>
          </table:table-cell>
          <table:table-cell office:value-type="float" office:value="0.88">
            <text:p>0.88</text:p>
          </table:table-cell>
          <table:table-cell table:style-name="ce6" table:formula="of:=1/[.I46]" office:value-type="float" office:value="1.13636363636364">
            <text:p>1.14</text:p>
          </table:table-cell>
          <table:table-cell office:value-type="float" office:value="1">
            <text:p>1</text:p>
          </table:table-cell>
          <table:table-cell table:formula="of:=1/[.K46]" office:value-type="float" office:value="1">
            <text:p>1</text:p>
          </table:table-cell>
          <table:table-cell table:style-name="ce5" table:formula="of:=[.G46]*[.H46]*[.J46]*[.L46]" office:value-type="float" office:value="378.748114343206">
            <text:p>378.7</text:p>
          </table:table-cell>
          <table:table-cell/>
          <table:table-cell table:style-name="ce5" table:formula="of:=[.M46]/[.M$3]*10000" office:value-type="float" office:value="136.439672667806">
            <text:p>136.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5" table:formula="of:=SQRT([.O46])" office:value-type="float" office:value="11.6807393887462">
            <text:p>11.7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2" office:value-type="float" office:value="0.743220481007552">
            <text:p>0.743</text:p>
          </table:table-cell>
          <table:table-cell table:style-name="ce3" office:value-type="float" office:value="-0.129651613786888">
            <text:p>-0.130</text:p>
          </table:table-cell>
          <table:table-cell table:style-name="ce3" table:formula="of:=SQRT([.C47]^2+[.D47]^2)" office:value-type="float" office:value="0.754444314940898">
            <text:p>0.754</text:p>
          </table:table-cell>
          <table:table-cell table:formula="of:=1.175*[.C47]/4/PI()*180/PI()" office:value-type="float" office:value="3.98169788131901">
            <text:p>4.0</text:p>
          </table:table-cell>
          <table:table-cell office:value-type="float" office:value="40">
            <text:p>40</text:p>
          </table:table-cell>
          <table:table-cell table:style-name="ce6" table:formula="of:=4*PI()*PI()*ABS([.D47])/[.C47]/1.175" office:value-type="float" office:value="5.86114044240567">
            <text:p>5.86</text:p>
          </table:table-cell>
          <table:table-cell office:value-type="float" office:value="0.88">
            <text:p>0.88</text:p>
          </table:table-cell>
          <table:table-cell table:style-name="ce6" table:formula="of:=1/[.I47]" office:value-type="float" office:value="1.13636363636364">
            <text:p>1.14</text:p>
          </table:table-cell>
          <table:table-cell office:value-type="float" office:value="1">
            <text:p>1</text:p>
          </table:table-cell>
          <table:table-cell table:formula="of:=1/[.K47]" office:value-type="float" office:value="1">
            <text:p>1</text:p>
          </table:table-cell>
          <table:table-cell table:style-name="ce5" table:formula="of:=[.G47]*[.H47]*[.J47]*[.L47]" office:value-type="float" office:value="266.415474654803">
            <text:p>266.4</text:p>
          </table:table-cell>
          <table:table-cell/>
          <table:table-cell table:style-name="ce5" table:formula="of:=[.M47]/[.M$3]*10000" office:value-type="float" office:value="95.9731250902043">
            <text:p>96.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5" table:formula="of:=SQRT([.O47])" office:value-type="float" office:value="9.79658742063808">
            <text:p>9.8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2" office:value-type="float" office:value="0.74943629215009">
            <text:p>0.749</text:p>
          </table:table-cell>
          <table:table-cell table:style-name="ce3" office:value-type="float" office:value="-0.0852103043913744">
            <text:p>-0.085</text:p>
          </table:table-cell>
          <table:table-cell table:style-name="ce3" table:formula="of:=SQRT([.C48]^2+[.D48]^2)" office:value-type="float" office:value="0.754264908348616">
            <text:p>0.754</text:p>
          </table:table-cell>
          <table:table-cell table:formula="of:=1.175*[.C48]/4/PI()*180/PI()" office:value-type="float" office:value="4.01499820429097">
            <text:p>4.0</text:p>
          </table:table-cell>
          <table:table-cell office:value-type="float" office:value="15">
            <text:p>15</text:p>
          </table:table-cell>
          <table:table-cell table:style-name="ce6" table:formula="of:=4*PI()*PI()*ABS([.D48])/[.C48]/1.175" office:value-type="float" office:value="3.82013988799678">
            <text:p>3.82</text:p>
          </table:table-cell>
          <table:table-cell table:style-name="ce6" office:value-type="float" office:value="0.88">
            <text:p>0.88</text:p>
          </table:table-cell>
          <table:table-cell table:style-name="ce6" table:formula="of:=1/[.I48]" office:value-type="float" office:value="1.13636363636364">
            <text:p>1.14</text:p>
          </table:table-cell>
          <table:table-cell office:value-type="float" office:value="1">
            <text:p>1</text:p>
          </table:table-cell>
          <table:table-cell table:formula="of:=1/[.K48]" office:value-type="float" office:value="1">
            <text:p>1</text:p>
          </table:table-cell>
          <table:table-cell table:style-name="ce5" table:formula="of:=[.G48]*[.H48]*[.J48]*[.L48]" office:value-type="float" office:value="65.116020818127">
            <text:p>65.1</text:p>
          </table:table-cell>
          <table:table-cell/>
          <table:table-cell table:style-name="ce5" table:formula="of:=[.M48]/[.M$3]*10000" office:value-type="float" office:value="23.4573011175565">
            <text:p>23.5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5" table:formula="of:=SQRT([.O48])" office:value-type="float" office:value="4.8432738016301">
            <text:p>4.8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2" office:value-type="float" office:value="0.755132063082733">
            <text:p>0.755</text:p>
          </table:table-cell>
          <table:table-cell table:style-name="ce3" office:value-type="float" office:value="-0.041814290342365">
            <text:p>-0.042</text:p>
          </table:table-cell>
          <table:table-cell table:style-name="ce3" table:formula="of:=SQRT([.C49]^2+[.D49]^2)" office:value-type="float" office:value="0.756288878387366">
            <text:p>0.756</text:p>
          </table:table-cell>
          <table:table-cell table:formula="of:=1.175*[.C49]/4/PI()*180/PI()" office:value-type="float" office:value="4.04551248589989">
            <text:p>4.0</text:p>
          </table:table-cell>
          <table:table-cell office:value-type="float" office:value="27">
            <text:p>27</text:p>
          </table:table-cell>
          <table:table-cell table:style-name="ce6" table:formula="of:=4*PI()*PI()*ABS([.D49])/[.C49]/1.175" office:value-type="float" office:value="1.86047436211323">
            <text:p>1.86</text:p>
          </table:table-cell>
          <table:table-cell office:value-type="float" office:value="0.88">
            <text:p>0.88</text:p>
          </table:table-cell>
          <table:table-cell table:style-name="ce6" table:formula="of:=1/[.I49]" office:value-type="float" office:value="1.13636363636364">
            <text:p>1.14</text:p>
          </table:table-cell>
          <table:table-cell office:value-type="float" office:value="1">
            <text:p>1</text:p>
          </table:table-cell>
          <table:table-cell table:formula="of:=1/[.K49]" office:value-type="float" office:value="1">
            <text:p>1</text:p>
          </table:table-cell>
          <table:table-cell table:style-name="ce5" table:formula="of:=[.G49]*[.H49]*[.J49]*[.L49]" office:value-type="float" office:value="57.0827361102923">
            <text:p>57.1</text:p>
          </table:table-cell>
          <table:table-cell/>
          <table:table-cell table:style-name="ce5" table:formula="of:=[.M49]/[.M$3]*10000" office:value-type="float" office:value="20.563402258456">
            <text:p>20.6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5" table:formula="of:=SQRT([.O49])" office:value-type="float" office:value="4.53468877195073">
            <text:p>4.5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0.760308319035858">
            <text:p>0.760</text:p>
          </table:table-cell>
          <table:table-cell table:style-name="ce3" office:value-type="float" office:value="0">
            <text:p>0.000</text:p>
          </table:table-cell>
          <table:table-cell table:style-name="ce3" table:formula="of:=SQRT([.C50]^2+[.D50]^2)" office:value-type="float" office:value="0.760308319035858">
            <text:p>0.760</text:p>
          </table:table-cell>
          <table:table-cell table:formula="of:=1.175*[.C50]/4/PI()*180/PI()" office:value-type="float" office:value="4.07324353999273">
            <text:p>4.1</text:p>
          </table:table-cell>
          <table:table-cell office:value-type="float" office:value="41">
            <text:p>41</text:p>
          </table:table-cell>
          <table:table-cell table:style-name="ce6" table:formula="of:=[.C50]" office:value-type="float" office:value="0.760308319035858">
            <text:p>0.76</text:p>
          </table:table-cell>
          <table:table-cell office:value-type="float" office:value="0.95">
            <text:p>0.95</text:p>
          </table:table-cell>
          <table:table-cell table:style-name="ce6" table:formula="of:=1/[.I50]" office:value-type="float" office:value="1.05263157894737">
            <text:p>1.05</text:p>
          </table:table-cell>
          <table:table-cell office:value-type="float" office:value="1">
            <text:p>1</text:p>
          </table:table-cell>
          <table:table-cell table:formula="of:=1/[.K50]" office:value-type="float" office:value="1">
            <text:p>1</text:p>
          </table:table-cell>
          <table:table-cell table:style-name="ce5" table:formula="of:=[.G50]*[.H50]*[.J50]*[.L50]" office:value-type="float" office:value="32.8133064004949">
            <text:p>32.8</text:p>
          </table:table-cell>
          <table:table-cell/>
          <table:table-cell table:style-name="ce5" table:formula="of:=[.M50]/[.M$3]*10000" office:value-type="float" office:value="11.8206180173218">
            <text:p>11.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table:formula="of:=SQRT([.O50])" office:value-type="float" office:value="3.43811256612139">
            <text:p>3.4</text:p>
          </table:table-cell>
          <table:table-cell table:number-columns-repeated="100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2"/>
          <table:table-cell table:style-name="ce3"/>
          <table:table-cell table:style-name="ce3" table:formula="of:=SQRT([.C51]^2+[.D51]^2)" office:value-type="float" office:value="0">
            <text:p>0.000</text:p>
          </table:table-cell>
          <table:table-cell table:formula="of:=1.175*[.C51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6" table:formula="of:=4*PI()*PI()*ABS([.D51])/[.C51]/1.175" office:value-type="float" office:value="0">
            <text:p>#DIV/0!</text:p>
          </table:table-cell>
          <table:table-cell/>
          <table:table-cell table:style-name="ce6" table:formula="of:=1/[.I51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1]" office:value-type="float" office:value="1">
            <text:p>1</text:p>
          </table:table-cell>
          <table:table-cell table:style-name="ce5" table:formula="of:=[.G51]*[.H51]*[.J51]*[.L51]" office:value-type="float" office:value="0">
            <text:p>#VALUE!</text:p>
          </table:table-cell>
          <table:table-cell/>
          <table:table-cell table:style-name="ce5" table:formula="of:=[.M51]/[.M$3]*10000" office:value-type="float" office:value="0">
            <text:p>#VALUE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2"/>
          <table:table-cell table:style-name="ce3"/>
          <table:table-cell table:style-name="ce3" table:formula="of:=SQRT([.C52]^2+[.D52]^2)" office:value-type="float" office:value="0">
            <text:p>0.000</text:p>
          </table:table-cell>
          <table:table-cell table:formula="of:=1.175*[.C52]/4/PI()*180/PI()" office:value-type="float" office:value="0">
            <text:p>0.0</text:p>
          </table:table-cell>
          <table:table-cell office:value-type="float" office:value="19">
            <text:p>19</text:p>
          </table:table-cell>
          <table:table-cell table:style-name="ce6" table:formula="of:=4*PI()*PI()*ABS([.D52])/[.C52]/1.175" office:value-type="float" office:value="0">
            <text:p>#DIV/0!</text:p>
          </table:table-cell>
          <table:table-cell/>
          <table:table-cell table:style-name="ce6" table:formula="of:=1/[.I52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2]" office:value-type="float" office:value="1">
            <text:p>1</text:p>
          </table:table-cell>
          <table:table-cell table:style-name="ce5" table:formula="of:=[.G52]*[.H52]*[.J52]*[.L52]" office:value-type="float" office:value="0">
            <text:p>#DIV/0!</text:p>
          </table:table-cell>
          <table:table-cell/>
          <table:table-cell table:style-name="ce5" table:formula="of:=[.M52]/[.M$3]*10000" office:value-type="float" office:value="0">
            <text:p>#DIV/0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2"/>
          <table:table-cell table:style-name="ce3"/>
          <table:table-cell table:style-name="ce3" table:formula="of:=SQRT([.C53]^2+[.D53]^2)" office:value-type="float" office:value="0">
            <text:p>0.000</text:p>
          </table:table-cell>
          <table:table-cell table:formula="of:=1.175*[.C53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6" table:formula="of:=4*PI()*PI()*ABS([.D53])/[.C53]/1.175" office:value-type="float" office:value="0">
            <text:p>#DIV/0!</text:p>
          </table:table-cell>
          <table:table-cell/>
          <table:table-cell table:style-name="ce6" table:formula="of:=1/[.I5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3]" office:value-type="float" office:value="1">
            <text:p>1</text:p>
          </table:table-cell>
          <table:table-cell table:style-name="ce5" table:formula="of:=[.G53]*[.H53]*[.J53]*[.L53]" office:value-type="float" office:value="0">
            <text:p>#VALUE!</text:p>
          </table:table-cell>
          <table:table-cell/>
          <table:table-cell table:style-name="ce5" table:formula="of:=[.M53]/[.M$3]*10000" office:value-type="float" office:value="0">
            <text:p>#VALUE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2"/>
          <table:table-cell table:style-name="ce3"/>
          <table:table-cell table:style-name="ce3" table:formula="of:=SQRT([.C54]^2+[.D54]^2)" office:value-type="float" office:value="0">
            <text:p>0.000</text:p>
          </table:table-cell>
          <table:table-cell table:formula="of:=1.175*[.C54]/4/PI()*180/PI()" office:value-type="float" office:value="0">
            <text:p>0.0</text:p>
          </table:table-cell>
          <table:table-cell office:value-type="float" office:value="21">
            <text:p>21</text:p>
          </table:table-cell>
          <table:table-cell table:style-name="ce6" table:formula="of:=4*PI()*PI()*ABS([.D54])/[.C54]/1.175" office:value-type="float" office:value="0">
            <text:p>#DIV/0!</text:p>
          </table:table-cell>
          <table:table-cell/>
          <table:table-cell table:style-name="ce6" table:formula="of:=1/[.I54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4]" office:value-type="float" office:value="1">
            <text:p>1</text:p>
          </table:table-cell>
          <table:table-cell table:style-name="ce5" table:formula="of:=[.G54]*[.H54]*[.J54]*[.L54]" office:value-type="float" office:value="0">
            <text:p>#DIV/0!</text:p>
          </table:table-cell>
          <table:table-cell/>
          <table:table-cell table:style-name="ce5" table:formula="of:=[.M54]/[.M$3]*10000" office:value-type="float" office:value="0">
            <text:p>#DIV/0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2"/>
          <table:table-cell table:style-name="ce3"/>
          <table:table-cell table:style-name="ce3" table:formula="of:=SQRT([.C55]^2+[.D55]^2)" office:value-type="float" office:value="0">
            <text:p>0.000</text:p>
          </table:table-cell>
          <table:table-cell table:formula="of:=1.175*[.C55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6" table:formula="of:=4*PI()*PI()*ABS([.D55])/[.C55]/1.175" office:value-type="float" office:value="0">
            <text:p>#DIV/0!</text:p>
          </table:table-cell>
          <table:table-cell/>
          <table:table-cell table:style-name="ce6" table:formula="of:=1/[.I55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5]" office:value-type="float" office:value="1">
            <text:p>1</text:p>
          </table:table-cell>
          <table:table-cell table:style-name="ce5" table:formula="of:=[.G55]*[.H55]*[.J55]*[.L55]" office:value-type="float" office:value="0">
            <text:p>#VALUE!</text:p>
          </table:table-cell>
          <table:table-cell/>
          <table:table-cell table:style-name="ce5" table:formula="of:=[.M55]/[.M$3]*10000" office:value-type="float" office:value="0">
            <text:p>#VALUE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"/>
          <table:table-cell table:style-name="ce3" office:value-type="float" office:value="0">
            <text:p>0.000</text:p>
          </table:table-cell>
          <table:table-cell table:style-name="ce3" table:formula="of:=SQRT([.C56]^2+[.D56]^2)" office:value-type="float" office:value="0">
            <text:p>0.000</text:p>
          </table:table-cell>
          <table:table-cell table:formula="of:=1.175*[.C56]/4/PI()*180/PI()" office:value-type="float" office:value="0">
            <text:p>0.0</text:p>
          </table:table-cell>
          <table:table-cell office:value-type="float" office:value="21">
            <text:p>21</text:p>
          </table:table-cell>
          <table:table-cell table:style-name="ce6" table:formula="of:=[.C56]" office:value-type="float" office:value="0">
            <text:p>0.00</text:p>
          </table:table-cell>
          <table:table-cell/>
          <table:table-cell table:style-name="ce6" table:formula="of:=1/[.I56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6]" office:value-type="float" office:value="1">
            <text:p>1</text:p>
          </table:table-cell>
          <table:table-cell table:style-name="ce5" table:formula="of:=[.G56]*[.H56]*[.J56]*[.L56]" office:value-type="float" office:value="0">
            <text:p>#DIV/0!</text:p>
          </table:table-cell>
          <table:table-cell/>
          <table:table-cell table:style-name="ce5" table:formula="of:=[.M56]/[.M$3]*10000" office:value-type="float" office:value="0">
            <text:p>#DIV/0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1001"/>
        </table:table-row>
        <table:table-row table:style-name="ro2" table:number-rows-repeated="104851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6" table:default-cell-style-name="Default"/>
        <table:table-column table:style-name="co18" table:number-columns-repeated="4" table:default-cell-style-name="Default"/>
        <table:table-column table:style-name="co15" table:default-cell-style-name="Default"/>
        <table:table-row table:style-name="ro3">
          <table:table-cell/>
          <table:table-cell table:style-name="ce1" table:number-columns-repeated="4"/>
          <table:table-cell table:style-name="ce8" office:value-type="string">
            <text:p>aFactor = 0.2</text:p>
          </table:table-cell>
          <table:table-cell table:style-name="ce8"/>
          <table:table-cell table:style-name="ce1" table:number-columns-repeated="2"/>
        </table:table-row>
        <table:table-row table:style-name="ro3"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q</text:p>
          </table:table-cell>
          <table:table-cell table:style-name="ce1" office:value-type="string">
            <text:p>I^JN</text:p>
          </table:table-cell>
          <table:table-cell table:style-name="ce1" office:value-type="string">
            <text:p>a*I</text:p>
          </table:table-cell>
          <table:table-cell table:style-name="ce1" office:value-type="string">
            <text:p>sig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I</text:p>
          </table:table-cell>
          <table:table-cell table:style-name="ce1" office:value-type="string">
            <text:p>sig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float" office:value="0.110693269894786">
            <text:p>0.111</text:p>
          </table:table-cell>
          <table:table-cell office:value-type="float" office:value="726">
            <text:p>726</text:p>
          </table:table-cell>
          <table:table-cell table:formula="of:=[.D3]*1000*0.2" office:value-type="float" office:value="145200">
            <text:p>145200</text:p>
          </table:table-cell>
          <table:table-cell table:style-name="ce5" table:formula="of:=SQRT([.E3])" office:value-type="float" office:value="381.051177665153">
            <text:p>381.1</text:p>
          </table:table-cell>
          <table:table-cell table:style-name="ce6" office:value-type="float" office:value="1.96078431372549">
            <text:p>1.96</text:p>
          </table:table-cell>
          <table:table-cell table:style-name="ce10" table:formula="of:=[.E3]*[.$G3]/10" office:value-type="float" office:value="28470.5882352941">
            <text:p>28471</text:p>
          </table:table-cell>
          <table:table-cell table:style-name="ce10" table:formula="of:=[.F3]*[.$G3]/10" office:value-type="float" office:value="74.7159171892457">
            <text:p>7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.109">
            <text:p>0.109</text:p>
          </table:table-cell>
          <table:table-cell office:value-type="float" office:value="180818">
            <text:p>180818</text:p>
          </table:table-cell>
          <table:table-cell table:formula="of:=[.D4]*1000*0.2" office:value-type="float" office:value="36163600">
            <text:p>36163600</text:p>
          </table:table-cell>
          <table:table-cell table:style-name="ce5" table:formula="of:=SQRT([.E4])" office:value-type="float" office:value="6013.61787944662">
            <text:p>6013.6</text:p>
          </table:table-cell>
          <table:table-cell table:style-name="ce6" office:value-type="float" office:value="1.40845070422535">
            <text:p>1.41</text:p>
          </table:table-cell>
          <table:table-cell table:style-name="ce10" table:formula="of:=[.E4]*[.$G4]/10" office:value-type="float" office:value="5093464.7887324">
            <text:p>5093465</text:p>
          </table:table-cell>
          <table:table-cell table:style-name="ce10" table:formula="of:=[.F4]*[.$G4]/10" office:value-type="float" office:value="846.988433724875">
            <text:p>847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3" office:value-type="float" office:value="0.121840059093879">
            <text:p>0.122</text:p>
          </table:table-cell>
          <table:table-cell office:value-type="float" office:value="241">
            <text:p>241</text:p>
          </table:table-cell>
          <table:table-cell table:formula="of:=[.D5]*1000*0.2" office:value-type="float" office:value="48200">
            <text:p>48200</text:p>
          </table:table-cell>
          <table:table-cell table:style-name="ce5" table:formula="of:=SQRT([.E5])" office:value-type="float" office:value="219.544984001001">
            <text:p>219.5</text:p>
          </table:table-cell>
          <table:table-cell table:style-name="ce6" office:value-type="float" office:value="1.78571428571429">
            <text:p>1.79</text:p>
          </table:table-cell>
          <table:table-cell table:style-name="ce10" table:formula="of:=[.E5]*[.$G5]/10" office:value-type="float" office:value="8607.14285714286">
            <text:p>8607</text:p>
          </table:table-cell>
          <table:table-cell table:style-name="ce10" table:formula="of:=[.F5]*[.$G5]/10" office:value-type="float" office:value="39.2044614287503">
            <text:p>39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0.182439030911699">
            <text:p>0.182</text:p>
          </table:table-cell>
          <table:table-cell office:value-type="float" office:value="4.8">
            <text:p>4.8</text:p>
          </table:table-cell>
          <table:table-cell table:formula="of:=[.D6]*1000*0.2" office:value-type="float" office:value="960">
            <text:p>960</text:p>
          </table:table-cell>
          <table:table-cell table:style-name="ce5" table:formula="of:=SQRT([.E6])" office:value-type="float" office:value="30.9838667696593">
            <text:p>31.0</text:p>
          </table:table-cell>
          <table:table-cell table:style-name="ce6" office:value-type="float" office:value="1.69491525423729">
            <text:p>1.69</text:p>
          </table:table-cell>
          <table:table-cell table:style-name="ce10" table:formula="of:=[.E6]*[.$G6]/10" office:value-type="float" office:value="162.71186440678">
            <text:p>163</text:p>
          </table:table-cell>
          <table:table-cell table:style-name="ce10" table:formula="of:=[.F6]*[.$G6]/10" office:value-type="float" office:value="5.25150284231514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3" office:value-type="float" office:value="0.223617977810372">
            <text:p>0.224</text:p>
          </table:table-cell>
          <table:table-cell office:value-type="float" office:value="51.4">
            <text:p>51.4</text:p>
          </table:table-cell>
          <table:table-cell table:formula="of:=[.D7]*1000*0.2" office:value-type="float" office:value="10280">
            <text:p>10280</text:p>
          </table:table-cell>
          <table:table-cell table:style-name="ce5" table:formula="of:=SQRT([.E7])" office:value-type="float" office:value="101.390334845093">
            <text:p>101.4</text:p>
          </table:table-cell>
          <table:table-cell table:style-name="ce6" office:value-type="float" office:value="1.44927536231884">
            <text:p>1.45</text:p>
          </table:table-cell>
          <table:table-cell table:style-name="ce10" table:formula="of:=[.E7]*[.$G7]/10" office:value-type="float" office:value="1489.85507246377">
            <text:p>1490</text:p>
          </table:table-cell>
          <table:table-cell table:style-name="ce10" table:formula="of:=[.F7]*[.$G7]/10" office:value-type="float" office:value="14.694251426825">
            <text:p>1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float" office:value="0.21651789764359">
            <text:p>0.217</text:p>
          </table:table-cell>
          <table:table-cell office:value-type="float" office:value="1818">
            <text:p>1818</text:p>
          </table:table-cell>
          <table:table-cell table:formula="of:=[.D8]*1000*0.2" office:value-type="float" office:value="363600">
            <text:p>363600</text:p>
          </table:table-cell>
          <table:table-cell table:style-name="ce5" table:formula="of:=SQRT([.E8])" office:value-type="float" office:value="602.992537267253">
            <text:p>603.0</text:p>
          </table:table-cell>
          <table:table-cell table:style-name="ce6" office:value-type="float" office:value="1.42857142857143">
            <text:p>1.43</text:p>
          </table:table-cell>
          <table:table-cell table:style-name="ce10" table:formula="of:=[.E8]*[.$G8]/10" office:value-type="float" office:value="51942.8571428571">
            <text:p>51943</text:p>
          </table:table-cell>
          <table:table-cell table:style-name="ce10" table:formula="of:=[.F8]*[.$G8]/10" office:value-type="float" office:value="86.141791038179">
            <text:p>8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0.218">
            <text:p>0.218</text:p>
          </table:table-cell>
          <table:table-cell office:value-type="float" office:value="10200">
            <text:p>10200</text:p>
          </table:table-cell>
          <table:table-cell table:formula="of:=[.D9]*1000*0.2" office:value-type="float" office:value="2040000">
            <text:p>2040000</text:p>
          </table:table-cell>
          <table:table-cell table:style-name="ce5" table:formula="of:=SQRT([.E9])" office:value-type="float" office:value="1428.28568570857">
            <text:p>1428.3</text:p>
          </table:table-cell>
          <table:table-cell table:style-name="ce6" office:value-type="float" office:value="1.19047619047619">
            <text:p>1.19</text:p>
          </table:table-cell>
          <table:table-cell table:style-name="ce10" table:formula="of:=[.E9]*[.$G9]/10" office:value-type="float" office:value="242857.142857143">
            <text:p>242857</text:p>
          </table:table-cell>
          <table:table-cell table:style-name="ce10" table:formula="of:=[.F9]*[.$G9]/10" office:value-type="float" office:value="170.034010203401">
            <text:p>17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0.228089894559141">
            <text:p>0.228</text:p>
          </table:table-cell>
          <table:table-cell office:value-type="float" office:value="558">
            <text:p>558</text:p>
          </table:table-cell>
          <table:table-cell table:formula="of:=[.D10]*1000*0.2" office:value-type="float" office:value="111600">
            <text:p>111600</text:p>
          </table:table-cell>
          <table:table-cell table:style-name="ce5" table:formula="of:=SQRT([.E10])" office:value-type="float" office:value="334.065861769801">
            <text:p>334.1</text:p>
          </table:table-cell>
          <table:table-cell table:style-name="ce6" office:value-type="float" office:value="1.40845070422535">
            <text:p>1.41</text:p>
          </table:table-cell>
          <table:table-cell table:style-name="ce10" table:formula="of:=[.E10]*[.$G10]/10" office:value-type="float" office:value="15718.3098591549">
            <text:p>15718</text:p>
          </table:table-cell>
          <table:table-cell table:style-name="ce10" table:formula="of:=[.F10]*[.$G10]/10" office:value-type="float" office:value="47.0515298267326">
            <text:p>47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table:style-name="ce3" office:value-type="float" office:value="0.246489350682742">
            <text:p>0.246</text:p>
          </table:table-cell>
          <table:table-cell office:value-type="float" office:value="116">
            <text:p>116</text:p>
          </table:table-cell>
          <table:table-cell table:formula="of:=[.D11]*1000*0.2" office:value-type="float" office:value="23200">
            <text:p>23200</text:p>
          </table:table-cell>
          <table:table-cell table:style-name="ce5" table:formula="of:=SQRT([.E11])" office:value-type="float" office:value="152.315462117278">
            <text:p>152.3</text:p>
          </table:table-cell>
          <table:table-cell table:style-name="ce6" office:value-type="float" office:value="1.38888888888889">
            <text:p>1.39</text:p>
          </table:table-cell>
          <table:table-cell table:style-name="ce10" table:formula="of:=[.E11]*[.$G11]/10" office:value-type="float" office:value="3222.22222222222">
            <text:p>3222</text:p>
          </table:table-cell>
          <table:table-cell table:style-name="ce10" table:formula="of:=[.F11]*[.$G11]/10" office:value-type="float" office:value="21.1549252940664">
            <text:p>21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0.269833281861226">
            <text:p>0.270</text:p>
          </table:table-cell>
          <table:table-cell office:value-type="float" office:value="27">
            <text:p>27</text:p>
          </table:table-cell>
          <table:table-cell table:formula="of:=[.D12]*1000*0.2" office:value-type="float" office:value="5400">
            <text:p>5400</text:p>
          </table:table-cell>
          <table:table-cell table:style-name="ce5" table:formula="of:=SQRT([.E12])" office:value-type="float" office:value="73.4846922834953">
            <text:p>73.5</text:p>
          </table:table-cell>
          <table:table-cell table:style-name="ce6" office:value-type="float" office:value="1.38888888888889">
            <text:p>1.39</text:p>
          </table:table-cell>
          <table:table-cell table:style-name="ce10" table:formula="of:=[.E12]*[.$G12]/10" office:value-type="float" office:value="750">
            <text:p>750</text:p>
          </table:table-cell>
          <table:table-cell table:style-name="ce10" table:formula="of:=[.F12]*[.$G12]/10" office:value-type="float" office:value="10.2062072615966">
            <text:p>1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0.298291803440859">
            <text:p>0.298</text:p>
          </table:table-cell>
          <table:table-cell office:value-type="float" office:value="7.6">
            <text:p>7.6</text:p>
          </table:table-cell>
          <table:table-cell table:formula="of:=[.D13]*1000*0.2" office:value-type="float" office:value="1520">
            <text:p>1520</text:p>
          </table:table-cell>
          <table:table-cell table:style-name="ce5" table:formula="of:=SQRT([.E13])" office:value-type="float" office:value="38.9871773792359">
            <text:p>39.0</text:p>
          </table:table-cell>
          <table:table-cell table:style-name="ce6" office:value-type="float" office:value="1.38888888888889">
            <text:p>1.39</text:p>
          </table:table-cell>
          <table:table-cell table:style-name="ce10" table:formula="of:=[.E13]*[.$G13]/10" office:value-type="float" office:value="211.111111111111">
            <text:p>211</text:p>
          </table:table-cell>
          <table:table-cell table:style-name="ce10" table:formula="of:=[.F13]*[.$G13]/10" office:value-type="float" office:value="5.41488574711609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0.329083576010715">
            <text:p>0.329</text:p>
          </table:table-cell>
          <table:table-cell office:value-type="float" office:value="2.9">
            <text:p>2.9</text:p>
          </table:table-cell>
          <table:table-cell table:formula="of:=[.D14]*1000*0.2" office:value-type="float" office:value="580">
            <text:p>580</text:p>
          </table:table-cell>
          <table:table-cell table:style-name="ce5" table:formula="of:=SQRT([.E14])" office:value-type="float" office:value="24.0831891575846">
            <text:p>24.1</text:p>
          </table:table-cell>
          <table:table-cell table:style-name="ce6" office:value-type="float" office:value="1.38888888888889">
            <text:p>1.39</text:p>
          </table:table-cell>
          <table:table-cell table:style-name="ce10" table:formula="of:=[.E14]*[.$G14]/10" office:value-type="float" office:value="80.5555555555556">
            <text:p>81</text:p>
          </table:table-cell>
          <table:table-cell table:style-name="ce10" table:formula="of:=[.F14]*[.$G14]/10" office:value-type="float" office:value="3.34488738299786">
            <text:p>3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3" office:value-type="float" office:value="0.325829710124783">
            <text:p>0.326</text:p>
          </table:table-cell>
          <table:table-cell office:value-type="float" office:value="305">
            <text:p>305</text:p>
          </table:table-cell>
          <table:table-cell table:formula="of:=[.D15]*1000*0.2" office:value-type="float" office:value="61000">
            <text:p>61000</text:p>
          </table:table-cell>
          <table:table-cell table:style-name="ce5" table:formula="of:=SQRT([.E15])" office:value-type="float" office:value="246.981780704569">
            <text:p>247.0</text:p>
          </table:table-cell>
          <table:table-cell table:style-name="ce6" office:value-type="float" office:value="1.2987012987013">
            <text:p>1.30</text:p>
          </table:table-cell>
          <table:table-cell table:style-name="ce10" table:formula="of:=[.E15]*[.$G15]/10" office:value-type="float" office:value="7922.07792207792">
            <text:p>7922</text:p>
          </table:table-cell>
          <table:table-cell table:style-name="ce10" table:formula="of:=[.F15]*[.$G15]/10" office:value-type="float" office:value="32.0755559356584">
            <text:p>32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3" office:value-type="float" office:value="0.323867256758074">
            <text:p>0.324</text:p>
          </table:table-cell>
          <table:table-cell office:value-type="float" office:value="1205">
            <text:p>1205</text:p>
          </table:table-cell>
          <table:table-cell table:formula="of:=[.D16]*1000*0.2" office:value-type="float" office:value="241000">
            <text:p>241000</text:p>
          </table:table-cell>
          <table:table-cell table:style-name="ce5" table:formula="of:=SQRT([.E16])" office:value-type="float" office:value="490.917508345343">
            <text:p>490.9</text:p>
          </table:table-cell>
          <table:table-cell table:style-name="ce6" office:value-type="float" office:value="1.2987012987013">
            <text:p>1.30</text:p>
          </table:table-cell>
          <table:table-cell table:style-name="ce10" table:formula="of:=[.E16]*[.$G16]/10" office:value-type="float" office:value="31298.7012987013">
            <text:p>31299</text:p>
          </table:table-cell>
          <table:table-cell table:style-name="ce10" table:formula="of:=[.F16]*[.$G16]/10" office:value-type="float" office:value="63.7555205643303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0.326">
            <text:p>0.326</text:p>
          </table:table-cell>
          <table:table-cell office:value-type="float" office:value="1566">
            <text:p>1566</text:p>
          </table:table-cell>
          <table:table-cell table:formula="of:=[.D17]*1000*0.2" office:value-type="float" office:value="313200">
            <text:p>313200</text:p>
          </table:table-cell>
          <table:table-cell table:style-name="ce5" table:formula="of:=SQRT([.E17])" office:value-type="float" office:value="559.642743185329">
            <text:p>559.6</text:p>
          </table:table-cell>
          <table:table-cell table:style-name="ce6" office:value-type="float" office:value="1.13636363636364">
            <text:p>1.14</text:p>
          </table:table-cell>
          <table:table-cell table:style-name="ce10" table:formula="of:=[.E17]*[.$G17]/10" office:value-type="float" office:value="35590.9090909091">
            <text:p>35591</text:p>
          </table:table-cell>
          <table:table-cell table:style-name="ce10" table:formula="of:=[.F17]*[.$G17]/10" office:value-type="float" office:value="63.5957662710601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.334773057458333">
            <text:p>0.335</text:p>
          </table:table-cell>
          <table:table-cell office:value-type="float" office:value="31.7">
            <text:p>31.7</text:p>
          </table:table-cell>
          <table:table-cell table:formula="of:=[.D18]*1000*0.2" office:value-type="float" office:value="6340">
            <text:p>6340</text:p>
          </table:table-cell>
          <table:table-cell table:style-name="ce5" table:formula="of:=SQRT([.E18])" office:value-type="float" office:value="79.6241169495775">
            <text:p>79.6</text:p>
          </table:table-cell>
          <table:table-cell table:style-name="ce6" office:value-type="float" office:value="1.28205128205128">
            <text:p>1.28</text:p>
          </table:table-cell>
          <table:table-cell table:style-name="ce10" table:formula="of:=[.E18]*[.$G18]/10" office:value-type="float" office:value="812.820512820513">
            <text:p>813</text:p>
          </table:table-cell>
          <table:table-cell table:style-name="ce10" table:formula="of:=[.F18]*[.$G18]/10" office:value-type="float" office:value="10.2082201217407">
            <text:p>10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0.349738473720007">
            <text:p>0.350</text:p>
          </table:table-cell>
          <table:table-cell office:value-type="float" office:value="32.4">
            <text:p>32.4</text:p>
          </table:table-cell>
          <table:table-cell table:formula="of:=[.D19]*1000*0.2" office:value-type="float" office:value="6480">
            <text:p>6480</text:p>
          </table:table-cell>
          <table:table-cell table:style-name="ce5" table:formula="of:=SQRT([.E19])" office:value-type="float" office:value="80.4984471899924">
            <text:p>80.5</text:p>
          </table:table-cell>
          <table:table-cell table:style-name="ce6" office:value-type="float" office:value="1.28205128205128">
            <text:p>1.28</text:p>
          </table:table-cell>
          <table:table-cell table:style-name="ce10" table:formula="of:=[.E19]*[.$G19]/10" office:value-type="float" office:value="830.769230769231">
            <text:p>831</text:p>
          </table:table-cell>
          <table:table-cell table:style-name="ce10" table:formula="of:=[.F19]*[.$G19]/10" office:value-type="float" office:value="10.3203137423067">
            <text:p>10</text:p>
          </table:table-cell>
        </table:table-row>
        <table:table-row table:style-name="ro4">
          <table:table-cell table:number-columns-repeated="2" office:value-type="float" office:value="3">
            <text:p>3</text:p>
          </table:table-cell>
          <table:table-cell table:style-name="ce3" office:value-type="float" office:value="0.368328657587215">
            <text:p>0.368</text:p>
          </table:table-cell>
          <table:table-cell office:value-type="float" office:value="38.2">
            <text:p>38.2</text:p>
          </table:table-cell>
          <table:table-cell table:formula="of:=[.D20]*1000*0.2" office:value-type="float" office:value="7640">
            <text:p>7640</text:p>
          </table:table-cell>
          <table:table-cell table:style-name="ce5" table:formula="of:=SQRT([.E20])" office:value-type="float" office:value="87.4070935336486">
            <text:p>87.4</text:p>
          </table:table-cell>
          <table:table-cell table:style-name="ce6" office:value-type="float" office:value="1.28205128205128">
            <text:p>1.28</text:p>
          </table:table-cell>
          <table:table-cell table:style-name="ce10" table:formula="of:=[.E20]*[.$G20]/10" office:value-type="float" office:value="979.487179487179">
            <text:p>979</text:p>
          </table:table-cell>
          <table:table-cell table:style-name="ce10" table:formula="of:=[.F20]*[.$G20]/10" office:value-type="float" office:value="11.2060376325191">
            <text:p>11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.391775445887054">
            <text:p>0.392</text:p>
          </table:table-cell>
          <table:table-cell office:value-type="float" office:value="26.1">
            <text:p>26.1</text:p>
          </table:table-cell>
          <table:table-cell table:formula="of:=[.D21]*1000*0.2" office:value-type="float" office:value="5220">
            <text:p>5220</text:p>
          </table:table-cell>
          <table:table-cell table:style-name="ce5" table:formula="of:=SQRT([.E21])" office:value-type="float" office:value="72.2495674727538">
            <text:p>72.2</text:p>
          </table:table-cell>
          <table:table-cell table:style-name="ce6" office:value-type="float" office:value="1.26582278481013">
            <text:p>1.27</text:p>
          </table:table-cell>
          <table:table-cell table:style-name="ce10" table:formula="of:=[.E21]*[.$G21]/10" office:value-type="float" office:value="660.759493670886">
            <text:p>661</text:p>
          </table:table-cell>
          <table:table-cell table:style-name="ce10" table:formula="of:=[.F21]*[.$G21]/10" office:value-type="float" office:value="9.14551486996883">
            <text:p>9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.417599090037323">
            <text:p>0.418</text:p>
          </table:table-cell>
          <table:table-cell office:value-type="float" office:value="8.6">
            <text:p>8.6</text:p>
          </table:table-cell>
          <table:table-cell table:formula="of:=[.D22]*1000*0.2" office:value-type="float" office:value="1720">
            <text:p>1720</text:p>
          </table:table-cell>
          <table:table-cell table:style-name="ce5" table:formula="of:=SQRT([.E22])" office:value-type="float" office:value="41.4728827066554">
            <text:p>41.5</text:p>
          </table:table-cell>
          <table:table-cell table:style-name="ce6" office:value-type="float" office:value="1.26582278481013">
            <text:p>1.27</text:p>
          </table:table-cell>
          <table:table-cell table:style-name="ce10" table:formula="of:=[.E22]*[.$G22]/10" office:value-type="float" office:value="217.721518987342">
            <text:p>218</text:p>
          </table:table-cell>
          <table:table-cell table:style-name="ce10" table:formula="of:=[.F22]*[.$G22]/10" office:value-type="float" office:value="5.24973198818423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3" office:value-type="float" office:value="0.436670481842015">
            <text:p>0.437</text:p>
          </table:table-cell>
          <table:table-cell office:value-type="float" office:value="143">
            <text:p>143</text:p>
          </table:table-cell>
          <table:table-cell table:formula="of:=[.D23]*1000*0.2" office:value-type="float" office:value="28600">
            <text:p>28600</text:p>
          </table:table-cell>
          <table:table-cell table:style-name="ce5" table:formula="of:=SQRT([.E23])" office:value-type="float" office:value="169.115345252878">
            <text:p>169.1</text:p>
          </table:table-cell>
          <table:table-cell table:style-name="ce6" office:value-type="float" office:value="1.23456790123457">
            <text:p>1.23</text:p>
          </table:table-cell>
          <table:table-cell table:style-name="ce10" table:formula="of:=[.E23]*[.$G23]/10" office:value-type="float" office:value="3530.86419753086">
            <text:p>3531</text:p>
          </table:table-cell>
          <table:table-cell table:style-name="ce10" table:formula="of:=[.F23]*[.$G23]/10" office:value-type="float" office:value="20.8784376855404">
            <text:p>2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3" office:value-type="float" office:value="0.431885340770433">
            <text:p>0.432</text:p>
          </table:table-cell>
          <table:table-cell office:value-type="float" office:value="730">
            <text:p>730</text:p>
          </table:table-cell>
          <table:table-cell table:formula="of:=[.D24]*1000*0.2" office:value-type="float" office:value="146000">
            <text:p>146000</text:p>
          </table:table-cell>
          <table:table-cell table:style-name="ce5" table:formula="of:=SQRT([.E24])" office:value-type="float" office:value="382.099463490856">
            <text:p>382.1</text:p>
          </table:table-cell>
          <table:table-cell table:style-name="ce6" office:value-type="float" office:value="1.21951219512195">
            <text:p>1.22</text:p>
          </table:table-cell>
          <table:table-cell table:style-name="ce10" table:formula="of:=[.E24]*[.$G24]/10" office:value-type="float" office:value="17804.8780487805">
            <text:p>17805</text:p>
          </table:table-cell>
          <table:table-cell table:style-name="ce10" table:formula="of:=[.F24]*[.$G24]/10" office:value-type="float" office:value="46.5974955476654">
            <text:p>47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3" office:value-type="float" office:value="0.431467213838009">
            <text:p>0.431</text:p>
          </table:table-cell>
          <table:table-cell office:value-type="float" office:value="415">
            <text:p>415</text:p>
          </table:table-cell>
          <table:table-cell table:formula="of:=[.D25]*1000*0.2" office:value-type="float" office:value="83000">
            <text:p>83000</text:p>
          </table:table-cell>
          <table:table-cell table:style-name="ce5" table:formula="of:=SQRT([.E25])" office:value-type="float" office:value="288.097205817759">
            <text:p>288.1</text:p>
          </table:table-cell>
          <table:table-cell table:style-name="ce6" office:value-type="float" office:value="1.21951219512195">
            <text:p>1.22</text:p>
          </table:table-cell>
          <table:table-cell table:style-name="ce10" table:formula="of:=[.E25]*[.$G25]/10" office:value-type="float" office:value="10121.9512195122">
            <text:p>10122</text:p>
          </table:table-cell>
          <table:table-cell table:style-name="ce10" table:formula="of:=[.F25]*[.$G25]/10" office:value-type="float" office:value="35.1338055875315">
            <text:p>3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0.435065366970071">
            <text:p>0.435</text:p>
          </table:table-cell>
          <table:table-cell office:value-type="float" office:value="1938">
            <text:p>1938</text:p>
          </table:table-cell>
          <table:table-cell table:formula="of:=[.D26]*1000*0.2" office:value-type="float" office:value="387600">
            <text:p>387600</text:p>
          </table:table-cell>
          <table:table-cell table:style-name="ce5" table:formula="of:=SQRT([.E26])" office:value-type="float" office:value="622.575296650935">
            <text:p>622.6</text:p>
          </table:table-cell>
          <table:table-cell table:style-name="ce6" office:value-type="float" office:value="1.0989010989011">
            <text:p>1.10</text:p>
          </table:table-cell>
          <table:table-cell table:style-name="ce10" table:formula="of:=[.E26]*[.$G26]/10" office:value-type="float" office:value="42593.4065934066">
            <text:p>42593</text:p>
          </table:table-cell>
          <table:table-cell table:style-name="ce10" table:formula="of:=[.F26]*[.$G26]/10" office:value-type="float" office:value="68.414867763839">
            <text:p>68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office:value-type="float" office:value="0.443091412690429">
            <text:p>0.443</text:p>
          </table:table-cell>
          <table:table-cell office:value-type="float" office:value="51.5">
            <text:p>51.5</text:p>
          </table:table-cell>
          <table:table-cell table:formula="of:=[.D27]*1000*0.2" office:value-type="float" office:value="10300">
            <text:p>10300</text:p>
          </table:table-cell>
          <table:table-cell table:style-name="ce5" table:formula="of:=SQRT([.E27])" office:value-type="float" office:value="101.488915650922">
            <text:p>101.5</text:p>
          </table:table-cell>
          <table:table-cell table:style-name="ce6" office:value-type="float" office:value="1.21951219512195">
            <text:p>1.22</text:p>
          </table:table-cell>
          <table:table-cell table:style-name="ce10" table:formula="of:=[.E27]*[.$G27]/10" office:value-type="float" office:value="1256.09756097561">
            <text:p>1256</text:p>
          </table:table-cell>
          <table:table-cell table:style-name="ce10" table:formula="of:=[.F27]*[.$G27]/10" office:value-type="float" office:value="12.3766970306003">
            <text:p>1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0.456239716317702">
            <text:p>0.456</text:p>
          </table:table-cell>
          <table:table-cell office:value-type="float" office:value="39">
            <text:p>39</text:p>
          </table:table-cell>
          <table:table-cell table:formula="of:=[.D28]*1000*0.2" office:value-type="float" office:value="7800">
            <text:p>7800</text:p>
          </table:table-cell>
          <table:table-cell table:style-name="ce5" table:formula="of:=SQRT([.E28])" office:value-type="float" office:value="88.3176086632785">
            <text:p>88.3</text:p>
          </table:table-cell>
          <table:table-cell table:style-name="ce6" office:value-type="float" office:value="1.21951219512195">
            <text:p>1.22</text:p>
          </table:table-cell>
          <table:table-cell table:style-name="ce10" table:formula="of:=[.E28]*[.$G28]/10" office:value-type="float" office:value="951.219512195122">
            <text:p>951</text:p>
          </table:table-cell>
          <table:table-cell table:style-name="ce10" table:formula="of:=[.F28]*[.$G28]/10" office:value-type="float" office:value="10.7704400808876">
            <text:p>1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29]*1000*0.2" office:value-type="float" office:value="0">
            <text:p>#VALUE!</text:p>
          </table:table-cell>
          <table:table-cell table:style-name="ce5" table:formula="of:=SQRT([.E29])" office:value-type="float" office:value="0">
            <text:p>#VALUE!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29]*[.$G29]/10" office:value-type="float" office:value="0">
            <text:p>#VALUE!</text:p>
          </table:table-cell>
          <table:table-cell table:style-name="ce10" table:formula="of:=[.F29]*[.$G29]/10" office:value-type="float" office:value="0">
            <text:p>#VALUE!</text:p>
          </table:table-cell>
        </table:table-row>
        <table:table-row table:style-name="ro4">
          <table:table-cell table:number-columns-repeated="2" office:value-type="float" office:value="4">
            <text:p>4</text:p>
          </table:table-cell>
          <table:table-cell table:style-name="ce3" office:value-type="float" office:value="0.492726536185507">
            <text:p>0.493</text:p>
          </table:table-cell>
          <table:table-cell office:value-type="float" office:value="2.1">
            <text:p>2.1</text:p>
          </table:table-cell>
          <table:table-cell table:formula="of:=[.D30]*1000*0.2" office:value-type="float" office:value="420">
            <text:p>420</text:p>
          </table:table-cell>
          <table:table-cell table:style-name="ce5" table:formula="of:=SQRT([.E30])" office:value-type="float" office:value="20.4939015319192">
            <text:p>20.5</text:p>
          </table:table-cell>
          <table:table-cell table:style-name="ce6" office:value-type="float" office:value="1.20481927710843">
            <text:p>1.20</text:p>
          </table:table-cell>
          <table:table-cell table:style-name="ce10" table:formula="of:=[.E30]*[.$G30]/10" office:value-type="float" office:value="50.6024096385542">
            <text:p>51</text:p>
          </table:table-cell>
          <table:table-cell table:style-name="ce10" table:formula="of:=[.F30]*[.$G30]/10" office:value-type="float" office:value="2.46914476288183">
            <text:p>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.514357575906651">
            <text:p>0.514</text:p>
          </table:table-cell>
          <table:table-cell office:value-type="float" office:value="3.2">
            <text:p>3.2</text:p>
          </table:table-cell>
          <table:table-cell table:formula="of:=[.D31]*1000*0.2" office:value-type="float" office:value="640">
            <text:p>640</text:p>
          </table:table-cell>
          <table:table-cell table:style-name="ce5" table:formula="of:=SQRT([.E31])" office:value-type="float" office:value="25.298221281347">
            <text:p>25.3</text:p>
          </table:table-cell>
          <table:table-cell table:style-name="ce6" office:value-type="float" office:value="1.20481927710843">
            <text:p>1.20</text:p>
          </table:table-cell>
          <table:table-cell table:style-name="ce10" table:formula="of:=[.E31]*[.$G31]/10" office:value-type="float" office:value="77.1084337349398">
            <text:p>77</text:p>
          </table:table-cell>
          <table:table-cell table:style-name="ce10" table:formula="of:=[.F31]*[.$G31]/10" office:value-type="float" office:value="3.04797846763217">
            <text:p>3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" office:value-type="float" office:value="0.53945835340385">
            <text:p>0.539</text:p>
          </table:table-cell>
          <table:table-cell office:value-type="float" office:value="1">
            <text:p>1</text:p>
          </table:table-cell>
          <table:table-cell table:formula="of:=[.D32]*1000*0.2" office:value-type="float" office:value="200">
            <text:p>200</text:p>
          </table:table-cell>
          <table:table-cell table:style-name="ce5" table:formula="of:=SQRT([.E32])" office:value-type="float" office:value="14.142135623731">
            <text:p>14.1</text:p>
          </table:table-cell>
          <table:table-cell table:style-name="ce6" office:value-type="float" office:value="1.20481927710843">
            <text:p>1.20</text:p>
          </table:table-cell>
          <table:table-cell table:style-name="ce10" table:formula="of:=[.E32]*[.$G32]/10" office:value-type="float" office:value="24.0963855421687">
            <text:p>24</text:p>
          </table:table-cell>
          <table:table-cell table:style-name="ce10" table:formula="of:=[.F32]*[.$G32]/10" office:value-type="float" office:value="1.7038717618953">
            <text:p>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3" office:value-type="float" office:value="0.541132455970207">
            <text:p>0.541</text:p>
          </table:table-cell>
          <table:table-cell office:value-type="float" office:value="84.4">
            <text:p>84.4</text:p>
          </table:table-cell>
          <table:table-cell table:formula="of:=[.D33]*1000*0.2" office:value-type="float" office:value="16880">
            <text:p>16880</text:p>
          </table:table-cell>
          <table:table-cell table:style-name="ce5" table:formula="of:=SQRT([.E33])" office:value-type="float" office:value="129.923054151294">
            <text:p>129.9</text:p>
          </table:table-cell>
          <table:table-cell table:style-name="ce6" office:value-type="float" office:value="1.19047619047619">
            <text:p>1.19</text:p>
          </table:table-cell>
          <table:table-cell table:style-name="ce10" table:formula="of:=[.E33]*[.$G33]/10" office:value-type="float" office:value="2009.52380952381">
            <text:p>2010</text:p>
          </table:table-cell>
          <table:table-cell table:style-name="ce10" table:formula="of:=[.F33]*[.$G33]/10" office:value-type="float" office:value="15.4670302561064">
            <text:p>15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3" office:value-type="float" office:value="0.538694257102695">
            <text:p>0.539</text:p>
          </table:table-cell>
          <table:table-cell office:value-type="float" office:value="146">
            <text:p>146</text:p>
          </table:table-cell>
          <table:table-cell table:formula="of:=[.D34]*1000*0.2" office:value-type="float" office:value="29200">
            <text:p>29200</text:p>
          </table:table-cell>
          <table:table-cell table:style-name="ce5" table:formula="of:=SQRT([.E34])" office:value-type="float" office:value="170.880074906351">
            <text:p>170.9</text:p>
          </table:table-cell>
          <table:table-cell table:style-name="ce6" office:value-type="float" office:value="1.19047619047619">
            <text:p>1.19</text:p>
          </table:table-cell>
          <table:table-cell table:style-name="ce10" table:formula="of:=[.E34]*[.$G34]/10" office:value-type="float" office:value="3476.19047619048">
            <text:p>3476</text:p>
          </table:table-cell>
          <table:table-cell table:style-name="ce10" table:formula="of:=[.F34]*[.$G34]/10" office:value-type="float" office:value="20.3428660602798">
            <text:p>20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3" office:value-type="float" office:value="0.540126956275955">
            <text:p>0.540</text:p>
          </table:table-cell>
          <table:table-cell office:value-type="float" office:value="64.6">
            <text:p>64.6</text:p>
          </table:table-cell>
          <table:table-cell table:formula="of:=[.D35]*1000*0.2" office:value-type="float" office:value="12920">
            <text:p>12920</text:p>
          </table:table-cell>
          <table:table-cell table:style-name="ce5" table:formula="of:=SQRT([.E35])" office:value-type="float" office:value="113.666177907063">
            <text:p>113.7</text:p>
          </table:table-cell>
          <table:table-cell table:style-name="ce6" office:value-type="float" office:value="1.19047619047619">
            <text:p>1.19</text:p>
          </table:table-cell>
          <table:table-cell table:style-name="ce10" table:formula="of:=[.E35]*[.$G35]/10" office:value-type="float" office:value="1538.09523809524">
            <text:p>1538</text:p>
          </table:table-cell>
          <table:table-cell table:style-name="ce10" table:formula="of:=[.F35]*[.$G35]/10" office:value-type="float" office:value="13.5316878460789">
            <text:p>1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0.543700920374902">
            <text:p>0.544</text:p>
          </table:table-cell>
          <table:table-cell office:value-type="float" office:value="259">
            <text:p>259</text:p>
          </table:table-cell>
          <table:table-cell table:formula="of:=[.D36]*1000*0.2" office:value-type="float" office:value="51800">
            <text:p>51800</text:p>
          </table:table-cell>
          <table:table-cell table:style-name="ce5" table:formula="of:=SQRT([.E36])" office:value-type="float" office:value="227.596133534821">
            <text:p>227.6</text:p>
          </table:table-cell>
          <table:table-cell table:style-name="ce6" office:value-type="float" office:value="1.0752688172043">
            <text:p>1.08</text:p>
          </table:table-cell>
          <table:table-cell table:style-name="ce10" table:formula="of:=[.E36]*[.$G36]/10" office:value-type="float" office:value="5569.89247311828">
            <text:p>5570</text:p>
          </table:table-cell>
          <table:table-cell table:style-name="ce10" table:formula="of:=[.F36]*[.$G36]/10" office:value-type="float" office:value="24.4727025306259">
            <text:p>2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float" office:value="0.551413606945497">
            <text:p>0.551</text:p>
          </table:table-cell>
          <table:table-cell office:value-type="float" office:value="50.2">
            <text:p>50.2</text:p>
          </table:table-cell>
          <table:table-cell table:formula="of:=[.D37]*1000*0.2" office:value-type="float" office:value="10040">
            <text:p>10040</text:p>
          </table:table-cell>
          <table:table-cell table:style-name="ce5" table:formula="of:=SQRT([.E37])" office:value-type="float" office:value="100.199800399003">
            <text:p>100.2</text:p>
          </table:table-cell>
          <table:table-cell table:style-name="ce6" office:value-type="float" office:value="1.19047619047619">
            <text:p>1.19</text:p>
          </table:table-cell>
          <table:table-cell table:style-name="ce10" table:formula="of:=[.E37]*[.$G37]/10" office:value-type="float" office:value="1195.2380952381">
            <text:p>1195</text:p>
          </table:table-cell>
          <table:table-cell table:style-name="ce10" table:formula="of:=[.F37]*[.$G37]/10" office:value-type="float" office:value="11.928547666548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3" office:value-type="float" office:value="0.652296930385961">
            <text:p>0.652</text:p>
          </table:table-cell>
          <table:table-cell office:value-type="float" office:value="10.3">
            <text:p>10.3</text:p>
          </table:table-cell>
          <table:table-cell table:formula="of:=[.D38]*1000*0.2" office:value-type="float" office:value="2060">
            <text:p>2060</text:p>
          </table:table-cell>
          <table:table-cell table:style-name="ce5" table:formula="of:=SQRT([.E38])" office:value-type="float" office:value="45.3872228716409">
            <text:p>45.4</text:p>
          </table:table-cell>
          <table:table-cell table:style-name="ce6" office:value-type="float" office:value="1.16279069767442">
            <text:p>1.16</text:p>
          </table:table-cell>
          <table:table-cell table:style-name="ce10" table:formula="of:=[.E38]*[.$G38]/10" office:value-type="float" office:value="239.53488372093">
            <text:p>240</text:p>
          </table:table-cell>
          <table:table-cell table:style-name="ce10" table:formula="of:=[.F38]*[.$G38]/10" office:value-type="float" office:value="5.27758405484196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3" office:value-type="float" office:value="0.647924899694558">
            <text:p>0.648</text:p>
          </table:table-cell>
          <table:table-cell office:value-type="float" office:value="13.8">
            <text:p>13.8</text:p>
          </table:table-cell>
          <table:table-cell table:formula="of:=[.D39]*1000*0.2" office:value-type="float" office:value="2760">
            <text:p>2760</text:p>
          </table:table-cell>
          <table:table-cell table:style-name="ce5" table:formula="of:=SQRT([.E39])" office:value-type="float" office:value="52.5357021462548">
            <text:p>52.5</text:p>
          </table:table-cell>
          <table:table-cell table:style-name="ce6" office:value-type="float" office:value="1.16279069767442">
            <text:p>1.16</text:p>
          </table:table-cell>
          <table:table-cell table:style-name="ce10" table:formula="of:=[.E39]*[.$G39]/10" office:value-type="float" office:value="320.93023255814">
            <text:p>321</text:p>
          </table:table-cell>
          <table:table-cell table:style-name="ce10" table:formula="of:=[.F39]*[.$G39]/10" office:value-type="float" office:value="6.10880257514591">
            <text:p>6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3" office:value-type="float" office:value="0.646497584774739">
            <text:p>0.646</text:p>
          </table:table-cell>
          <table:table-cell office:value-type="float" office:value="9.7">
            <text:p>9.7</text:p>
          </table:table-cell>
          <table:table-cell table:formula="of:=[.D40]*1000*0.2" office:value-type="float" office:value="1940">
            <text:p>1940</text:p>
          </table:table-cell>
          <table:table-cell table:style-name="ce5" table:formula="of:=SQRT([.E40])" office:value-type="float" office:value="44.0454310910905">
            <text:p>44.0</text:p>
          </table:table-cell>
          <table:table-cell table:style-name="ce6" office:value-type="float" office:value="1.16279069767442">
            <text:p>1.16</text:p>
          </table:table-cell>
          <table:table-cell table:style-name="ce10" table:formula="of:=[.E40]*[.$G40]/10" office:value-type="float" office:value="225.581395348837">
            <text:p>226</text:p>
          </table:table-cell>
          <table:table-cell table:style-name="ce10" table:formula="of:=[.F40]*[.$G40]/10" office:value-type="float" office:value="5.12156175477796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3" office:value-type="float" office:value="0.647">
            <text:p>0.647</text:p>
          </table:table-cell>
          <table:table-cell office:value-type="float" office:value="2">
            <text:p>2</text:p>
          </table:table-cell>
          <table:table-cell table:formula="of:=[.D41]*1000*0.2" office:value-type="float" office:value="400">
            <text:p>400</text:p>
          </table:table-cell>
          <table:table-cell table:style-name="ce5" table:formula="of:=SQRT([.E41])" office:value-type="float" office:value="20">
            <text:p>20.0</text:p>
          </table:table-cell>
          <table:table-cell table:style-name="ce6" office:value-type="float" office:value="1.16279069767442">
            <text:p>1.16</text:p>
          </table:table-cell>
          <table:table-cell table:style-name="ce10" table:formula="of:=[.E41]*[.$G41]/10" office:value-type="float" office:value="46.5116279069768">
            <text:p>47</text:p>
          </table:table-cell>
          <table:table-cell table:style-name="ce10" table:formula="of:=[.F41]*[.$G41]/10" office:value-type="float" office:value="2.32558139534884">
            <text:p>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65283842913363">
            <text:p>0.653</text:p>
          </table:table-cell>
          <table:table-cell office:value-type="float" office:value="69">
            <text:p>69</text:p>
          </table:table-cell>
          <table:table-cell table:formula="of:=[.D42]*1000*0.2" office:value-type="float" office:value="13800">
            <text:p>13800</text:p>
          </table:table-cell>
          <table:table-cell table:style-name="ce5" table:formula="of:=SQRT([.E42])" office:value-type="float" office:value="117.473401244707">
            <text:p>117.5</text:p>
          </table:table-cell>
          <table:table-cell table:style-name="ce6" office:value-type="float" office:value="1.06382978723404">
            <text:p>1.06</text:p>
          </table:table-cell>
          <table:table-cell table:style-name="ce10" table:formula="of:=[.E42]*[.$G42]/10" office:value-type="float" office:value="1468.08510638298">
            <text:p>1468</text:p>
          </table:table-cell>
          <table:table-cell table:style-name="ce10" table:formula="of:=[.F42]*[.$G42]/10" office:value-type="float" office:value="12.4971703451816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3" office:value-type="float" office:value="0.659">
            <text:p>0.659</text:p>
          </table:table-cell>
          <table:table-cell office:value-type="float" office:value="2.5">
            <text:p>2.5</text:p>
          </table:table-cell>
          <table:table-cell table:formula="of:=[.D43]*1000*0.2" office:value-type="float" office:value="500">
            <text:p>500</text:p>
          </table:table-cell>
          <table:table-cell table:style-name="ce5" table:formula="of:=SQRT([.E43])" office:value-type="float" office:value="22.3606797749979">
            <text:p>22.4</text:p>
          </table:table-cell>
          <table:table-cell table:style-name="ce6" office:value-type="float" office:value="1.16279069767442">
            <text:p>1.16</text:p>
          </table:table-cell>
          <table:table-cell table:style-name="ce10" table:formula="of:=[.E43]*[.$G43]/10" office:value-type="float" office:value="58.1395348837209">
            <text:p>58</text:p>
          </table:table-cell>
          <table:table-cell table:style-name="ce10" table:formula="of:=[.F43]*[.$G43]/10" office:value-type="float" office:value="2.60007904360441">
            <text:p>3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3" office:value-type="float" office:value="0.665">
            <text:p>0.665</text:p>
          </table:table-cell>
          <table:table-cell office:value-type="string">
            <text:p>weak</text:p>
          </table:table-cell>
          <table:table-cell table:formula="of:=[.D44]*1000*0.2" office:value-type="float" office:value="0">
            <text:p>#VALUE!</text:p>
          </table:table-cell>
          <table:table-cell table:style-name="ce5" table:formula="of:=SQRT([.E44])" office:value-type="float" office:value="0">
            <text:p>#VALUE!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44]*[.$G44]/10" office:value-type="float" office:value="0">
            <text:p>#VALUE!</text:p>
          </table:table-cell>
          <table:table-cell table:style-name="ce10" table:formula="of:=[.F44]*[.$G44]/10" office:value-type="float" office:value="0">
            <text:p>#VALUE!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3" office:value-type="float" office:value="0.684089458202784">
            <text:p>0.684</text:p>
          </table:table-cell>
          <table:table-cell office:value-type="float" office:value="42">
            <text:p>42</text:p>
          </table:table-cell>
          <table:table-cell table:formula="of:=[.D45]*1000*0.2" office:value-type="float" office:value="8400">
            <text:p>8400</text:p>
          </table:table-cell>
          <table:table-cell table:style-name="ce5" table:formula="of:=SQRT([.E45])" office:value-type="float" office:value="91.6515138991168">
            <text:p>91.7</text:p>
          </table:table-cell>
          <table:table-cell table:style-name="ce6" office:value-type="float" office:value="1.14942528735632">
            <text:p>1.15</text:p>
          </table:table-cell>
          <table:table-cell table:style-name="ce10" table:formula="of:=[.E45]*[.$G45]/10" office:value-type="float" office:value="965.51724137931">
            <text:p>966</text:p>
          </table:table-cell>
          <table:table-cell table:style-name="ce10" table:formula="of:=[.F45]*[.$G45]/10" office:value-type="float" office:value="10.5346567700134">
            <text:p>11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3" office:value-type="float" office:value="0.700285892451226">
            <text:p>0.700</text:p>
          </table:table-cell>
          <table:table-cell office:value-type="float" office:value="40">
            <text:p>40</text:p>
          </table:table-cell>
          <table:table-cell table:formula="of:=[.D46]*1000*0.2" office:value-type="float" office:value="8000">
            <text:p>8000</text:p>
          </table:table-cell>
          <table:table-cell table:style-name="ce5" table:formula="of:=SQRT([.E46])" office:value-type="float" office:value="89.4427190999916">
            <text:p>89.4</text:p>
          </table:table-cell>
          <table:table-cell table:style-name="ce6" office:value-type="float" office:value="1.14942528735632">
            <text:p>1.15</text:p>
          </table:table-cell>
          <table:table-cell table:style-name="ce10" table:formula="of:=[.E46]*[.$G46]/10" office:value-type="float" office:value="919.540229885057">
            <text:p>920</text:p>
          </table:table-cell>
          <table:table-cell table:style-name="ce10" table:formula="of:=[.F46]*[.$G46]/10" office:value-type="float" office:value="10.2807723103439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3" office:value-type="float" office:value="0.757280522429949">
            <text:p>0.757</text:p>
          </table:table-cell>
          <table:table-cell office:value-type="float" office:value="42">
            <text:p>42</text:p>
          </table:table-cell>
          <table:table-cell table:formula="of:=[.D47]*1000*0.2" office:value-type="float" office:value="8400">
            <text:p>8400</text:p>
          </table:table-cell>
          <table:table-cell table:style-name="ce5" table:formula="of:=SQRT([.E47])" office:value-type="float" office:value="91.6515138991168">
            <text:p>91.7</text:p>
          </table:table-cell>
          <table:table-cell table:style-name="ce6" office:value-type="float" office:value="1.13636363636364">
            <text:p>1.14</text:p>
          </table:table-cell>
          <table:table-cell table:style-name="ce10" table:formula="of:=[.E47]*[.$G47]/10" office:value-type="float" office:value="954.545454545455">
            <text:p>955</text:p>
          </table:table-cell>
          <table:table-cell table:style-name="ce10" table:formula="of:=[.F47]*[.$G47]/10" office:value-type="float" office:value="10.4149447612633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3" office:value-type="float" office:value="0.754444314940898">
            <text:p>0.754</text:p>
          </table:table-cell>
          <table:table-cell office:value-type="float" office:value="40">
            <text:p>40</text:p>
          </table:table-cell>
          <table:table-cell table:formula="of:=[.D48]*1000*0.2" office:value-type="float" office:value="8000">
            <text:p>8000</text:p>
          </table:table-cell>
          <table:table-cell table:style-name="ce5" table:formula="of:=SQRT([.E48])" office:value-type="float" office:value="89.4427190999916">
            <text:p>89.4</text:p>
          </table:table-cell>
          <table:table-cell table:style-name="ce6" office:value-type="float" office:value="1.13636363636364">
            <text:p>1.14</text:p>
          </table:table-cell>
          <table:table-cell table:style-name="ce10" table:formula="of:=[.E48]*[.$G48]/10" office:value-type="float" office:value="909.090909090909">
            <text:p>909</text:p>
          </table:table-cell>
          <table:table-cell table:style-name="ce10" table:formula="of:=[.F48]*[.$G48]/10" office:value-type="float" office:value="10.1639453522718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3" office:value-type="float" office:value="0.754264908348616">
            <text:p>0.754</text:p>
          </table:table-cell>
          <table:table-cell office:value-type="float" office:value="15">
            <text:p>15</text:p>
          </table:table-cell>
          <table:table-cell table:formula="of:=[.D49]*1000*0.2" office:value-type="float" office:value="3000">
            <text:p>3000</text:p>
          </table:table-cell>
          <table:table-cell table:style-name="ce5" table:formula="of:=SQRT([.E49])" office:value-type="float" office:value="54.7722557505166">
            <text:p>54.8</text:p>
          </table:table-cell>
          <table:table-cell table:style-name="ce6" office:value-type="float" office:value="1.13636363636364">
            <text:p>1.14</text:p>
          </table:table-cell>
          <table:table-cell table:style-name="ce10" table:formula="of:=[.E49]*[.$G49]/10" office:value-type="float" office:value="340.909090909091">
            <text:p>341</text:p>
          </table:table-cell>
          <table:table-cell table:style-name="ce10" table:formula="of:=[.F49]*[.$G49]/10" office:value-type="float" office:value="6.22411997164962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3" office:value-type="float" office:value="0.756288878387366">
            <text:p>0.756</text:p>
          </table:table-cell>
          <table:table-cell office:value-type="float" office:value="27">
            <text:p>27</text:p>
          </table:table-cell>
          <table:table-cell table:formula="of:=[.D50]*1000*0.2" office:value-type="float" office:value="5400">
            <text:p>5400</text:p>
          </table:table-cell>
          <table:table-cell table:style-name="ce5" table:formula="of:=SQRT([.E50])" office:value-type="float" office:value="73.4846922834953">
            <text:p>73.5</text:p>
          </table:table-cell>
          <table:table-cell table:style-name="ce6" office:value-type="float" office:value="1.13636363636364">
            <text:p>1.14</text:p>
          </table:table-cell>
          <table:table-cell table:style-name="ce10" table:formula="of:=[.E50]*[.$G50]/10" office:value-type="float" office:value="613.636363636364">
            <text:p>614</text:p>
          </table:table-cell>
          <table:table-cell table:style-name="ce10" table:formula="of:=[.F50]*[.$G50]/10" office:value-type="float" office:value="8.35053321403356">
            <text:p>8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0.760308319035858">
            <text:p>0.760</text:p>
          </table:table-cell>
          <table:table-cell office:value-type="float" office:value="41">
            <text:p>41</text:p>
          </table:table-cell>
          <table:table-cell table:formula="of:=[.D51]*1000*0.2" office:value-type="float" office:value="8200">
            <text:p>8200</text:p>
          </table:table-cell>
          <table:table-cell table:style-name="ce5" table:formula="of:=SQRT([.E51])" office:value-type="float" office:value="90.5538513813742">
            <text:p>90.6</text:p>
          </table:table-cell>
          <table:table-cell table:style-name="ce6" office:value-type="float" office:value="1.05263157894737">
            <text:p>1.05</text:p>
          </table:table-cell>
          <table:table-cell table:style-name="ce10" table:formula="of:=[.E51]*[.$G51]/10" office:value-type="float" office:value="863.157894736842">
            <text:p>863</text:p>
          </table:table-cell>
          <table:table-cell table:style-name="ce10" table:formula="of:=[.F51]*[.$G51]/10" office:value-type="float" office:value="9.53198435593412">
            <text:p>10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3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52]*1000*0.2" office:value-type="float" office:value="0">
            <text:p>#VALUE!</text:p>
          </table:table-cell>
          <table:table-cell table:style-name="ce5" table:formula="of:=SQRT([.E52])" office:value-type="float" office:value="0">
            <text:p>#VALUE!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52]*[.$G52]/10" office:value-type="float" office:value="0">
            <text:p>#VALUE!</text:p>
          </table:table-cell>
          <table:table-cell table:style-name="ce10" table:formula="of:=[.F52]*[.$G52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3" office:value-type="float" office:value="0">
            <text:p>0.000</text:p>
          </table:table-cell>
          <table:table-cell office:value-type="float" office:value="19">
            <text:p>19</text:p>
          </table:table-cell>
          <table:table-cell table:formula="of:=[.D53]*1000*0.2" office:value-type="float" office:value="3800">
            <text:p>3800</text:p>
          </table:table-cell>
          <table:table-cell table:style-name="ce5" table:formula="of:=SQRT([.E53])" office:value-type="float" office:value="61.6441400296898">
            <text:p>61.6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53]*[.$G53]/10" office:value-type="float" office:value="0">
            <text:p>#DIV/0!</text:p>
          </table:table-cell>
          <table:table-cell table:style-name="ce10" table:formula="of:=[.F53]*[.$G53]/10" office:value-type="float" office:value="0">
            <text:p>#DIV/0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3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54]*1000*0.2" office:value-type="float" office:value="0">
            <text:p>#VALUE!</text:p>
          </table:table-cell>
          <table:table-cell table:style-name="ce5" table:formula="of:=SQRT([.E54])" office:value-type="float" office:value="0">
            <text:p>#VALUE!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54]*[.$G54]/10" office:value-type="float" office:value="0">
            <text:p>#VALUE!</text:p>
          </table:table-cell>
          <table:table-cell table:style-name="ce10" table:formula="of:=[.F54]*[.$G54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3" office:value-type="float" office:value="0">
            <text:p>0.000</text:p>
          </table:table-cell>
          <table:table-cell office:value-type="float" office:value="21">
            <text:p>21</text:p>
          </table:table-cell>
          <table:table-cell table:formula="of:=[.D55]*1000*0.2" office:value-type="float" office:value="4200">
            <text:p>4200</text:p>
          </table:table-cell>
          <table:table-cell table:style-name="ce5" table:formula="of:=SQRT([.E55])" office:value-type="float" office:value="64.8074069840786">
            <text:p>64.8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55]*[.$G55]/10" office:value-type="float" office:value="0">
            <text:p>#DIV/0!</text:p>
          </table:table-cell>
          <table:table-cell table:style-name="ce10" table:formula="of:=[.F55]*[.$G55]/10" office:value-type="float" office:value="0">
            <text:p>#DIV/0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3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56]*1000*0.2" office:value-type="float" office:value="0">
            <text:p>#VALUE!</text:p>
          </table:table-cell>
          <table:table-cell table:style-name="ce5" table:formula="of:=SQRT([.E56])" office:value-type="float" office:value="0">
            <text:p>#VALUE!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56]*[.$G56]/10" office:value-type="float" office:value="0">
            <text:p>#VALUE!</text:p>
          </table:table-cell>
          <table:table-cell table:style-name="ce10" table:formula="of:=[.F56]*[.$G56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.000</text:p>
          </table:table-cell>
          <table:table-cell office:value-type="float" office:value="21">
            <text:p>21</text:p>
          </table:table-cell>
          <table:table-cell table:formula="of:=[.D57]*1000*0.2" office:value-type="float" office:value="4200">
            <text:p>4200</text:p>
          </table:table-cell>
          <table:table-cell table:style-name="ce5" table:formula="of:=SQRT([.E57])" office:value-type="float" office:value="64.8074069840786">
            <text:p>64.8</text:p>
          </table:table-cell>
          <table:table-cell table:style-name="ce6" table:formula="of:#DIV/0!" office:value-type="float" office:value="0">
            <text:p>#DIV/0!</text:p>
          </table:table-cell>
          <table:table-cell table:style-name="ce10" table:formula="of:=[.E57]*[.$G57]/10" office:value-type="float" office:value="0">
            <text:p>#DIV/0!</text:p>
          </table:table-cell>
          <table:table-cell table:style-name="ce10" table:formula="of:=[.F57]*[.$G57]/10" office:value-type="float" office:value="0">
            <text:p>#DIV/0!</text:p>
          </table:table-cell>
        </table:table-row>
        <table:table-row table:style-name="ro4" table:number-rows-repeated="104851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3" table:style-name="ta1">
        <table:table-column table:style-name="co15" table:number-columns-repeated="5" table:default-cell-style-name="Default"/>
        <table:table-row table:style-name="ro3"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q</text:p>
          </table:table-cell>
          <table:table-cell table:style-name="ce1" office:value-type="string">
            <text:p>I</text:p>
          </table:table-cell>
          <table:table-cell table:style-name="ce1" office:value-type="string">
            <text:p>sig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float" office:value="0.110693269894786">
            <text:p>0.111</text:p>
          </table:table-cell>
          <table:table-cell table:style-name="ce10" office:value-type="float" office:value="28470.5882352941">
            <text:p>28471</text:p>
          </table:table-cell>
          <table:table-cell table:style-name="ce10" office:value-type="float" office:value="74.7159171892457">
            <text:p>7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.109">
            <text:p>0.109</text:p>
          </table:table-cell>
          <table:table-cell table:style-name="ce10" office:value-type="float" office:value="5093464.7887324">
            <text:p>5093465</text:p>
          </table:table-cell>
          <table:table-cell table:style-name="ce10" office:value-type="float" office:value="846.988433724875">
            <text:p>847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3" office:value-type="float" office:value="0.121840059093879">
            <text:p>0.122</text:p>
          </table:table-cell>
          <table:table-cell table:style-name="ce10" office:value-type="float" office:value="8607.14285714286">
            <text:p>8607</text:p>
          </table:table-cell>
          <table:table-cell table:style-name="ce10" office:value-type="float" office:value="39.2044614287503">
            <text:p>39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0.182439030911699">
            <text:p>0.182</text:p>
          </table:table-cell>
          <table:table-cell table:style-name="ce10" office:value-type="float" office:value="162.71186440678">
            <text:p>163</text:p>
          </table:table-cell>
          <table:table-cell table:style-name="ce10" office:value-type="float" office:value="5.25150284231514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3" office:value-type="float" office:value="0.223617977810372">
            <text:p>0.224</text:p>
          </table:table-cell>
          <table:table-cell table:style-name="ce10" office:value-type="float" office:value="1489.85507246377">
            <text:p>1490</text:p>
          </table:table-cell>
          <table:table-cell table:style-name="ce10" office:value-type="float" office:value="14.694251426825">
            <text:p>1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float" office:value="0.21651789764359">
            <text:p>0.217</text:p>
          </table:table-cell>
          <table:table-cell table:style-name="ce10" office:value-type="float" office:value="51942.8571428571">
            <text:p>51943</text:p>
          </table:table-cell>
          <table:table-cell table:style-name="ce10" office:value-type="float" office:value="86.141791038179">
            <text:p>8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0.218">
            <text:p>0.218</text:p>
          </table:table-cell>
          <table:table-cell table:style-name="ce10" office:value-type="float" office:value="242857.142857143">
            <text:p>242857</text:p>
          </table:table-cell>
          <table:table-cell table:style-name="ce10" office:value-type="float" office:value="170.034010203401">
            <text:p>17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0.228089894559141">
            <text:p>0.228</text:p>
          </table:table-cell>
          <table:table-cell table:style-name="ce10" office:value-type="float" office:value="15718.3098591549">
            <text:p>15718</text:p>
          </table:table-cell>
          <table:table-cell table:style-name="ce10" office:value-type="float" office:value="47.0515298267326">
            <text:p>47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table:style-name="ce3" office:value-type="float" office:value="0.246489350682742">
            <text:p>0.246</text:p>
          </table:table-cell>
          <table:table-cell table:style-name="ce10" office:value-type="float" office:value="3222.22222222222">
            <text:p>3222</text:p>
          </table:table-cell>
          <table:table-cell table:style-name="ce10" office:value-type="float" office:value="21.1549252940664">
            <text:p>21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0.269833281861226">
            <text:p>0.270</text:p>
          </table:table-cell>
          <table:table-cell table:style-name="ce10" office:value-type="float" office:value="750">
            <text:p>750</text:p>
          </table:table-cell>
          <table:table-cell table:style-name="ce10" office:value-type="float" office:value="10.2062072615966">
            <text:p>1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0.298291803440859">
            <text:p>0.298</text:p>
          </table:table-cell>
          <table:table-cell table:style-name="ce10" office:value-type="float" office:value="211.111111111111">
            <text:p>211</text:p>
          </table:table-cell>
          <table:table-cell table:style-name="ce10" office:value-type="float" office:value="5.41488574711609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0.329083576010715">
            <text:p>0.329</text:p>
          </table:table-cell>
          <table:table-cell table:style-name="ce10" office:value-type="float" office:value="80.5555555555556">
            <text:p>81</text:p>
          </table:table-cell>
          <table:table-cell table:style-name="ce10" office:value-type="float" office:value="3.34488738299786">
            <text:p>3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3" office:value-type="float" office:value="0.325829710124783">
            <text:p>0.326</text:p>
          </table:table-cell>
          <table:table-cell table:style-name="ce10" office:value-type="float" office:value="7922.07792207792">
            <text:p>7922</text:p>
          </table:table-cell>
          <table:table-cell table:style-name="ce10" office:value-type="float" office:value="32.0755559356584">
            <text:p>32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3" office:value-type="float" office:value="0.323867256758074">
            <text:p>0.324</text:p>
          </table:table-cell>
          <table:table-cell table:style-name="ce10" office:value-type="float" office:value="31298.7012987013">
            <text:p>31299</text:p>
          </table:table-cell>
          <table:table-cell table:style-name="ce10" office:value-type="float" office:value="63.7555205643303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0.326">
            <text:p>0.326</text:p>
          </table:table-cell>
          <table:table-cell table:style-name="ce10" office:value-type="float" office:value="35590.9090909091">
            <text:p>35591</text:p>
          </table:table-cell>
          <table:table-cell table:style-name="ce10" office:value-type="float" office:value="63.5957662710601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.334773057458333">
            <text:p>0.335</text:p>
          </table:table-cell>
          <table:table-cell table:style-name="ce10" office:value-type="float" office:value="812.820512820513">
            <text:p>813</text:p>
          </table:table-cell>
          <table:table-cell table:style-name="ce10" office:value-type="float" office:value="10.2082201217407">
            <text:p>10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0.349738473720007">
            <text:p>0.350</text:p>
          </table:table-cell>
          <table:table-cell table:style-name="ce10" office:value-type="float" office:value="830.769230769231">
            <text:p>831</text:p>
          </table:table-cell>
          <table:table-cell table:style-name="ce10" office:value-type="float" office:value="10.3203137423067">
            <text:p>10</text:p>
          </table:table-cell>
        </table:table-row>
        <table:table-row table:style-name="ro4">
          <table:table-cell table:number-columns-repeated="2" office:value-type="float" office:value="3">
            <text:p>3</text:p>
          </table:table-cell>
          <table:table-cell table:style-name="ce3" office:value-type="float" office:value="0.368328657587215">
            <text:p>0.368</text:p>
          </table:table-cell>
          <table:table-cell table:style-name="ce10" office:value-type="float" office:value="979.487179487179">
            <text:p>979</text:p>
          </table:table-cell>
          <table:table-cell table:style-name="ce10" office:value-type="float" office:value="11.2060376325191">
            <text:p>11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.391775445887054">
            <text:p>0.392</text:p>
          </table:table-cell>
          <table:table-cell table:style-name="ce10" office:value-type="float" office:value="660.759493670886">
            <text:p>661</text:p>
          </table:table-cell>
          <table:table-cell table:style-name="ce10" office:value-type="float" office:value="9.14551486996883">
            <text:p>9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.417599090037323">
            <text:p>0.418</text:p>
          </table:table-cell>
          <table:table-cell table:style-name="ce10" office:value-type="float" office:value="217.721518987342">
            <text:p>218</text:p>
          </table:table-cell>
          <table:table-cell table:style-name="ce10" office:value-type="float" office:value="5.24973198818423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3" office:value-type="float" office:value="0.436670481842015">
            <text:p>0.437</text:p>
          </table:table-cell>
          <table:table-cell table:style-name="ce10" office:value-type="float" office:value="3530.86419753086">
            <text:p>3531</text:p>
          </table:table-cell>
          <table:table-cell table:style-name="ce10" office:value-type="float" office:value="20.8784376855404">
            <text:p>2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3" office:value-type="float" office:value="0.431885340770433">
            <text:p>0.432</text:p>
          </table:table-cell>
          <table:table-cell table:style-name="ce10" office:value-type="float" office:value="17804.8780487805">
            <text:p>17805</text:p>
          </table:table-cell>
          <table:table-cell table:style-name="ce10" office:value-type="float" office:value="46.5974955476654">
            <text:p>47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3" office:value-type="float" office:value="0.431467213838009">
            <text:p>0.431</text:p>
          </table:table-cell>
          <table:table-cell table:style-name="ce10" office:value-type="float" office:value="10121.9512195122">
            <text:p>10122</text:p>
          </table:table-cell>
          <table:table-cell table:style-name="ce10" office:value-type="float" office:value="35.1338055875315">
            <text:p>3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0.435065366970071">
            <text:p>0.435</text:p>
          </table:table-cell>
          <table:table-cell table:style-name="ce10" office:value-type="float" office:value="42593.4065934066">
            <text:p>42593</text:p>
          </table:table-cell>
          <table:table-cell table:style-name="ce10" office:value-type="float" office:value="68.414867763839">
            <text:p>68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office:value-type="float" office:value="0.443091412690429">
            <text:p>0.443</text:p>
          </table:table-cell>
          <table:table-cell table:style-name="ce10" office:value-type="float" office:value="1256.09756097561">
            <text:p>1256</text:p>
          </table:table-cell>
          <table:table-cell table:style-name="ce10" office:value-type="float" office:value="12.3766970306003">
            <text:p>1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0.456239716317702">
            <text:p>0.456</text:p>
          </table:table-cell>
          <table:table-cell table:style-name="ce10" office:value-type="float" office:value="951.219512195122">
            <text:p>951</text:p>
          </table:table-cell>
          <table:table-cell table:style-name="ce10" office:value-type="float" office:value="10.7704400808876">
            <text:p>1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table:number-columns-repeated="2" office:value-type="float" office:value="4">
            <text:p>4</text:p>
          </table:table-cell>
          <table:table-cell table:style-name="ce3" office:value-type="float" office:value="0.492726536185507">
            <text:p>0.493</text:p>
          </table:table-cell>
          <table:table-cell table:style-name="ce10" office:value-type="float" office:value="50.6024096385542">
            <text:p>51</text:p>
          </table:table-cell>
          <table:table-cell table:style-name="ce10" office:value-type="float" office:value="2.46914476288183">
            <text:p>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.514357575906651">
            <text:p>0.514</text:p>
          </table:table-cell>
          <table:table-cell table:style-name="ce10" office:value-type="float" office:value="77.1084337349398">
            <text:p>77</text:p>
          </table:table-cell>
          <table:table-cell table:style-name="ce10" office:value-type="float" office:value="3.04797846763217">
            <text:p>3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" office:value-type="float" office:value="0.53945835340385">
            <text:p>0.539</text:p>
          </table:table-cell>
          <table:table-cell table:style-name="ce10" office:value-type="float" office:value="24.0963855421687">
            <text:p>24</text:p>
          </table:table-cell>
          <table:table-cell table:style-name="ce10" office:value-type="float" office:value="1.7038717618953">
            <text:p>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3" office:value-type="float" office:value="0.541132455970207">
            <text:p>0.541</text:p>
          </table:table-cell>
          <table:table-cell table:style-name="ce10" office:value-type="float" office:value="2009.52380952381">
            <text:p>2010</text:p>
          </table:table-cell>
          <table:table-cell table:style-name="ce10" office:value-type="float" office:value="15.4670302561064">
            <text:p>15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3" office:value-type="float" office:value="0.538694257102695">
            <text:p>0.539</text:p>
          </table:table-cell>
          <table:table-cell table:style-name="ce10" office:value-type="float" office:value="3476.19047619048">
            <text:p>3476</text:p>
          </table:table-cell>
          <table:table-cell table:style-name="ce10" office:value-type="float" office:value="20.3428660602798">
            <text:p>20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3" office:value-type="float" office:value="0.540126956275955">
            <text:p>0.540</text:p>
          </table:table-cell>
          <table:table-cell table:style-name="ce10" office:value-type="float" office:value="1538.09523809524">
            <text:p>1538</text:p>
          </table:table-cell>
          <table:table-cell table:style-name="ce10" office:value-type="float" office:value="13.5316878460789">
            <text:p>1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0.543700920374902">
            <text:p>0.544</text:p>
          </table:table-cell>
          <table:table-cell table:style-name="ce10" office:value-type="float" office:value="5569.89247311828">
            <text:p>5570</text:p>
          </table:table-cell>
          <table:table-cell table:style-name="ce10" office:value-type="float" office:value="24.4727025306259">
            <text:p>2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float" office:value="0.551413606945497">
            <text:p>0.551</text:p>
          </table:table-cell>
          <table:table-cell table:style-name="ce10" office:value-type="float" office:value="1195.2380952381">
            <text:p>1195</text:p>
          </table:table-cell>
          <table:table-cell table:style-name="ce10" office:value-type="float" office:value="11.928547666548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3" office:value-type="float" office:value="0.652296930385961">
            <text:p>0.652</text:p>
          </table:table-cell>
          <table:table-cell table:style-name="ce10" office:value-type="float" office:value="239.53488372093">
            <text:p>240</text:p>
          </table:table-cell>
          <table:table-cell table:style-name="ce10" office:value-type="float" office:value="5.27758405484196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3" office:value-type="float" office:value="0.647924899694558">
            <text:p>0.648</text:p>
          </table:table-cell>
          <table:table-cell table:style-name="ce10" office:value-type="float" office:value="320.93023255814">
            <text:p>321</text:p>
          </table:table-cell>
          <table:table-cell table:style-name="ce10" office:value-type="float" office:value="6.10880257514591">
            <text:p>6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3" office:value-type="float" office:value="0.646497584774739">
            <text:p>0.646</text:p>
          </table:table-cell>
          <table:table-cell table:style-name="ce10" office:value-type="float" office:value="225.581395348837">
            <text:p>226</text:p>
          </table:table-cell>
          <table:table-cell table:style-name="ce10" office:value-type="float" office:value="5.12156175477796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3" office:value-type="float" office:value="0.647">
            <text:p>0.647</text:p>
          </table:table-cell>
          <table:table-cell table:style-name="ce10" office:value-type="float" office:value="46.5116279069768">
            <text:p>47</text:p>
          </table:table-cell>
          <table:table-cell table:style-name="ce10" office:value-type="float" office:value="2.32558139534884">
            <text:p>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65283842913363">
            <text:p>0.653</text:p>
          </table:table-cell>
          <table:table-cell table:style-name="ce10" office:value-type="float" office:value="1468.08510638298">
            <text:p>1468</text:p>
          </table:table-cell>
          <table:table-cell table:style-name="ce10" office:value-type="float" office:value="12.4971703451816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3" office:value-type="float" office:value="0.659">
            <text:p>0.659</text:p>
          </table:table-cell>
          <table:table-cell table:style-name="ce10" office:value-type="float" office:value="58.1395348837209">
            <text:p>58</text:p>
          </table:table-cell>
          <table:table-cell table:style-name="ce10" office:value-type="float" office:value="2.60007904360441">
            <text:p>3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3" office:value-type="float" office:value="0.665">
            <text:p>0.665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3" office:value-type="float" office:value="0.684089458202784">
            <text:p>0.684</text:p>
          </table:table-cell>
          <table:table-cell table:style-name="ce10" office:value-type="float" office:value="965.51724137931">
            <text:p>966</text:p>
          </table:table-cell>
          <table:table-cell table:style-name="ce10" office:value-type="float" office:value="10.5346567700134">
            <text:p>11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3" office:value-type="float" office:value="0.700285892451226">
            <text:p>0.700</text:p>
          </table:table-cell>
          <table:table-cell table:style-name="ce10" office:value-type="float" office:value="919.540229885057">
            <text:p>920</text:p>
          </table:table-cell>
          <table:table-cell table:style-name="ce10" office:value-type="float" office:value="10.2807723103439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3" office:value-type="float" office:value="0.757280522429949">
            <text:p>0.757</text:p>
          </table:table-cell>
          <table:table-cell table:style-name="ce10" office:value-type="float" office:value="954.545454545455">
            <text:p>955</text:p>
          </table:table-cell>
          <table:table-cell table:style-name="ce10" office:value-type="float" office:value="10.4149447612633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3" office:value-type="float" office:value="0.754444314940898">
            <text:p>0.754</text:p>
          </table:table-cell>
          <table:table-cell table:style-name="ce10" office:value-type="float" office:value="909.090909090909">
            <text:p>909</text:p>
          </table:table-cell>
          <table:table-cell table:style-name="ce10" office:value-type="float" office:value="10.1639453522718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3" office:value-type="float" office:value="0.754264908348616">
            <text:p>0.754</text:p>
          </table:table-cell>
          <table:table-cell table:style-name="ce10" office:value-type="float" office:value="340.909090909091">
            <text:p>341</text:p>
          </table:table-cell>
          <table:table-cell table:style-name="ce10" office:value-type="float" office:value="6.22411997164962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3" office:value-type="float" office:value="0.756288878387366">
            <text:p>0.756</text:p>
          </table:table-cell>
          <table:table-cell table:style-name="ce10" office:value-type="float" office:value="613.636363636364">
            <text:p>614</text:p>
          </table:table-cell>
          <table:table-cell table:style-name="ce10" office:value-type="float" office:value="8.35053321403356">
            <text:p>8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0.760308319035858">
            <text:p>0.760</text:p>
          </table:table-cell>
          <table:table-cell table:style-name="ce10" office:value-type="float" office:value="863.157894736842">
            <text:p>863</text:p>
          </table:table-cell>
          <table:table-cell table:style-name="ce10" office:value-type="float" office:value="9.53198435593412">
            <text:p>10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3" office:value-type="float" office:value="0">
            <text:p>0.000</text:p>
          </table:table-cell>
          <table:table-cell table:style-name="ce10" table:formula="of:#DIV/0!" office:value-type="float" office:value="0">
            <text:p>#DIV/0!</text:p>
          </table:table-cell>
          <table:table-cell table:style-name="ce10" table:formula="of:#DIV/0!" office:value-type="float" office:value="0">
            <text:p>#DIV/0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3" office:value-type="float" office:value="0">
            <text:p>0.000</text:p>
          </table:table-cell>
          <table:table-cell table:style-name="ce10" table:formula="of:#DIV/0!" office:value-type="float" office:value="0">
            <text:p>#DIV/0!</text:p>
          </table:table-cell>
          <table:table-cell table:style-name="ce10" table:formula="of:#DIV/0!" office:value-type="float" office:value="0">
            <text:p>#DIV/0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.000</text:p>
          </table:table-cell>
          <table:table-cell table:style-name="ce10" table:formula="of:#DIV/0!" office:value-type="float" office:value="0">
            <text:p>#DIV/0!</text:p>
          </table:table-cell>
          <table:table-cell table:style-name="ce10" table:formula="of:#DIV/0!" office:value-type="float" office:value="0">
            <text:p>#DIV/0!</text:p>
          </table:table-cell>
        </table:table-row>
        <table:table-row table:style-name="ro4" table:number-rows-repeated="104851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6-28T20:24:59</meta:creation-date>
    <dc:date>2014-06-30T09:01:15</dc:date>
    <meta:editing-duration>PT10H24M32S</meta:editing-duration>
    <meta:editing-cycles>30</meta:editing-cycles>
    <meta:generator>LibreOffice/3.5$Linux_x86 LibreOffice_project/350m1$Build-2</meta:generator>
    <dc:creator>unkokusei </dc:creator>
    <meta:document-statistic meta:table-count="3" meta:cell-count="1855" meta:object-count="0"/>
  </office:meta>
</office:document-meta>
</file>